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4.333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4091in"/>
    </style:style>
    <style:style style:name="co11" style:family="table-column">
      <style:table-column-properties fo:break-before="auto" style:column-width="8.4902in"/>
    </style:style>
    <style:style style:name="co12" style:family="table-column">
      <style:table-column-properties fo:break-before="auto" style:column-width="1.3102in"/>
    </style:style>
    <style:style style:name="co7" style:family="table-column">
      <style:table-column-properties fo:break-before="auto" style:column-width="10.3783in"/>
    </style:style>
    <style:style style:name="co8" style:family="table-column">
      <style:table-column-properties fo:break-before="auto" style:column-width="1.3717in"/>
    </style:style>
    <style:style style:name="co9" style:family="table-column">
      <style:table-column-properties fo:break-before="auto" style:column-width="3.9327in"/>
    </style:style>
    <style:style style:name="co13" style:family="table-column">
      <style:table-column-properties fo:break-before="auto" style:column-width="0.8626in"/>
    </style:style>
    <style:style style:name="co14" style:family="table-column">
      <style:table-column-properties fo:break-before="auto" style:column-width="0.2945in"/>
    </style:style>
    <style:style style:name="co15" style:family="table-column">
      <style:table-column-properties fo:break-before="auto" style:column-width="1.2016in"/>
    </style:style>
    <style:style style:name="co16" style:family="table-column">
      <style:table-column-properties fo:break-before="auto" style:column-width="1.3437in"/>
    </style:style>
    <style:style style:name="co17" style:family="table-column">
      <style:table-column-properties fo:break-before="auto" style:column-width="0.8846in"/>
    </style:style>
    <style:style style:name="co18" style:family="table-column">
      <style:table-column-properties fo:break-before="auto" style:column-width="1.8354in"/>
    </style:style>
    <style:style style:name="co19" style:family="table-column">
      <style:table-column-properties fo:break-before="auto" style:column-width="3.1134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2307in" fo:break-before="auto" style:use-optimal-row-height="false"/>
    </style:style>
    <style:style style:name="ro6" style:family="table-row">
      <style:table-row-properties style:row-height="0.1992in" fo:break-before="auto" style:use-optimal-row-height="false"/>
    </style:style>
    <style:style style:name="ro7" style:family="table-row">
      <style:table-row-properties style:row-height="1.8445in" fo:break-before="auto" style:use-optimal-row-height="true"/>
    </style:style>
    <style:style style:name="ro8" style:family="table-row">
      <style:table-row-properties style:row-height="0.6772in" fo:break-before="auto" style:use-optimal-row-height="true"/>
    </style:style>
    <style:style style:name="ro9" style:family="table-row">
      <style:table-row-properties style:row-height="0.5181in" fo:break-before="auto" style:use-optimal-row-height="true"/>
    </style:style>
    <style:style style:name="ro10" style:family="table-row">
      <style:table-row-properties style:row-height="1.5134in" fo:break-before="auto" style:use-optimal-row-height="true"/>
    </style:style>
    <style:style style:name="ro11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66ccf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ffcc00"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in"/>
    </style:style>
    <style:style style:name="ce15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99ff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66cc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99ff"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ff66cc"/>
    </style:style>
    <style:style style:name="ce22" style:family="table-cell" style:parent-style-name="Default">
      <style:table-cell-properties fo:background-color="#ffff99" style:text-align-source="fix" style:repeat-content="false" style:vertical-align="top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pawn_l10" table:style-name="ta1" table:print="false">
        <table:table-column table:style-name="co7" table:default-cell-style-name="ce17"/>
        <table:table-column table:style-name="co8" table:default-cell-style-name="ce17"/>
        <table:table-column table:style-name="co3" table:number-columns-repeated="6" table:default-cell-style-name="ce17"/>
        <table:table-column table:style-name="co4" table:default-cell-style-name="ce17"/>
        <table:table-column table:style-name="co9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number-columns-repeated="2" table:default-cell-style-name="ce17"/>
        <table:table-column table:style-name="co3" table:number-columns-repeated="14" table:default-cell-style-name="ce17"/>
        <table:table-column table:style-name="co16" table:default-cell-style-name="ce17"/>
        <table:table-column table:style-name="co3" table:number-columns-repeated="31" table:default-cell-style-name="ce17"/>
        <table:table-column table:style-name="co3" table:number-columns-repeated="8" table:default-cell-style-name="ce19"/>
        <table:table-column table:style-name="co3" table:number-columns-repeated="956" table:default-cell-style-name="ce17"/>
        <table:table-row table:style-name="ro4">
          <table:table-cell table:style-name="ce9"/>
          <table:table-cell table:style-name="ce9" office:value-type="string">
            <text:p>name</text:p>
          </table:table-cell>
          <table:table-cell table:style-name="ce9" office:value-type="string">
            <text:p>x</text:p>
          </table:table-cell>
          <table:table-cell table:style-name="ce9" office:value-type="string">
            <text:p>z</text:p>
          </table:table-cell>
          <table:table-cell table:style-name="ce9" office:value-type="string">
            <text:p>facing</text:p>
          </table:table-cell>
          <table:table-cell table:style-name="ce9" office:value-type="string">
            <text:p>spawnRadius</text:p>
          </table:table-cell>
          <table:table-cell table:style-name="ce9" office:value-type="string">
            <text:p>delay</text:p>
          </table:table-cell>
          <table:table-cell table:style-name="ce9" office:value-type="string">
            <text:p>orbitalDrop</text:p>
          </table:table-cell>
          <table:table-cell table:style-name="ce9" office:value-type="string">
            <text:p>commands</text:p>
          </table:table-cell>
          <table:table-cell table:style-name="ce9" office:value-type="string">
            <text:p>patrolRoute</text:p>
          </table:table-cell>
          <table:table-cell table:style-name="ce7" office:value-type="string">
            <text:p>difficultyAtLeast</text:p>
          </table:table-cell>
          <table:table-cell table:style-name="ce7"/>
          <table:table-cell table:style-name="ce7" office:value-type="string">
            <text:p>Start</text:p>
          </table:table-cell>
          <table:table-cell table:style-name="ce7" office:value-type="string">
            <text:p>Group</text:p>
          </table:table-cell>
          <table:table-cell table:style-name="ce20" office:value-type="string">
            <text:p>Time Offset [min]</text:p>
          </table:table-cell>
          <table:table-cell table:style-name="ce7" office:value-type="string">
            <text:p>Time Offset [s]</text:p>
          </table:table-cell>
          <table:table-cell table:style-name="ce9" table:number-columns-repeated="44"/>
          <table:table-cell table:style-name="ce21" table:number-columns-repeated="8"/>
          <table:table-cell table:style-name="ce9" table:number-columns-repeated="956"/>
        </table:table-row>
        <table:table-row table:style-name="ro2">
          <table:table-cell table:style-name="ce16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1450, z = 100, facing = 0, spawnRadius = 0, delay = 900, orbitalDrop = false, commands = {{cmdID = planetUtilities.COMMAND.PATROL, pos = {3600, 2500}}, },  },">
            <text:p>{ name = 'tc_ghoul', x = 1450, z = 100, facing = 0, spawnRadius = 0, delay = 900, orbitalDrop = false, commands = {{cmdID = planetUtilities.COMMAND.PATROL, pos = {3600, 2500}}, }, <text:s/>},</text:p>
          </table:table-cell>
          <table:table-cell office:value-type="string">
            <text:p>tc_ghoul</text:p>
          </table:table-cell>
          <table:table-cell table:formula="of:=IF([.M2]=&quot;N&quot;;1450;IF([.M2]=&quot;M&quot;;1200;1700))" office:value-type="float" office:value="1450">
            <text:p>1450</text:p>
          </table:table-cell>
          <table:table-cell table:formula="of:=IF([.M2]=&quot;N&quot;;100;IF([.M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formula="of:=[.G2]/60" office:value-type="float" office:value="0.5">
            <text:p>0.5</text:p>
          </table:table-cell>
          <table:table-cell table:style-name="ce4" office:value-type="float" office:value="75">
            <text:p>75</text:p>
          </table:table-cell>
          <table:table-cell table:number-columns-repeated="1008"/>
        </table:table-row>
        <table:table-row table:style-name="ro2">
          <table:table-cell table:style-name="ce16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1450, z = 100, facing = 0, spawnRadius = 0, delay = 900, orbitalDrop = false, commands = {{cmdID = planetUtilities.COMMAND.PATROL, pos = {3600, 2500}}, }, difficultyAtLeast = 2,  },">
            <text:p>{ name = 'tc_ghoul', x = 1450, z = 100, facing = 0, spawnRadius = 0, delay = 900, orbitalDrop = false, commands = {{cmdID = planetUtilities.COMMAND.PATROL, pos = {3600, 2500}}, }, difficultyAtLeast = 2, <text:s/>},</text:p>
          </table:table-cell>
          <table:table-cell office:value-type="string">
            <text:p>tc_ghoul</text:p>
          </table:table-cell>
          <table:table-cell table:formula="of:=IF([.M3]=&quot;N&quot;;1450;IF([.M3]=&quot;M&quot;;1200;1700))" office:value-type="float" office:value="1450">
            <text:p>1450</text:p>
          </table:table-cell>
          <table:table-cell table:formula="of:=IF([.M3]=&quot;N&quot;;100;IF([.M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3]-1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formula="of:=[.G3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1450, z = 100, facing = 0, spawnRadius = 0, delay = 900, orbitalDrop = false, commands = {{cmdID = planetUtilities.COMMAND.PATROL, pos = {3600, 2500}}, }, difficultyAtLeast = 3,  },">
            <text:p>{ name = 'tc_ghoul', x = 1450, z = 100, facing = 0, spawnRadius = 0, delay = 900, orbitalDrop = false, commands = {{cmdID = planetUtilities.COMMAND.PATROL, pos = {3600, 2500}}, }, difficultyAtLeast = 3, <text:s/>},</text:p>
          </table:table-cell>
          <table:table-cell office:value-type="string">
            <text:p>tc_ghoul</text:p>
          </table:table-cell>
          <table:table-cell table:formula="of:=IF([.M4]=&quot;N&quot;;1450;IF([.M4]=&quot;M&quot;;1200;1700))" office:value-type="float" office:value="1450">
            <text:p>1450</text:p>
          </table:table-cell>
          <table:table-cell table:formula="of:=IF([.M4]=&quot;N&quot;;100;IF([.M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4]-1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formula="of:=[.G4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1450, z = 100, facing = 0, spawnRadius = 0, delay = 900, orbitalDrop = false, commands = {{cmdID = planetUtilities.COMMAND.PATROL, pos = {3600, 2500}}, },  },">
            <text:p>{ name = 'tc_ghoul', x = 1450, z = 100, facing = 0, spawnRadius = 0, delay = 900, orbitalDrop = false, commands = {{cmdID = planetUtilities.COMMAND.PATROL, pos = {3600, 2500}}, }, <text:s/>},</text:p>
          </table:table-cell>
          <table:table-cell office:value-type="string">
            <text:p>tc_ghoul</text:p>
          </table:table-cell>
          <table:table-cell table:formula="of:=IF([.M5]=&quot;N&quot;;1450;IF([.M5]=&quot;M&quot;;1200;1700))" office:value-type="float" office:value="1450">
            <text:p>1450</text:p>
          </table:table-cell>
          <table:table-cell table:formula="of:=IF([.M5]=&quot;N&quot;;100;IF([.M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5]-1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formula="of:=[.G5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1450, z = 100, facing = 0, spawnRadius = 0, delay = 900, orbitalDrop = false, commands = {{cmdID = planetUtilities.COMMAND.PATROL, pos = {3600, 2500}}, }, difficultyAtLeast = 2,  },">
            <text:p>{ name = 'tc_ghoul', x = 1450, z = 100, facing = 0, spawnRadius = 0, delay = 900, orbitalDrop = false, commands = {{cmdID = planetUtilities.COMMAND.PATROL, pos = {3600, 2500}}, }, difficultyAtLeast = 2, <text:s/>},</text:p>
          </table:table-cell>
          <table:table-cell office:value-type="string">
            <text:p>tc_ghoul</text:p>
          </table:table-cell>
          <table:table-cell table:formula="of:=IF([.M6]=&quot;N&quot;;1450;IF([.M6]=&quot;M&quot;;1200;1700))" office:value-type="float" office:value="1450">
            <text:p>1450</text:p>
          </table:table-cell>
          <table:table-cell table:formula="of:=IF([.M6]=&quot;N&quot;;100;IF([.M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]-1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formula="of:=[.G6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1450, z = 100, facing = 0, spawnRadius = 0, delay = 900, orbitalDrop = false, commands = {{cmdID = planetUtilities.COMMAND.PATROL, pos = {3600, 2500}}, }, difficultyAtLeast = 3,  },">
            <text:p>{ name = 'tc_ghoul', x = 1450, z = 100, facing = 0, spawnRadius = 0, delay = 900, orbitalDrop = false, commands = {{cmdID = planetUtilities.COMMAND.PATROL, pos = {3600, 2500}}, }, difficultyAtLeast = 3, <text:s/>},</text:p>
          </table:table-cell>
          <table:table-cell office:value-type="string">
            <text:p>tc_ghoul</text:p>
          </table:table-cell>
          <table:table-cell table:formula="of:=IF([.M7]=&quot;N&quot;;1450;IF([.M7]=&quot;M&quot;;1200;1700))" office:value-type="float" office:value="1450">
            <text:p>1450</text:p>
          </table:table-cell>
          <table:table-cell table:formula="of:=IF([.M7]=&quot;N&quot;;100;IF([.M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7]-1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formula="of:=[.G7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1700, z = 3900, facing = 0, spawnRadius = 0, delay = 900, orbitalDrop = false, commands = {{cmdID = planetUtilities.COMMAND.PATROL, pos = {3600, 2500}}, },  },">
            <text:p>{ name = 'tc_ghoul', x = 1700, z = 3900, facing = 0, spawnRadius = 0, delay = 900, orbitalDrop = false, commands = {{cmdID = planetUtilities.COMMAND.PATROL, pos = {3600, 2500}}, }, <text:s/>},</text:p>
          </table:table-cell>
          <table:table-cell office:value-type="string">
            <text:p>tc_ghoul</text:p>
          </table:table-cell>
          <table:table-cell table:formula="of:=IF([.M8]=&quot;N&quot;;1450;IF([.M8]=&quot;M&quot;;1200;1700))" office:value-type="float" office:value="1700">
            <text:p>1700</text:p>
          </table:table-cell>
          <table:table-cell table:formula="of:=IF([.M8]=&quot;N&quot;;100;IF([.M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8]-1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4" office:value-type="float" office:value="1">
            <text:p>1</text:p>
          </table:table-cell>
          <table:table-cell table:formula="of:=[.G8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1700, z = 3900, facing = 0, spawnRadius = 0, delay = 900, orbitalDrop = false, commands = {{cmdID = planetUtilities.COMMAND.PATROL, pos = {3600, 2500}}, }, difficultyAtLeast = 2,  },">
            <text:p>{ name = 'tc_ghoul', x = 1700, z = 3900, facing = 0, spawnRadius = 0, delay = 900, orbitalDrop = false, commands = {{cmdID = planetUtilities.COMMAND.PATROL, pos = {3600, 2500}}, }, difficultyAtLeast = 2, <text:s/>},</text:p>
          </table:table-cell>
          <table:table-cell office:value-type="string">
            <text:p>tc_ghoul</text:p>
          </table:table-cell>
          <table:table-cell table:formula="of:=IF([.M9]=&quot;N&quot;;1450;IF([.M9]=&quot;M&quot;;1200;1700))" office:value-type="float" office:value="1700">
            <text:p>1700</text:p>
          </table:table-cell>
          <table:table-cell table:formula="of:=IF([.M9]=&quot;N&quot;;100;IF([.M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9]-1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office:value-type="float" office:value="1">
            <text:p>1</text:p>
          </table:table-cell>
          <table:table-cell table:formula="of:=[.G9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1700, z = 3900, facing = 0, spawnRadius = 0, delay = 900, orbitalDrop = false, commands = {{cmdID = planetUtilities.COMMAND.PATROL, pos = {3600, 2500}}, }, difficultyAtLeast = 3,  },">
            <text:p>{ name = 'tc_ghoul', x = 1700, z = 3900, facing = 0, spawnRadius = 0, delay = 900, orbitalDrop = false, commands = {{cmdID = planetUtilities.COMMAND.PATROL, pos = {3600, 2500}}, }, difficultyAtLeast = 3, <text:s/>},</text:p>
          </table:table-cell>
          <table:table-cell office:value-type="string">
            <text:p>tc_ghoul</text:p>
          </table:table-cell>
          <table:table-cell table:formula="of:=IF([.M10]=&quot;N&quot;;1450;IF([.M10]=&quot;M&quot;;1200;1700))" office:value-type="float" office:value="1700">
            <text:p>1700</text:p>
          </table:table-cell>
          <table:table-cell table:formula="of:=IF([.M10]=&quot;N&quot;;100;IF([.M1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0]-1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office:value-type="float" office:value="1">
            <text:p>1</text:p>
          </table:table-cell>
          <table:table-cell table:formula="of:=[.G10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1700, z = 3900, facing = 0, spawnRadius = 0, delay = 900, orbitalDrop = false, commands = {{cmdID = planetUtilities.COMMAND.PATROL, pos = {3600, 2500}}, },  },">
            <text:p>{ name = 'tc_ghoul', x = 1700, z = 3900, facing = 0, spawnRadius = 0, delay = 900, orbitalDrop = false, commands = {{cmdID = planetUtilities.COMMAND.PATROL, pos = {3600, 2500}}, }, <text:s/>},</text:p>
          </table:table-cell>
          <table:table-cell office:value-type="string">
            <text:p>tc_ghoul</text:p>
          </table:table-cell>
          <table:table-cell table:formula="of:=IF([.M11]=&quot;N&quot;;1450;IF([.M11]=&quot;M&quot;;1200;1700))" office:value-type="float" office:value="1700">
            <text:p>1700</text:p>
          </table:table-cell>
          <table:table-cell table:formula="of:=IF([.M11]=&quot;N&quot;;100;IF([.M1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1]-1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4" office:value-type="float" office:value="1">
            <text:p>1</text:p>
          </table:table-cell>
          <table:table-cell table:formula="of:=[.G11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1700, z = 3900, facing = 0, spawnRadius = 0, delay = 900, orbitalDrop = false, commands = {{cmdID = planetUtilities.COMMAND.PATROL, pos = {3600, 2500}}, }, difficultyAtLeast = 2,  },">
            <text:p>{ name = 'tc_ghoul', x = 1700, z = 3900, facing = 0, spawnRadius = 0, delay = 900, orbitalDrop = false, commands = {{cmdID = planetUtilities.COMMAND.PATROL, pos = {3600, 2500}}, }, difficultyAtLeast = 2, <text:s/>},</text:p>
          </table:table-cell>
          <table:table-cell office:value-type="string">
            <text:p>tc_ghoul</text:p>
          </table:table-cell>
          <table:table-cell table:formula="of:=IF([.M12]=&quot;N&quot;;1450;IF([.M12]=&quot;M&quot;;1200;1700))" office:value-type="float" office:value="1700">
            <text:p>1700</text:p>
          </table:table-cell>
          <table:table-cell table:formula="of:=IF([.M12]=&quot;N&quot;;100;IF([.M1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2]-1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office:value-type="float" office:value="1">
            <text:p>1</text:p>
          </table:table-cell>
          <table:table-cell table:formula="of:=[.G12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1700, z = 3900, facing = 0, spawnRadius = 0, delay = 900, orbitalDrop = false, commands = {{cmdID = planetUtilities.COMMAND.PATROL, pos = {3600, 2500}}, }, difficultyAtLeast = 3,  },">
            <text:p>{ name = 'tc_ghoul', x = 1700, z = 3900, facing = 0, spawnRadius = 0, delay = 900, orbitalDrop = false, commands = {{cmdID = planetUtilities.COMMAND.PATROL, pos = {3600, 2500}}, }, difficultyAtLeast = 3, <text:s/>},</text:p>
          </table:table-cell>
          <table:table-cell office:value-type="string">
            <text:p>tc_ghoul</text:p>
          </table:table-cell>
          <table:table-cell table:formula="of:=IF([.M13]=&quot;N&quot;;1450;IF([.M13]=&quot;M&quot;;1200;1700))" office:value-type="float" office:value="1700">
            <text:p>1700</text:p>
          </table:table-cell>
          <table:table-cell table:formula="of:=IF([.M13]=&quot;N&quot;;100;IF([.M1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3]-1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office:value-type="float" office:value="1">
            <text:p>1</text:p>
          </table:table-cell>
          <table:table-cell table:formula="of:=[.G13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unner', x = 1450, z = 100, facing = 0, spawnRadius = 0, delay = 3150, orbitalDrop = false, commands = {{cmdID = planetUtilities.COMMAND.PATROL, pos = {3600, 2500}}, },  },">
            <text:p>{ name = 'tc_gunner', x = 1450, z = 100, facing = 0, spawnRadius = 0, delay = 3150, orbitalDrop = false, commands = {{cmdID = planetUtilities.COMMAND.PATROL, pos = {3600, 2500}}, }, <text:s/>},</text:p>
          </table:table-cell>
          <table:table-cell office:value-type="string">
            <text:p>tc_gunner</text:p>
          </table:table-cell>
          <table:table-cell table:formula="of:=IF([.M15]=&quot;N&quot;;1450;IF([.M15]=&quot;M&quot;;1200;1700))" office:value-type="float" office:value="1450">
            <text:p>1450</text:p>
          </table:table-cell>
          <table:table-cell table:formula="of:=IF([.M15]=&quot;N&quot;;100;IF([.M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5]-1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office:value-type="float" office:value="2">
            <text:p>2</text:p>
          </table:table-cell>
          <table:table-cell table:formula="of:=[.G15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unner', x = 1450, z = 100, facing = 0, spawnRadius = 0, delay = 3150, orbitalDrop = false, commands = {{cmdID = planetUtilities.COMMAND.PATROL, pos = {3600, 2500}}, }, difficultyAtLeast = 2,  },">
            <text:p>{ name = 'tc_gunner', x = 1450, z = 100, facing = 0, spawnRadius = 0, delay = 3150, orbitalDrop = false, commands = {{cmdID = planetUtilities.COMMAND.PATROL, pos = {3600, 2500}}, }, difficultyAtLeast = 2, <text:s/>},</text:p>
          </table:table-cell>
          <table:table-cell office:value-type="string">
            <text:p>tc_gunner</text:p>
          </table:table-cell>
          <table:table-cell table:formula="of:=IF([.M16]=&quot;N&quot;;1450;IF([.M16]=&quot;M&quot;;1200;1700))" office:value-type="float" office:value="1450">
            <text:p>1450</text:p>
          </table:table-cell>
          <table:table-cell table:formula="of:=IF([.M16]=&quot;N&quot;;100;IF([.M1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6]-1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15]" office:value-type="float" office:value="2">
            <text:p>2</text:p>
          </table:table-cell>
          <table:table-cell table:formula="of:=[.G16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unner', x = 1450, z = 100, facing = 0, spawnRadius = 0, delay = 3150, orbitalDrop = false, commands = {{cmdID = planetUtilities.COMMAND.PATROL, pos = {3600, 2500}}, }, difficultyAtLeast = 3,  },">
            <text:p>{ name = 'tc_gunner', x = 1450, z = 100, facing = 0, spawnRadius = 0, delay = 3150, orbitalDrop = false, commands = {{cmdID = planetUtilities.COMMAND.PATROL, pos = {3600, 2500}}, }, difficultyAtLeast = 3, <text:s/>},</text:p>
          </table:table-cell>
          <table:table-cell office:value-type="string">
            <text:p>tc_gunner</text:p>
          </table:table-cell>
          <table:table-cell table:formula="of:=IF([.M17]=&quot;N&quot;;1450;IF([.M17]=&quot;M&quot;;1200;1700))" office:value-type="float" office:value="1450">
            <text:p>1450</text:p>
          </table:table-cell>
          <table:table-cell table:formula="of:=IF([.M17]=&quot;N&quot;;100;IF([.M1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7]-1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16]" office:value-type="float" office:value="2">
            <text:p>2</text:p>
          </table:table-cell>
          <table:table-cell table:formula="of:=[.G17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mage', x = 1450, z = 100, facing = 0, spawnRadius = 0, delay = 3150, orbitalDrop = false, commands = {{cmdID = planetUtilities.COMMAND.PATROL, pos = {3600, 2500}}, },  },">
            <text:p>{ name = 'tc_mage', x = 1450, z = 100, facing = 0, spawnRadius = 0, delay = 3150, orbitalDrop = false, commands = {{cmdID = planetUtilities.COMMAND.PATROL, pos = {3600, 2500}}, }, <text:s/>},</text:p>
          </table:table-cell>
          <table:table-cell office:value-type="string">
            <text:p>tc_mage</text:p>
          </table:table-cell>
          <table:table-cell table:formula="of:=IF([.M18]=&quot;N&quot;;1450;IF([.M18]=&quot;M&quot;;1200;1700))" office:value-type="float" office:value="1450">
            <text:p>1450</text:p>
          </table:table-cell>
          <table:table-cell table:formula="of:=IF([.M18]=&quot;N&quot;;100;IF([.M1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8]-1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table:formula="of:=[.N17]" office:value-type="float" office:value="2">
            <text:p>2</text:p>
          </table:table-cell>
          <table:table-cell table:formula="of:=[.G18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tc_mage', x = 1450, z = 100, facing = 0, spawnRadius = 0, delay = 3150, orbitalDrop = false, commands = {{cmdID = planetUtilities.COMMAND.PATROL, pos = {3600, 2500}}, }, difficultyAtLeast = 2,  },">
            <text:p>{ name = 'tc_mage', x = 1450, z = 100, facing = 0, spawnRadius = 0, delay = 3150, orbitalDrop = false, commands = {{cmdID = planetUtilities.COMMAND.PATROL, pos = {3600, 2500}}, }, difficultyAtLeast = 2, <text:s/>},</text:p>
          </table:table-cell>
          <table:table-cell office:value-type="string">
            <text:p>tc_mage</text:p>
          </table:table-cell>
          <table:table-cell table:formula="of:=IF([.M19]=&quot;N&quot;;1450;IF([.M19]=&quot;M&quot;;1200;1700))" office:value-type="float" office:value="1450">
            <text:p>1450</text:p>
          </table:table-cell>
          <table:table-cell table:formula="of:=IF([.M19]=&quot;N&quot;;100;IF([.M1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9]-1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18]" office:value-type="float" office:value="2">
            <text:p>2</text:p>
          </table:table-cell>
          <table:table-cell table:formula="of:=[.G19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mage', x = 1450, z = 100, facing = 0, spawnRadius = 0, delay = 3150, orbitalDrop = false, commands = {{cmdID = planetUtilities.COMMAND.PATROL, pos = {3600, 2500}}, }, difficultyAtLeast = 3,  },">
            <text:p>{ name = 'tc_mage', x = 1450, z = 100, facing = 0, spawnRadius = 0, delay = 3150, orbitalDrop = false, commands = {{cmdID = planetUtilities.COMMAND.PATROL, pos = {3600, 2500}}, }, difficultyAtLeast = 3, <text:s/>},</text:p>
          </table:table-cell>
          <table:table-cell office:value-type="string">
            <text:p>tc_mage</text:p>
          </table:table-cell>
          <table:table-cell table:formula="of:=IF([.M20]=&quot;N&quot;;1450;IF([.M20]=&quot;M&quot;;1200;1700))" office:value-type="float" office:value="1450">
            <text:p>1450</text:p>
          </table:table-cell>
          <table:table-cell table:formula="of:=IF([.M20]=&quot;N&quot;;100;IF([.M2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20]-1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19]" office:value-type="float" office:value="2">
            <text:p>2</text:p>
          </table:table-cell>
          <table:table-cell table:formula="of:=[.G20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unner', x = 1700, z = 3900, facing = 0, spawnRadius = 0, delay = 3150, orbitalDrop = false, commands = {{cmdID = planetUtilities.COMMAND.PATROL, pos = {3600, 2500}}, },  },">
            <text:p>{ name = 'tc_gunner', x = 1700, z = 3900, facing = 0, spawnRadius = 0, delay = 3150, orbitalDrop = false, commands = {{cmdID = planetUtilities.COMMAND.PATROL, pos = {3600, 2500}}, }, <text:s/>},</text:p>
          </table:table-cell>
          <table:table-cell office:value-type="string">
            <text:p>tc_gunner</text:p>
          </table:table-cell>
          <table:table-cell table:formula="of:=IF([.M21]=&quot;N&quot;;1450;IF([.M21]=&quot;M&quot;;1200;1700))" office:value-type="float" office:value="1700">
            <text:p>1700</text:p>
          </table:table-cell>
          <table:table-cell table:formula="of:=IF([.M21]=&quot;N&quot;;100;IF([.M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21]-1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4" table:formula="of:=[.N20]" office:value-type="float" office:value="2">
            <text:p>2</text:p>
          </table:table-cell>
          <table:table-cell table:formula="of:=[.G21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gunner', x = 1700, z = 3900, facing = 0, spawnRadius = 0, delay = 3150, orbitalDrop = false, commands = {{cmdID = planetUtilities.COMMAND.PATROL, pos = {3600, 2500}}, }, difficultyAtLeast = 2,  },">
            <text:p>{ name = 'tc_gunner', x = 1700, z = 3900, facing = 0, spawnRadius = 0, delay = 3150, orbitalDrop = false, commands = {{cmdID = planetUtilities.COMMAND.PATROL, pos = {3600, 2500}}, }, difficultyAtLeast = 2, <text:s/>},</text:p>
          </table:table-cell>
          <table:table-cell office:value-type="string">
            <text:p>tc_gunner</text:p>
          </table:table-cell>
          <table:table-cell table:formula="of:=IF([.M22]=&quot;N&quot;;1450;IF([.M22]=&quot;M&quot;;1200;1700))" office:value-type="float" office:value="1700">
            <text:p>1700</text:p>
          </table:table-cell>
          <table:table-cell table:formula="of:=IF([.M22]=&quot;N&quot;;100;IF([.M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22]-1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21]" office:value-type="float" office:value="2">
            <text:p>2</text:p>
          </table:table-cell>
          <table:table-cell table:formula="of:=[.G22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gunner', x = 1700, z = 3900, facing = 0, spawnRadius = 0, delay = 3150, orbitalDrop = false, commands = {{cmdID = planetUtilities.COMMAND.PATROL, pos = {3600, 2500}}, }, difficultyAtLeast = 3,  },">
            <text:p>{ name = 'tc_gunner', x = 1700, z = 3900, facing = 0, spawnRadius = 0, delay = 3150, orbitalDrop = false, commands = {{cmdID = planetUtilities.COMMAND.PATROL, pos = {3600, 2500}}, }, difficultyAtLeast = 3, <text:s/>},</text:p>
          </table:table-cell>
          <table:table-cell office:value-type="string">
            <text:p>tc_gunner</text:p>
          </table:table-cell>
          <table:table-cell table:formula="of:=IF([.M23]=&quot;N&quot;;1450;IF([.M23]=&quot;M&quot;;1200;1700))" office:value-type="float" office:value="1700">
            <text:p>1700</text:p>
          </table:table-cell>
          <table:table-cell table:formula="of:=IF([.M23]=&quot;N&quot;;100;IF([.M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23]-1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22]" office:value-type="float" office:value="2">
            <text:p>2</text:p>
          </table:table-cell>
          <table:table-cell table:formula="of:=[.G23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tc_mage', x = 1700, z = 3900, facing = 0, spawnRadius = 0, delay = 3150, orbitalDrop = false, commands = {{cmdID = planetUtilities.COMMAND.PATROL, pos = {3600, 2500}}, },  },">
            <text:p>{ name = 'tc_mage', x = 1700, z = 3900, facing = 0, spawnRadius = 0, delay = 3150, orbitalDrop = false, commands = {{cmdID = planetUtilities.COMMAND.PATROL, pos = {3600, 2500}}, }, <text:s/>},</text:p>
          </table:table-cell>
          <table:table-cell office:value-type="string">
            <text:p>tc_mage</text:p>
          </table:table-cell>
          <table:table-cell table:formula="of:=IF([.M24]=&quot;N&quot;;1450;IF([.M24]=&quot;M&quot;;1200;1700))" office:value-type="float" office:value="1700">
            <text:p>1700</text:p>
          </table:table-cell>
          <table:table-cell table:formula="of:=IF([.M24]=&quot;N&quot;;100;IF([.M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24]-1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4" table:formula="of:=[.N23]" office:value-type="float" office:value="2">
            <text:p>2</text:p>
          </table:table-cell>
          <table:table-cell table:formula="of:=[.G24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tc_mage', x = 1700, z = 3900, facing = 0, spawnRadius = 0, delay = 3150, orbitalDrop = false, commands = {{cmdID = planetUtilities.COMMAND.PATROL, pos = {3600, 2500}}, }, difficultyAtLeast = 2,  },">
            <text:p>{ name = 'tc_mage', x = 1700, z = 3900, facing = 0, spawnRadius = 0, delay = 3150, orbitalDrop = false, commands = {{cmdID = planetUtilities.COMMAND.PATROL, pos = {3600, 2500}}, }, difficultyAtLeast = 2, <text:s/>},</text:p>
          </table:table-cell>
          <table:table-cell office:value-type="string">
            <text:p>tc_mage</text:p>
          </table:table-cell>
          <table:table-cell table:formula="of:=IF([.M25]=&quot;N&quot;;1450;IF([.M25]=&quot;M&quot;;1200;1700))" office:value-type="float" office:value="1700">
            <text:p>1700</text:p>
          </table:table-cell>
          <table:table-cell table:formula="of:=IF([.M25]=&quot;N&quot;;100;IF([.M2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25]-1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24]" office:value-type="float" office:value="2">
            <text:p>2</text:p>
          </table:table-cell>
          <table:table-cell table:formula="of:=[.G25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mage', x = 1700, z = 3900, facing = 0, spawnRadius = 0, delay = 3150, orbitalDrop = false, commands = {{cmdID = planetUtilities.COMMAND.PATROL, pos = {3600, 2500}}, }, difficultyAtLeast = 3,  },">
            <text:p>{ name = 'tc_mage', x = 1700, z = 3900, facing = 0, spawnRadius = 0, delay = 3150, orbitalDrop = false, commands = {{cmdID = planetUtilities.COMMAND.PATROL, pos = {3600, 2500}}, }, difficultyAtLeast = 3, <text:s/>},</text:p>
          </table:table-cell>
          <table:table-cell office:value-type="string">
            <text:p>tc_mage</text:p>
          </table:table-cell>
          <table:table-cell table:formula="of:=IF([.M26]=&quot;N&quot;;1450;IF([.M26]=&quot;M&quot;;1200;1700))" office:value-type="float" office:value="1700">
            <text:p>1700</text:p>
          </table:table-cell>
          <table:table-cell table:formula="of:=IF([.M26]=&quot;N&quot;;100;IF([.M2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26]-1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25]" office:value-type="float" office:value="2">
            <text:p>2</text:p>
          </table:table-cell>
          <table:table-cell table:formula="of:=[.G26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unner', x = 1450, z = 100, facing = 0, spawnRadius = 0, delay = 5400, orbitalDrop = false, commands = {{cmdID = planetUtilities.COMMAND.PATROL, pos = {3600, 2500}}, },  },">
            <text:p>{ name = 'tc_gunner', x = 1450, z = 100, facing = 0, spawnRadius = 0, delay = 5400, orbitalDrop = false, commands = {{cmdID = planetUtilities.COMMAND.PATROL, pos = {3600, 2500}}, }, <text:s/>},</text:p>
          </table:table-cell>
          <table:table-cell office:value-type="string">
            <text:p>tc_gunner</text:p>
          </table:table-cell>
          <table:table-cell table:formula="of:=IF([.M28]=&quot;N&quot;;1450;IF([.M28]=&quot;M&quot;;1200;1700))" office:value-type="float" office:value="1450">
            <text:p>1450</text:p>
          </table:table-cell>
          <table:table-cell table:formula="of:=IF([.M28]=&quot;N&quot;;100;IF([.M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28]-1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office:value-type="float" office:value="3">
            <text:p>3</text:p>
          </table:table-cell>
          <table:table-cell table:formula="of:=[.G2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tc_gunner', x = 1450, z = 100, facing = 0, spawnRadius = 0, delay = 5400, orbitalDrop = false, commands = {{cmdID = planetUtilities.COMMAND.PATROL, pos = {3600, 2500}}, }, difficultyAtLeast = 2,  },">
            <text:p>{ name = 'tc_gunner', x = 1450, z = 100, facing = 0, spawnRadius = 0, delay = 5400, orbitalDrop = false, commands = {{cmdID = planetUtilities.COMMAND.PATROL, pos = {3600, 2500}}, }, difficultyAtLeast = 2, <text:s/>},</text:p>
          </table:table-cell>
          <table:table-cell office:value-type="string">
            <text:p>tc_gunner</text:p>
          </table:table-cell>
          <table:table-cell table:formula="of:=IF([.M29]=&quot;N&quot;;1450;IF([.M29]=&quot;M&quot;;1200;1700))" office:value-type="float" office:value="1450">
            <text:p>1450</text:p>
          </table:table-cell>
          <table:table-cell table:formula="of:=IF([.M29]=&quot;N&quot;;100;IF([.M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29]-1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28]" office:value-type="float" office:value="3">
            <text:p>3</text:p>
          </table:table-cell>
          <table:table-cell table:formula="of:=[.G2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tc_gunner', x = 1450, z = 100, facing = 0, spawnRadius = 0, delay = 5400, orbitalDrop = false, commands = {{cmdID = planetUtilities.COMMAND.PATROL, pos = {3600, 2500}}, }, difficultyAtLeast = 3,  },">
            <text:p>{ name = 'tc_gunner', x = 1450, z = 100, facing = 0, spawnRadius = 0, delay = 5400, orbitalDrop = false, commands = {{cmdID = planetUtilities.COMMAND.PATROL, pos = {3600, 2500}}, }, difficultyAtLeast = 3, <text:s/>},</text:p>
          </table:table-cell>
          <table:table-cell office:value-type="string">
            <text:p>tc_gunner</text:p>
          </table:table-cell>
          <table:table-cell table:formula="of:=IF([.M30]=&quot;N&quot;;1450;IF([.M30]=&quot;M&quot;;1200;1700))" office:value-type="float" office:value="1450">
            <text:p>1450</text:p>
          </table:table-cell>
          <table:table-cell table:formula="of:=IF([.M30]=&quot;N&quot;;100;IF([.M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30]-1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29]" office:value-type="float" office:value="3">
            <text:p>3</text:p>
          </table:table-cell>
          <table:table-cell table:formula="of:=[.G30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tc_bonebeast', x = 1450, z = 100, facing = 0, spawnRadius = 0, delay = 5400, orbitalDrop = false, commands = {{cmdID = planetUtilities.COMMAND.PATROL, pos = {3600, 2500}}, },  },">
            <text:p>{ name = 'tc_bonebeast', x = 1450, z = 100, facing = 0, spawnRadius = 0, delay = 5400, orbitalDrop = false, commands = {{cmdID = planetUtilities.COMMAND.PATROL, pos = {3600, 2500}}, }, <text:s/>},</text:p>
          </table:table-cell>
          <table:table-cell office:value-type="string">
            <text:p>tc_bonebeast</text:p>
          </table:table-cell>
          <table:table-cell table:formula="of:=IF([.M31]=&quot;N&quot;;1450;IF([.M31]=&quot;M&quot;;1200;1700))" office:value-type="float" office:value="1450">
            <text:p>1450</text:p>
          </table:table-cell>
          <table:table-cell table:formula="of:=IF([.M31]=&quot;N&quot;;100;IF([.M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31]-1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table:formula="of:=[.N30]" office:value-type="float" office:value="3">
            <text:p>3</text:p>
          </table:table-cell>
          <table:table-cell table:formula="of:=[.G31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bonebeast', x = 1450, z = 100, facing = 0, spawnRadius = 0, delay = 5400, orbitalDrop = false, commands = {{cmdID = planetUtilities.COMMAND.PATROL, pos = {3600, 2500}}, }, difficultyAtLeast = 2,  },">
            <text:p>{ name = 'tc_bonebeast', x = 1450, z = 100, facing = 0, spawnRadius = 0, delay = 5400, orbitalDrop = false, commands = {{cmdID = planetUtilities.COMMAND.PATROL, pos = {3600, 2500}}, }, difficultyAtLeast = 2, <text:s/>},</text:p>
          </table:table-cell>
          <table:table-cell office:value-type="string">
            <text:p>tc_bonebeast</text:p>
          </table:table-cell>
          <table:table-cell table:formula="of:=IF([.M32]=&quot;N&quot;;1450;IF([.M32]=&quot;M&quot;;1200;1700))" office:value-type="float" office:value="1450">
            <text:p>1450</text:p>
          </table:table-cell>
          <table:table-cell table:formula="of:=IF([.M32]=&quot;N&quot;;100;IF([.M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32]-1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31]" office:value-type="float" office:value="3">
            <text:p>3</text:p>
          </table:table-cell>
          <table:table-cell table:formula="of:=[.G32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bonebeast', x = 1450, z = 100, facing = 0, spawnRadius = 0, delay = 5400, orbitalDrop = false, commands = {{cmdID = planetUtilities.COMMAND.PATROL, pos = {3600, 2500}}, }, difficultyAtLeast = 3,  },">
            <text:p>{ name = 'tc_bonebeast', x = 1450, z = 100, facing = 0, spawnRadius = 0, delay = 5400, orbitalDrop = false, commands = {{cmdID = planetUtilities.COMMAND.PATROL, pos = {3600, 2500}}, }, difficultyAtLeast = 3, <text:s/>},</text:p>
          </table:table-cell>
          <table:table-cell office:value-type="string">
            <text:p>tc_bonebeast</text:p>
          </table:table-cell>
          <table:table-cell table:formula="of:=IF([.M33]=&quot;N&quot;;1450;IF([.M33]=&quot;M&quot;;1200;1700))" office:value-type="float" office:value="1450">
            <text:p>1450</text:p>
          </table:table-cell>
          <table:table-cell table:formula="of:=IF([.M33]=&quot;N&quot;;100;IF([.M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33]-1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32]" office:value-type="float" office:value="3">
            <text:p>3</text:p>
          </table:table-cell>
          <table:table-cell table:formula="of:=[.G33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tc_gunner', x = 1700, z = 3900, facing = 0, spawnRadius = 0, delay = 5400, orbitalDrop = false, commands = {{cmdID = planetUtilities.COMMAND.PATROL, pos = {3600, 2500}}, },  },">
            <text:p>{ name = 'tc_gunner', x = 1700, z = 3900, facing = 0, spawnRadius = 0, delay = 5400, orbitalDrop = false, commands = {{cmdID = planetUtilities.COMMAND.PATROL, pos = {3600, 2500}}, }, <text:s/>},</text:p>
          </table:table-cell>
          <table:table-cell office:value-type="string">
            <text:p>tc_gunner</text:p>
          </table:table-cell>
          <table:table-cell table:formula="of:=IF([.M34]=&quot;N&quot;;1450;IF([.M34]=&quot;M&quot;;1200;1700))" office:value-type="float" office:value="1700">
            <text:p>1700</text:p>
          </table:table-cell>
          <table:table-cell table:formula="of:=IF([.M34]=&quot;N&quot;;100;IF([.M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34]-1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4" table:formula="of:=[.N33]" office:value-type="float" office:value="3">
            <text:p>3</text:p>
          </table:table-cell>
          <table:table-cell table:formula="of:=[.G34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tc_gunner', x = 1700, z = 3900, facing = 0, spawnRadius = 0, delay = 5400, orbitalDrop = false, commands = {{cmdID = planetUtilities.COMMAND.PATROL, pos = {3600, 2500}}, }, difficultyAtLeast = 2,  },">
            <text:p>{ name = 'tc_gunner', x = 1700, z = 3900, facing = 0, spawnRadius = 0, delay = 5400, orbitalDrop = false, commands = {{cmdID = planetUtilities.COMMAND.PATROL, pos = {3600, 2500}}, }, difficultyAtLeast = 2, <text:s/>},</text:p>
          </table:table-cell>
          <table:table-cell office:value-type="string">
            <text:p>tc_gunner</text:p>
          </table:table-cell>
          <table:table-cell table:formula="of:=IF([.M35]=&quot;N&quot;;1450;IF([.M35]=&quot;M&quot;;1200;1700))" office:value-type="float" office:value="1700">
            <text:p>1700</text:p>
          </table:table-cell>
          <table:table-cell table:formula="of:=IF([.M35]=&quot;N&quot;;100;IF([.M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35]-1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34]" office:value-type="float" office:value="3">
            <text:p>3</text:p>
          </table:table-cell>
          <table:table-cell table:formula="of:=[.G35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tc_gunner', x = 1700, z = 3900, facing = 0, spawnRadius = 0, delay = 5400, orbitalDrop = false, commands = {{cmdID = planetUtilities.COMMAND.PATROL, pos = {3600, 2500}}, }, difficultyAtLeast = 3,  },">
            <text:p>{ name = 'tc_gunner', x = 1700, z = 3900, facing = 0, spawnRadius = 0, delay = 5400, orbitalDrop = false, commands = {{cmdID = planetUtilities.COMMAND.PATROL, pos = {3600, 2500}}, }, difficultyAtLeast = 3, <text:s/>},</text:p>
          </table:table-cell>
          <table:table-cell office:value-type="string">
            <text:p>tc_gunner</text:p>
          </table:table-cell>
          <table:table-cell table:formula="of:=IF([.M36]=&quot;N&quot;;1450;IF([.M36]=&quot;M&quot;;1200;1700))" office:value-type="float" office:value="1700">
            <text:p>1700</text:p>
          </table:table-cell>
          <table:table-cell table:formula="of:=IF([.M36]=&quot;N&quot;;100;IF([.M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36]-1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35]" office:value-type="float" office:value="3">
            <text:p>3</text:p>
          </table:table-cell>
          <table:table-cell table:formula="of:=[.G36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tc_bonebeast', x = 1700, z = 3900, facing = 0, spawnRadius = 0, delay = 5400, orbitalDrop = false, commands = {{cmdID = planetUtilities.COMMAND.PATROL, pos = {3600, 2500}}, },  },">
            <text:p>{ name = 'tc_bonebeast', x = 1700, z = 3900, facing = 0, spawnRadius = 0, delay = 5400, orbitalDrop = false, commands = {{cmdID = planetUtilities.COMMAND.PATROL, pos = {3600, 2500}}, }, <text:s/>},</text:p>
          </table:table-cell>
          <table:table-cell office:value-type="string">
            <text:p>tc_bonebeast</text:p>
          </table:table-cell>
          <table:table-cell table:formula="of:=IF([.M37]=&quot;N&quot;;1450;IF([.M37]=&quot;M&quot;;1200;1700))" office:value-type="float" office:value="1700">
            <text:p>1700</text:p>
          </table:table-cell>
          <table:table-cell table:formula="of:=IF([.M37]=&quot;N&quot;;100;IF([.M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37]-1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4" table:formula="of:=[.N36]" office:value-type="float" office:value="3">
            <text:p>3</text:p>
          </table:table-cell>
          <table:table-cell table:formula="of:=[.G37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bonebeast', x = 1700, z = 3900, facing = 0, spawnRadius = 0, delay = 5400, orbitalDrop = false, commands = {{cmdID = planetUtilities.COMMAND.PATROL, pos = {3600, 2500}}, }, difficultyAtLeast = 2,  },">
            <text:p>{ name = 'tc_bonebeast', x = 1700, z = 3900, facing = 0, spawnRadius = 0, delay = 5400, orbitalDrop = false, commands = {{cmdID = planetUtilities.COMMAND.PATROL, pos = {3600, 2500}}, }, difficultyAtLeast = 2, <text:s/>},</text:p>
          </table:table-cell>
          <table:table-cell office:value-type="string">
            <text:p>tc_bonebeast</text:p>
          </table:table-cell>
          <table:table-cell table:formula="of:=IF([.M38]=&quot;N&quot;;1450;IF([.M38]=&quot;M&quot;;1200;1700))" office:value-type="float" office:value="1700">
            <text:p>1700</text:p>
          </table:table-cell>
          <table:table-cell table:formula="of:=IF([.M38]=&quot;N&quot;;100;IF([.M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38]-1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37]" office:value-type="float" office:value="3">
            <text:p>3</text:p>
          </table:table-cell>
          <table:table-cell table:formula="of:=[.G3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tc_bonebeast', x = 1700, z = 3900, facing = 0, spawnRadius = 0, delay = 5400, orbitalDrop = false, commands = {{cmdID = planetUtilities.COMMAND.PATROL, pos = {3600, 2500}}, }, difficultyAtLeast = 3,  },">
            <text:p>{ name = 'tc_bonebeast', x = 1700, z = 3900, facing = 0, spawnRadius = 0, delay = 5400, orbitalDrop = false, commands = {{cmdID = planetUtilities.COMMAND.PATROL, pos = {3600, 2500}}, }, difficultyAtLeast = 3, <text:s/>},</text:p>
          </table:table-cell>
          <table:table-cell office:value-type="string">
            <text:p>tc_bonebeast</text:p>
          </table:table-cell>
          <table:table-cell table:formula="of:=IF([.M39]=&quot;N&quot;;1450;IF([.M39]=&quot;M&quot;;1200;1700))" office:value-type="float" office:value="1700">
            <text:p>1700</text:p>
          </table:table-cell>
          <table:table-cell table:formula="of:=IF([.M39]=&quot;N&quot;;100;IF([.M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39]-1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38]" office:value-type="float" office:value="3">
            <text:p>3</text:p>
          </table:table-cell>
          <table:table-cell table:formula="of:=[.G3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tc_acranius', x = 1200, z = 2100, facing = 0, spawnRadius = 0, delay = 7650, orbitalDrop = false, commands = {{cmdID = planetUtilities.COMMAND.PATROL, pos = {3600, 2500}}, },  },">
            <text:p>{ name = 'tc_acranius', x = 1200, z = 2100, facing = 0, spawnRadius = 0, delay = 7650, orbitalDrop = false, commands = {{cmdID = planetUtilities.COMMAND.PATROL, pos = {3600, 2500}}, }, <text:s/>},</text:p>
          </table:table-cell>
          <table:table-cell office:value-type="string">
            <text:p>tc_acranius</text:p>
          </table:table-cell>
          <table:table-cell table:formula="of:=IF([.M41]=&quot;N&quot;;1450;IF([.M41]=&quot;M&quot;;1200;1700))" office:value-type="float" office:value="1200">
            <text:p>1200</text:p>
          </table:table-cell>
          <table:table-cell table:formula="of:=IF([.M41]=&quot;N&quot;;100;IF([.M4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1]-1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M</text:p>
          </table:table-cell>
          <table:table-cell table:style-name="ce4" office:value-type="float" office:value="4">
            <text:p>4</text:p>
          </table:table-cell>
          <table:table-cell table:formula="of:=[.G41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tc_acranius', x = 1200, z = 2100, facing = 0, spawnRadius = 0, delay = 7650, orbitalDrop = false, commands = {{cmdID = planetUtilities.COMMAND.PATROL, pos = {3600, 2500}}, }, difficultyAtLeast = 2,  },">
            <text:p>{ name = 'tc_acranius', x = 1200, z = 2100, facing = 0, spawnRadius = 0, delay = 7650, orbitalDrop = false, commands = {{cmdID = planetUtilities.COMMAND.PATROL, pos = {3600, 2500}}, }, difficultyAtLeast = 2, <text:s/>},</text:p>
          </table:table-cell>
          <table:table-cell office:value-type="string">
            <text:p>tc_acranius</text:p>
          </table:table-cell>
          <table:table-cell table:formula="of:=IF([.M42]=&quot;N&quot;;1450;IF([.M42]=&quot;M&quot;;1200;1700))" office:value-type="float" office:value="1200">
            <text:p>1200</text:p>
          </table:table-cell>
          <table:table-cell table:formula="of:=IF([.M42]=&quot;N&quot;;100;IF([.M4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2]-1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4" table:formula="of:=[.N41]" office:value-type="float" office:value="4">
            <text:p>4</text:p>
          </table:table-cell>
          <table:table-cell table:formula="of:=[.G42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tc_acranius', x = 1200, z = 2100, facing = 0, spawnRadius = 0, delay = 7650, orbitalDrop = false, commands = {{cmdID = planetUtilities.COMMAND.PATROL, pos = {3600, 2500}}, }, difficultyAtLeast = 3,  },">
            <text:p>{ name = 'tc_acranius', x = 1200, z = 2100, facing = 0, spawnRadius = 0, delay = 7650, orbitalDrop = false, commands = {{cmdID = planetUtilities.COMMAND.PATROL, pos = {3600, 2500}}, }, difficultyAtLeast = 3, <text:s/>},</text:p>
          </table:table-cell>
          <table:table-cell office:value-type="string">
            <text:p>tc_acranius</text:p>
          </table:table-cell>
          <table:table-cell table:formula="of:=IF([.M43]=&quot;N&quot;;1450;IF([.M43]=&quot;M&quot;;1200;1700))" office:value-type="float" office:value="1200">
            <text:p>1200</text:p>
          </table:table-cell>
          <table:table-cell table:formula="of:=IF([.M43]=&quot;N&quot;;100;IF([.M4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3]-1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4" table:formula="of:=[.N42]" office:value-type="float" office:value="4">
            <text:p>4</text:p>
          </table:table-cell>
          <table:table-cell table:formula="of:=[.G43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redeemer', x = 1200, z = 2100, facing = 0, spawnRadius = 0, delay = 7650, orbitalDrop = false, commands = {{cmdID = planetUtilities.COMMAND.PATROL, pos = {3600, 2500}}, },  },">
            <text:p>{ name = 'tc_redeemer', x = 1200, z = 2100, facing = 0, spawnRadius = 0, delay = 7650, orbitalDrop = false, commands = {{cmdID = planetUtilities.COMMAND.PATROL, pos = {3600, 2500}}, }, <text:s/>},</text:p>
          </table:table-cell>
          <table:table-cell office:value-type="string">
            <text:p>tc_redeemer</text:p>
          </table:table-cell>
          <table:table-cell table:formula="of:=IF([.M44]=&quot;N&quot;;1450;IF([.M44]=&quot;M&quot;;1200;1700))" office:value-type="float" office:value="1200">
            <text:p>1200</text:p>
          </table:table-cell>
          <table:table-cell table:formula="of:=IF([.M44]=&quot;N&quot;;100;IF([.M4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4]-1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M</text:p>
          </table:table-cell>
          <table:table-cell table:style-name="ce4" table:formula="of:=[.N43]" office:value-type="float" office:value="4">
            <text:p>4</text:p>
          </table:table-cell>
          <table:table-cell table:formula="of:=[.G44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tc_redeemer', x = 1200, z = 2100, facing = 0, spawnRadius = 0, delay = 7650, orbitalDrop = false, commands = {{cmdID = planetUtilities.COMMAND.PATROL, pos = {3600, 2500}}, }, difficultyAtLeast = 2,  },">
            <text:p>{ name = 'tc_redeemer', x = 1200, z = 2100, facing = 0, spawnRadius = 0, delay = 7650, orbitalDrop = false, commands = {{cmdID = planetUtilities.COMMAND.PATROL, pos = {3600, 2500}}, }, difficultyAtLeast = 2, <text:s/>},</text:p>
          </table:table-cell>
          <table:table-cell office:value-type="string">
            <text:p>tc_redeemer</text:p>
          </table:table-cell>
          <table:table-cell table:formula="of:=IF([.M45]=&quot;N&quot;;1450;IF([.M45]=&quot;M&quot;;1200;1700))" office:value-type="float" office:value="1200">
            <text:p>1200</text:p>
          </table:table-cell>
          <table:table-cell table:formula="of:=IF([.M45]=&quot;N&quot;;100;IF([.M4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5]-1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4" table:formula="of:=[.N44]" office:value-type="float" office:value="4">
            <text:p>4</text:p>
          </table:table-cell>
          <table:table-cell table:formula="of:=[.G45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tc_redeemer', x = 1200, z = 2100, facing = 0, spawnRadius = 0, delay = 7650, orbitalDrop = false, commands = {{cmdID = planetUtilities.COMMAND.PATROL, pos = {3600, 2500}}, }, difficultyAtLeast = 3,  },">
            <text:p>{ name = 'tc_redeemer', x = 1200, z = 2100, facing = 0, spawnRadius = 0, delay = 7650, orbitalDrop = false, commands = {{cmdID = planetUtilities.COMMAND.PATROL, pos = {3600, 2500}}, }, difficultyAtLeast = 3, <text:s/>},</text:p>
          </table:table-cell>
          <table:table-cell office:value-type="string">
            <text:p>tc_redeemer</text:p>
          </table:table-cell>
          <table:table-cell table:formula="of:=IF([.M46]=&quot;N&quot;;1450;IF([.M46]=&quot;M&quot;;1200;1700))" office:value-type="float" office:value="1200">
            <text:p>1200</text:p>
          </table:table-cell>
          <table:table-cell table:formula="of:=IF([.M46]=&quot;N&quot;;100;IF([.M4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6]-1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4" table:formula="of:=[.N45]" office:value-type="float" office:value="4">
            <text:p>4</text:p>
          </table:table-cell>
          <table:table-cell table:formula="of:=[.G46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Default" table:number-columns-repeated="8"/>
          <table:table-cell table:style-name="ce19" table:number-columns-repeated="2"/>
          <table:table-cell table:style-name="Default" table:number-columns-repeated="1014"/>
        </table:table-row>
        <table:table-row table:style-name="ro2">
          <table:table-cell table:style-name="ce16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48]=&quot;N&quot;;1450;IF([.M48]=&quot;M&quot;;1200;1700))" office:value-type="float" office:value="1200">
            <text:p>1200</text:p>
          </table:table-cell>
          <table:table-cell table:formula="of:=IF([.M48]=&quot;N&quot;;100;IF([.M4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8]-1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4" office:value-type="float" office:value="5">
            <text:p>5</text:p>
          </table:table-cell>
          <table:table-cell table:formula="of:=[.G48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3">
          <table:table-cell table:style-name="ce16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49]=&quot;N&quot;;1450;IF([.M49]=&quot;M&quot;;1200;1700))" office:value-type="float" office:value="1200">
            <text:p>1200</text:p>
          </table:table-cell>
          <table:table-cell table:formula="of:=IF([.M49]=&quot;N&quot;;100;IF([.M4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9]-1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4" table:formula="of:=[.N48]" office:value-type="float" office:value="5">
            <text:p>5</text:p>
          </table:table-cell>
          <table:table-cell table:formula="of:=[.G49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3">
          <table:table-cell table:style-name="ce16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0]=&quot;N&quot;;1450;IF([.M50]=&quot;M&quot;;1200;1700))" office:value-type="float" office:value="1200">
            <text:p>1200</text:p>
          </table:table-cell>
          <table:table-cell table:formula="of:=IF([.M50]=&quot;N&quot;;100;IF([.M50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0]-1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4" table:formula="of:=[.N49]" office:value-type="float" office:value="5">
            <text:p>5</text:p>
          </table:table-cell>
          <table:table-cell table:formula="of:=[.G50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3">
          <table:table-cell table:style-name="ce16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51]=&quot;N&quot;;1450;IF([.M51]=&quot;M&quot;;1200;1700))" office:value-type="float" office:value="1200">
            <text:p>1200</text:p>
          </table:table-cell>
          <table:table-cell table:formula="of:=IF([.M51]=&quot;N&quot;;100;IF([.M5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1]-1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4" table:formula="of:=[.N50]" office:value-type="float" office:value="5">
            <text:p>5</text:p>
          </table:table-cell>
          <table:table-cell table:formula="of:=[.G51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3">
          <table:table-cell table:style-name="ce16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2]=&quot;N&quot;;1450;IF([.M52]=&quot;M&quot;;1200;1700))" office:value-type="float" office:value="1200">
            <text:p>1200</text:p>
          </table:table-cell>
          <table:table-cell table:formula="of:=IF([.M52]=&quot;N&quot;;100;IF([.M5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2]-1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4" table:formula="of:=[.N51]" office:value-type="float" office:value="5">
            <text:p>5</text:p>
          </table:table-cell>
          <table:table-cell table:formula="of:=[.G52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3">
          <table:table-cell table:style-name="ce16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3]=&quot;N&quot;;1450;IF([.M53]=&quot;M&quot;;1200;1700))" office:value-type="float" office:value="1200">
            <text:p>1200</text:p>
          </table:table-cell>
          <table:table-cell table:formula="of:=IF([.M53]=&quot;N&quot;;100;IF([.M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3]-1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4" table:formula="of:=[.N52]" office:value-type="float" office:value="5">
            <text:p>5</text:p>
          </table:table-cell>
          <table:table-cell table:formula="of:=[.G53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4]=&quot;N&quot;;1450;IF([.M54]=&quot;M&quot;;1200;1700))" office:value-type="float" office:value="1200">
            <text:p>1200</text:p>
          </table:table-cell>
          <table:table-cell table:formula="of:=IF([.M54]=&quot;N&quot;;100;IF([.M5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4]-1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ce19"/>
          <table:table-cell office:value-type="string">
            <text:p>M</text:p>
          </table:table-cell>
          <table:table-cell table:style-name="ce4" table:formula="of:=[.N53]" office:value-type="float" office:value="5">
            <text:p>5</text:p>
          </table:table-cell>
          <table:table-cell table:formula="of:=[.G54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3">
          <table:table-cell table:style-name="ce16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5]=&quot;N&quot;;1450;IF([.M55]=&quot;M&quot;;1200;1700))" office:value-type="float" office:value="1200">
            <text:p>1200</text:p>
          </table:table-cell>
          <table:table-cell table:formula="of:=IF([.M55]=&quot;N&quot;;100;IF([.M5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5]-1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4" table:formula="of:=[.N54]" office:value-type="float" office:value="5">
            <text:p>5</text:p>
          </table:table-cell>
          <table:table-cell table:formula="of:=[.G55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3">
          <table:table-cell table:style-name="ce16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6]=&quot;N&quot;;1450;IF([.M56]=&quot;M&quot;;1200;1700))" office:value-type="float" office:value="1200">
            <text:p>1200</text:p>
          </table:table-cell>
          <table:table-cell table:formula="of:=IF([.M56]=&quot;N&quot;;100;IF([.M5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6]-1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4" table:formula="of:=[.N55]" office:value-type="float" office:value="5">
            <text:p>5</text:p>
          </table:table-cell>
          <table:table-cell table:formula="of:=[.G56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3">
          <table:table-cell table:style-name="ce16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7]=&quot;N&quot;;1450;IF([.M57]=&quot;M&quot;;1200;1700))" office:value-type="float" office:value="1200">
            <text:p>1200</text:p>
          </table:table-cell>
          <table:table-cell table:formula="of:=IF([.M57]=&quot;N&quot;;100;IF([.M5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7]-1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M</text:p>
          </table:table-cell>
          <table:table-cell table:style-name="ce4" table:formula="of:=[.N56]" office:value-type="float" office:value="5">
            <text:p>5</text:p>
          </table:table-cell>
          <table:table-cell table:formula="of:=[.G57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3">
          <table:table-cell table:style-name="ce16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8]=&quot;N&quot;;1450;IF([.M58]=&quot;M&quot;;1200;1700))" office:value-type="float" office:value="1200">
            <text:p>1200</text:p>
          </table:table-cell>
          <table:table-cell table:formula="of:=IF([.M58]=&quot;N&quot;;100;IF([.M5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8]-1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4" table:formula="of:=[.N57]" office:value-type="float" office:value="5">
            <text:p>5</text:p>
          </table:table-cell>
          <table:table-cell table:formula="of:=[.G58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3">
          <table:table-cell table:style-name="ce16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9]=&quot;N&quot;;1450;IF([.M59]=&quot;M&quot;;1200;1700))" office:value-type="float" office:value="1200">
            <text:p>1200</text:p>
          </table:table-cell>
          <table:table-cell table:formula="of:=IF([.M59]=&quot;N&quot;;100;IF([.M5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9]-1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4" table:formula="of:=[.N58]" office:value-type="float" office:value="5">
            <text:p>5</text:p>
          </table:table-cell>
          <table:table-cell table:formula="of:=[.G59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Default" table:number-columns-repeated="8"/>
          <table:table-cell table:style-name="ce19" table:number-columns-repeated="2"/>
          <table:table-cell table:style-name="Default" table:number-columns-repeated="1014"/>
        </table:table-row>
        <table:table-row table:style-name="ro2">
          <table:table-cell table:style-name="ce16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tc_rictus', x = 1450, z = 100, facing = 0, spawnRadius = 0, delay = 12150, orbitalDrop = false, commands = {{cmdID = planetUtilities.COMMAND.PATROL, pos = {3600, 2500}}, },  },">
            <text:p>{ name = 'tc_rictus', x = 1450, z = 100, facing = 0, spawnRadius = 0, delay = 12150, orbitalDrop = false, commands = {{cmdID = planetUtilities.COMMAND.PATROL, pos = {3600, 2500}}, }, <text:s/>},</text:p>
          </table:table-cell>
          <table:table-cell office:value-type="string">
            <text:p>tc_rictus</text:p>
          </table:table-cell>
          <table:table-cell table:formula="of:=IF([.M61]=&quot;N&quot;;1450;IF([.M61]=&quot;M&quot;;1200;1700))" office:value-type="float" office:value="1450">
            <text:p>1450</text:p>
          </table:table-cell>
          <table:table-cell table:formula="of:=IF([.M61]=&quot;N&quot;;100;IF([.M6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1]-1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office:value-type="float" office:value="6">
            <text:p>6</text:p>
          </table:table-cell>
          <table:table-cell table:formula="of:=[.G61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mancubus', x = 1450, z = 100, facing = 0, spawnRadius = 0, delay = 12150, orbitalDrop = false, commands = {{cmdID = planetUtilities.COMMAND.PATROL, pos = {3600, 2500}}, }, difficultyAtLeast = 2,  },">
            <text:p>{ name = 'tc_mancubus', x = 1450, z = 100, facing = 0, spawnRadius = 0, delay = 12150, orbitalDrop = false, commands = {{cmdID = planetUtilities.COMMAND.PATROL, pos = {3600, 2500}}, }, difficultyAtLeast = 2, <text:s/>},</text:p>
          </table:table-cell>
          <table:table-cell office:value-type="string">
            <text:p>tc_mancubus</text:p>
          </table:table-cell>
          <table:table-cell table:formula="of:=IF([.M62]=&quot;N&quot;;1450;IF([.M62]=&quot;M&quot;;1200;1700))" office:value-type="float" office:value="1450">
            <text:p>1450</text:p>
          </table:table-cell>
          <table:table-cell table:formula="of:=IF([.M62]=&quot;N&quot;;100;IF([.M6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2]-1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61]" office:value-type="float" office:value="6">
            <text:p>6</text:p>
          </table:table-cell>
          <table:table-cell table:formula="of:=[.G62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tc_mancubus', x = 1450, z = 100, facing = 0, spawnRadius = 0, delay = 12150, orbitalDrop = false, commands = {{cmdID = planetUtilities.COMMAND.PATROL, pos = {3600, 2500}}, }, difficultyAtLeast = 3,  },">
            <text:p>{ name = 'tc_mancubus', x = 1450, z = 100, facing = 0, spawnRadius = 0, delay = 12150, orbitalDrop = false, commands = {{cmdID = planetUtilities.COMMAND.PATROL, pos = {3600, 2500}}, }, difficultyAtLeast = 3, <text:s/>},</text:p>
          </table:table-cell>
          <table:table-cell office:value-type="string">
            <text:p>tc_mancubus</text:p>
          </table:table-cell>
          <table:table-cell table:formula="of:=IF([.M63]=&quot;N&quot;;1450;IF([.M63]=&quot;M&quot;;1200;1700))" office:value-type="float" office:value="1450">
            <text:p>1450</text:p>
          </table:table-cell>
          <table:table-cell table:formula="of:=IF([.M63]=&quot;N&quot;;100;IF([.M6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3]-1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62]" office:value-type="float" office:value="6">
            <text:p>6</text:p>
          </table:table-cell>
          <table:table-cell table:formula="of:=[.G63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tc_belial', x = 1450, z = 100, facing = 0, spawnRadius = 0, delay = 12150, orbitalDrop = false, commands = {{cmdID = planetUtilities.COMMAND.PATROL, pos = {3600, 2500}}, }, difficultyAtLeast = 4,  },">
            <text:p>{ name = 'tc_belial', x = 1450, z = 100, facing = 0, spawnRadius = 0, delay = 12150, orbitalDrop = false, commands = {{cmdID = planetUtilities.COMMAND.PATROL, pos = {3600, 2500}}, }, difficultyAtLeast = 4, <text:s/>},</text:p>
          </table:table-cell>
          <table:table-cell office:value-type="string">
            <text:p>tc_belial</text:p>
          </table:table-cell>
          <table:table-cell table:formula="of:=IF([.M64]=&quot;N&quot;;1450;IF([.M64]=&quot;M&quot;;1200;1700))" office:value-type="float" office:value="1450">
            <text:p>1450</text:p>
          </table:table-cell>
          <table:table-cell table:formula="of:=IF([.M64]=&quot;N&quot;;100;IF([.M6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4]-1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4" table:formula="of:=[.N63]" office:value-type="float" office:value="6">
            <text:p>6</text:p>
          </table:table-cell>
          <table:table-cell table:formula="of:=[.G64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tc_bonebeast', x = 1450, z = 100, facing = 0, spawnRadius = 0, delay = 12150, orbitalDrop = false, commands = {{cmdID = planetUtilities.COMMAND.PATROL, pos = {3600, 2500}}, },  },">
            <text:p>{ name = 'tc_bonebeast', x = 1450, z = 100, facing = 0, spawnRadius = 0, delay = 12150, orbitalDrop = false, commands = {{cmdID = planetUtilities.COMMAND.PATROL, pos = {3600, 2500}}, }, <text:s/>},</text:p>
          </table:table-cell>
          <table:table-cell office:value-type="string">
            <text:p>tc_bonebeast</text:p>
          </table:table-cell>
          <table:table-cell table:formula="of:=IF([.M65]=&quot;N&quot;;1450;IF([.M65]=&quot;M&quot;;1200;1700))" office:value-type="float" office:value="1450">
            <text:p>1450</text:p>
          </table:table-cell>
          <table:table-cell table:formula="of:=IF([.M65]=&quot;N&quot;;100;IF([.M6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5]-1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table:formula="of:=[.N63]" office:value-type="float" office:value="6">
            <text:p>6</text:p>
          </table:table-cell>
          <table:table-cell table:formula="of:=[.G65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tc_spiderdemon', x = 1450, z = 100, facing = 0, spawnRadius = 0, delay = 12150, orbitalDrop = false, commands = {{cmdID = planetUtilities.COMMAND.PATROL, pos = {3600, 2500}}, }, difficultyAtLeast = 2,  },">
            <text:p>{ name = 'tc_spiderdemon', x = 1450, z = 100, facing = 0, spawnRadius = 0, delay = 12150, orbitalDrop = false, commands = {{cmdID = planetUtilities.COMMAND.PATROL, pos = {3600, 2500}}, }, difficultyAtLeast = 2, <text:s/>},</text:p>
          </table:table-cell>
          <table:table-cell office:value-type="string">
            <text:p>tc_spiderdemon</text:p>
          </table:table-cell>
          <table:table-cell table:formula="of:=IF([.M66]=&quot;N&quot;;1450;IF([.M66]=&quot;M&quot;;1200;1700))" office:value-type="float" office:value="1450">
            <text:p>1450</text:p>
          </table:table-cell>
          <table:table-cell table:formula="of:=IF([.M66]=&quot;N&quot;;100;IF([.M6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6]-1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65]" office:value-type="float" office:value="6">
            <text:p>6</text:p>
          </table:table-cell>
          <table:table-cell table:formula="of:=[.G66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tc_spiderdemon', x = 1450, z = 100, facing = 0, spawnRadius = 0, delay = 12150, orbitalDrop = false, commands = {{cmdID = planetUtilities.COMMAND.PATROL, pos = {3600, 2500}}, }, difficultyAtLeast = 3,  },">
            <text:p>{ name = 'tc_spiderdemon', x = 1450, z = 100, facing = 0, spawnRadius = 0, delay = 12150, orbitalDrop = false, commands = {{cmdID = planetUtilities.COMMAND.PATROL, pos = {3600, 2500}}, }, difficultyAtLeast = 3, <text:s/>},</text:p>
          </table:table-cell>
          <table:table-cell office:value-type="string">
            <text:p>tc_spiderdemon</text:p>
          </table:table-cell>
          <table:table-cell table:formula="of:=IF([.M67]=&quot;N&quot;;1450;IF([.M67]=&quot;M&quot;;1200;1700))" office:value-type="float" office:value="1450">
            <text:p>1450</text:p>
          </table:table-cell>
          <table:table-cell table:formula="of:=IF([.M67]=&quot;N&quot;;100;IF([.M6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7]-1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66]" office:value-type="float" office:value="6">
            <text:p>6</text:p>
          </table:table-cell>
          <table:table-cell table:formula="of:=[.G67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agares', x = 1450, z = 100, facing = 0, spawnRadius = 0, delay = 12150, orbitalDrop = false, commands = {{cmdID = planetUtilities.COMMAND.PATROL, pos = {3600, 2500}}, }, difficultyAtLeast = 4,  },">
            <text:p>{ name = 'tc_agares', x = 1450, z = 100, facing = 0, spawnRadius = 0, delay = 12150, orbitalDrop = false, commands = {{cmdID = planetUtilities.COMMAND.PATROL, pos = {3600, 2500}}, }, difficultyAtLeast = 4, <text:s/>},</text:p>
          </table:table-cell>
          <table:table-cell office:value-type="string">
            <text:p>tc_agares</text:p>
          </table:table-cell>
          <table:table-cell table:formula="of:=IF([.M68]=&quot;N&quot;;1450;IF([.M68]=&quot;M&quot;;1200;1700))" office:value-type="float" office:value="1450">
            <text:p>1450</text:p>
          </table:table-cell>
          <table:table-cell table:formula="of:=IF([.M68]=&quot;N&quot;;100;IF([.M6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8]-1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4" table:formula="of:=[.N67]" office:value-type="float" office:value="6">
            <text:p>6</text:p>
          </table:table-cell>
          <table:table-cell table:formula="of:=[.G68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tc_rictus', x = 1700, z = 3900, facing = 0, spawnRadius = 0, delay = 12150, orbitalDrop = false, commands = {{cmdID = planetUtilities.COMMAND.PATROL, pos = {3600, 2500}}, },  },">
            <text:p>{ name = 'tc_rictus', x = 1700, z = 3900, facing = 0, spawnRadius = 0, delay = 12150, orbitalDrop = false, commands = {{cmdID = planetUtilities.COMMAND.PATROL, pos = {3600, 2500}}, }, <text:s/>},</text:p>
          </table:table-cell>
          <table:table-cell office:value-type="string">
            <text:p>tc_rictus</text:p>
          </table:table-cell>
          <table:table-cell table:formula="of:=IF([.M69]=&quot;N&quot;;1450;IF([.M69]=&quot;M&quot;;1200;1700))" office:value-type="float" office:value="1700">
            <text:p>1700</text:p>
          </table:table-cell>
          <table:table-cell table:formula="of:=IF([.M69]=&quot;N&quot;;100;IF([.M6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69]-1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4" table:formula="of:=[.N67]" office:value-type="float" office:value="6">
            <text:p>6</text:p>
          </table:table-cell>
          <table:table-cell table:formula="of:=[.G69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tc_mancubus', x = 1700, z = 3900, facing = 0, spawnRadius = 0, delay = 12150, orbitalDrop = false, commands = {{cmdID = planetUtilities.COMMAND.PATROL, pos = {3600, 2500}}, }, difficultyAtLeast = 2,  },">
            <text:p>{ name = 'tc_mancubus', x = 1700, z = 3900, facing = 0, spawnRadius = 0, delay = 12150, orbitalDrop = false, commands = {{cmdID = planetUtilities.COMMAND.PATROL, pos = {3600, 2500}}, }, difficultyAtLeast = 2, <text:s/>},</text:p>
          </table:table-cell>
          <table:table-cell office:value-type="string">
            <text:p>tc_mancubus</text:p>
          </table:table-cell>
          <table:table-cell table:formula="of:=IF([.M70]=&quot;N&quot;;1450;IF([.M70]=&quot;M&quot;;1200;1700))" office:value-type="float" office:value="1700">
            <text:p>1700</text:p>
          </table:table-cell>
          <table:table-cell table:formula="of:=IF([.M70]=&quot;N&quot;;100;IF([.M7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70]-1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69]" office:value-type="float" office:value="6">
            <text:p>6</text:p>
          </table:table-cell>
          <table:table-cell table:formula="of:=[.G70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tc_mancubus', x = 1700, z = 3900, facing = 0, spawnRadius = 0, delay = 12150, orbitalDrop = false, commands = {{cmdID = planetUtilities.COMMAND.PATROL, pos = {3600, 2500}}, }, difficultyAtLeast = 3,  },">
            <text:p>{ name = 'tc_mancubus', x = 1700, z = 3900, facing = 0, spawnRadius = 0, delay = 12150, orbitalDrop = false, commands = {{cmdID = planetUtilities.COMMAND.PATROL, pos = {3600, 2500}}, }, difficultyAtLeast = 3, <text:s/>},</text:p>
          </table:table-cell>
          <table:table-cell office:value-type="string">
            <text:p>tc_mancubus</text:p>
          </table:table-cell>
          <table:table-cell table:formula="of:=IF([.M71]=&quot;N&quot;;1450;IF([.M71]=&quot;M&quot;;1200;1700))" office:value-type="float" office:value="1700">
            <text:p>1700</text:p>
          </table:table-cell>
          <table:table-cell table:formula="of:=IF([.M71]=&quot;N&quot;;100;IF([.M7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71]-1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70]" office:value-type="float" office:value="6">
            <text:p>6</text:p>
          </table:table-cell>
          <table:table-cell table:formula="of:=[.G71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tc_belial', x = 1700, z = 3900, facing = 0, spawnRadius = 0, delay = 12150, orbitalDrop = false, commands = {{cmdID = planetUtilities.COMMAND.PATROL, pos = {3600, 2500}}, }, difficultyAtLeast = 4,  },">
            <text:p>{ name = 'tc_belial', x = 1700, z = 3900, facing = 0, spawnRadius = 0, delay = 12150, orbitalDrop = false, commands = {{cmdID = planetUtilities.COMMAND.PATROL, pos = {3600, 2500}}, }, difficultyAtLeast = 4, <text:s/>},</text:p>
          </table:table-cell>
          <table:table-cell office:value-type="string">
            <text:p>tc_belial</text:p>
          </table:table-cell>
          <table:table-cell table:formula="of:=IF([.M72]=&quot;N&quot;;1450;IF([.M72]=&quot;M&quot;;1200;1700))" office:value-type="float" office:value="1700">
            <text:p>1700</text:p>
          </table:table-cell>
          <table:table-cell table:formula="of:=IF([.M72]=&quot;N&quot;;100;IF([.M7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72]-1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71]" office:value-type="float" office:value="6">
            <text:p>6</text:p>
          </table:table-cell>
          <table:table-cell table:formula="of:=[.G72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tc_bonebeast', x = 1700, z = 3900, facing = 0, spawnRadius = 0, delay = 12150, orbitalDrop = false, commands = {{cmdID = planetUtilities.COMMAND.PATROL, pos = {3600, 2500}}, },  },">
            <text:p>{ name = 'tc_bonebeast', x = 1700, z = 3900, facing = 0, spawnRadius = 0, delay = 12150, orbitalDrop = false, commands = {{cmdID = planetUtilities.COMMAND.PATROL, pos = {3600, 2500}}, }, <text:s/>},</text:p>
          </table:table-cell>
          <table:table-cell office:value-type="string">
            <text:p>tc_bonebeast</text:p>
          </table:table-cell>
          <table:table-cell table:formula="of:=IF([.M73]=&quot;N&quot;;1450;IF([.M73]=&quot;M&quot;;1200;1700))" office:value-type="float" office:value="1700">
            <text:p>1700</text:p>
          </table:table-cell>
          <table:table-cell table:formula="of:=IF([.M73]=&quot;N&quot;;100;IF([.M7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73]-1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4" table:formula="of:=[.N71]" office:value-type="float" office:value="6">
            <text:p>6</text:p>
          </table:table-cell>
          <table:table-cell table:formula="of:=[.G73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spiderdemon', x = 1700, z = 3900, facing = 0, spawnRadius = 0, delay = 12150, orbitalDrop = false, commands = {{cmdID = planetUtilities.COMMAND.PATROL, pos = {3600, 2500}}, }, difficultyAtLeast = 2,  },">
            <text:p>{ name = 'tc_spiderdemon', x = 1700, z = 3900, facing = 0, spawnRadius = 0, delay = 12150, orbitalDrop = false, commands = {{cmdID = planetUtilities.COMMAND.PATROL, pos = {3600, 2500}}, }, difficultyAtLeast = 2, <text:s/>},</text:p>
          </table:table-cell>
          <table:table-cell office:value-type="string">
            <text:p>tc_spiderdemon</text:p>
          </table:table-cell>
          <table:table-cell table:formula="of:=IF([.M74]=&quot;N&quot;;1450;IF([.M74]=&quot;M&quot;;1200;1700))" office:value-type="float" office:value="1700">
            <text:p>1700</text:p>
          </table:table-cell>
          <table:table-cell table:formula="of:=IF([.M74]=&quot;N&quot;;100;IF([.M7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74]-1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73]" office:value-type="float" office:value="6">
            <text:p>6</text:p>
          </table:table-cell>
          <table:table-cell table:formula="of:=[.G74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tc_spiderdemon', x = 1700, z = 3900, facing = 0, spawnRadius = 0, delay = 12150, orbitalDrop = false, commands = {{cmdID = planetUtilities.COMMAND.PATROL, pos = {3600, 2500}}, }, difficultyAtLeast = 3,  },">
            <text:p>{ name = 'tc_spiderdemon', x = 1700, z = 3900, facing = 0, spawnRadius = 0, delay = 12150, orbitalDrop = false, commands = {{cmdID = planetUtilities.COMMAND.PATROL, pos = {3600, 2500}}, }, difficultyAtLeast = 3, <text:s/>},</text:p>
          </table:table-cell>
          <table:table-cell office:value-type="string">
            <text:p>tc_spiderdemon</text:p>
          </table:table-cell>
          <table:table-cell table:formula="of:=IF([.M75]=&quot;N&quot;;1450;IF([.M75]=&quot;M&quot;;1200;1700))" office:value-type="float" office:value="1700">
            <text:p>1700</text:p>
          </table:table-cell>
          <table:table-cell table:formula="of:=IF([.M75]=&quot;N&quot;;100;IF([.M7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75]-1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74]" office:value-type="float" office:value="6">
            <text:p>6</text:p>
          </table:table-cell>
          <table:table-cell table:formula="of:=[.G75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tc_agares', x = 1700, z = 3900, facing = 0, spawnRadius = 0, delay = 12150, orbitalDrop = false, commands = {{cmdID = planetUtilities.COMMAND.PATROL, pos = {3600, 2500}}, }, difficultyAtLeast = 4,  },">
            <text:p>{ name = 'tc_agares', x = 1700, z = 3900, facing = 0, spawnRadius = 0, delay = 12150, orbitalDrop = false, commands = {{cmdID = planetUtilities.COMMAND.PATROL, pos = {3600, 2500}}, }, difficultyAtLeast = 4, <text:s/>},</text:p>
          </table:table-cell>
          <table:table-cell office:value-type="string">
            <text:p>tc_agares</text:p>
          </table:table-cell>
          <table:table-cell table:formula="of:=IF([.M76]=&quot;N&quot;;1450;IF([.M76]=&quot;M&quot;;1200;1700))" office:value-type="float" office:value="1700">
            <text:p>1700</text:p>
          </table:table-cell>
          <table:table-cell table:formula="of:=IF([.M76]=&quot;N&quot;;100;IF([.M7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76]-1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75]" office:value-type="float" office:value="6">
            <text:p>6</text:p>
          </table:table-cell>
          <table:table-cell table:formula="of:=[.G76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6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tc_suicide', x = 1450, z = 100, facing = 0, spawnRadius = 0, delay = 14400, orbitalDrop = false, commands = {{cmdID = planetUtilities.COMMAND.PATROL, pos = {3600, 2500}}, },  },">
            <text:p>{ name = 'tc_suicide', x = 1450, z = 100, facing = 0, spawnRadius = 0, delay = 14400, orbitalDrop = false, commands = {{cmdID = planetUtilities.COMMAND.PATROL, pos = {3600, 2500}}, }, <text:s/>},</text:p>
          </table:table-cell>
          <table:table-cell office:value-type="string">
            <text:p>tc_suicide</text:p>
          </table:table-cell>
          <table:table-cell table:formula="of:=IF([.M78]=&quot;N&quot;;1450;IF([.M78]=&quot;M&quot;;1200;1700))" office:value-type="float" office:value="1450">
            <text:p>1450</text:p>
          </table:table-cell>
          <table:table-cell table:formula="of:=IF([.M78]=&quot;N&quot;;100;IF([.M7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78]-1)" office:value-type="float" office:value="480">
            <text:p>4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office:value-type="float" office:value="7">
            <text:p>7</text:p>
          </table:table-cell>
          <table:table-cell table:formula="of:=[.G78]/60" office:value-type="float" office:value="8">
            <text:p>8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tc_suicide', x = 1450, z = 100, facing = 0, spawnRadius = 0, delay = 14512.5, orbitalDrop = false, commands = {{cmdID = planetUtilities.COMMAND.PATROL, pos = {3600, 2500}}, }, difficultyAtLeast = 2,  },">
            <text:p>{ name = 'tc_suicide', x = 1450, z = 100, facing = 0, spawnRadius = 0, delay = 14512.5, orbitalDrop = false, commands = {{cmdID = planetUtilities.COMMAND.PATROL, pos = {3600, 2500}}, }, difficultyAtLeast = 2, <text:s/>},</text:p>
          </table:table-cell>
          <table:table-cell office:value-type="string">
            <text:p>tc_suicide</text:p>
          </table:table-cell>
          <table:table-cell table:formula="of:=IF([.M79]=&quot;N&quot;;1450;IF([.M79]=&quot;M&quot;;1200;1700))" office:value-type="float" office:value="1450">
            <text:p>1450</text:p>
          </table:table-cell>
          <table:table-cell table:formula="of:=IF([.M79]=&quot;N&quot;;100;IF([.M7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79]-1)" office:value-type="float" office:value="483.75">
            <text:p>483.7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78]+0.05" office:value-type="float" office:value="7.05">
            <text:p>7.05</text:p>
          </table:table-cell>
          <table:table-cell table:formula="of:=[.G79]/60" office:value-type="float" office:value="8.0625">
            <text:p>8.062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suicide', x = 1450, z = 100, facing = 0, spawnRadius = 0, delay = 14625, orbitalDrop = false, commands = {{cmdID = planetUtilities.COMMAND.PATROL, pos = {3600, 2500}}, }, difficultyAtLeast = 3,  },">
            <text:p>{ name = 'tc_suicide', x = 1450, z = 100, facing = 0, spawnRadius = 0, delay = 14625, orbitalDrop = false, commands = {{cmdID = planetUtilities.COMMAND.PATROL, pos = {3600, 2500}}, }, difficultyAtLeast = 3, <text:s/>},</text:p>
          </table:table-cell>
          <table:table-cell office:value-type="string">
            <text:p>tc_suicide</text:p>
          </table:table-cell>
          <table:table-cell table:formula="of:=IF([.M80]=&quot;N&quot;;1450;IF([.M80]=&quot;M&quot;;1200;1700))" office:value-type="float" office:value="1450">
            <text:p>1450</text:p>
          </table:table-cell>
          <table:table-cell table:formula="of:=IF([.M80]=&quot;N&quot;;100;IF([.M8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80]-1)" office:value-type="float" office:value="487.5">
            <text:p>487.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79]+0.05" office:value-type="float" office:value="7.1">
            <text:p>7.1</text:p>
          </table:table-cell>
          <table:table-cell table:formula="of:=[.G80]/60" office:value-type="float" office:value="8.125">
            <text:p>8.12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tc_suicide', x = 1450, z = 100, facing = 0, spawnRadius = 0, delay = 14737.5, orbitalDrop = false, commands = {{cmdID = planetUtilities.COMMAND.PATROL, pos = {3600, 2500}}, },  },">
            <text:p>{ name = 'tc_suicide', x = 1450, z = 100, facing = 0, spawnRadius = 0, delay = 14737.5, orbitalDrop = false, commands = {{cmdID = planetUtilities.COMMAND.PATROL, pos = {3600, 2500}}, }, <text:s/>},</text:p>
          </table:table-cell>
          <table:table-cell office:value-type="string">
            <text:p>tc_suicide</text:p>
          </table:table-cell>
          <table:table-cell table:formula="of:=IF([.M81]=&quot;N&quot;;1450;IF([.M81]=&quot;M&quot;;1200;1700))" office:value-type="float" office:value="1450">
            <text:p>1450</text:p>
          </table:table-cell>
          <table:table-cell table:formula="of:=IF([.M81]=&quot;N&quot;;100;IF([.M8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81]-1)" office:value-type="float" office:value="491.25">
            <text:p>491.2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table:formula="of:=[.N80]+0.05" office:value-type="float" office:value="7.15">
            <text:p>7.15</text:p>
          </table:table-cell>
          <table:table-cell table:formula="of:=[.G81]/60" office:value-type="float" office:value="8.1875">
            <text:p>8.18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tc_suicide', x = 1450, z = 100, facing = 0, spawnRadius = 0, delay = 14850, orbitalDrop = false, commands = {{cmdID = planetUtilities.COMMAND.PATROL, pos = {3600, 2500}}, }, difficultyAtLeast = 2,  },">
            <text:p>{ name = 'tc_suicide', x = 1450, z = 100, facing = 0, spawnRadius = 0, delay = 14850, orbitalDrop = false, commands = {{cmdID = planetUtilities.COMMAND.PATROL, pos = {3600, 2500}}, }, difficultyAtLeast = 2, <text:s/>},</text:p>
          </table:table-cell>
          <table:table-cell office:value-type="string">
            <text:p>tc_suicide</text:p>
          </table:table-cell>
          <table:table-cell table:formula="of:=IF([.M82]=&quot;N&quot;;1450;IF([.M82]=&quot;M&quot;;1200;1700))" office:value-type="float" office:value="1450">
            <text:p>1450</text:p>
          </table:table-cell>
          <table:table-cell table:formula="of:=IF([.M82]=&quot;N&quot;;100;IF([.M8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82]-1)" office:value-type="float" office:value="495">
            <text:p>49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81]+0.05" office:value-type="float" office:value="7.2">
            <text:p>7.2</text:p>
          </table:table-cell>
          <table:table-cell table:formula="of:=[.G82]/60" office:value-type="float" office:value="8.25">
            <text:p>8.2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tc_suicide', x = 1450, z = 100, facing = 0, spawnRadius = 0, delay = 14962.5, orbitalDrop = false, commands = {{cmdID = planetUtilities.COMMAND.PATROL, pos = {3600, 2500}}, }, difficultyAtLeast = 3,  },">
            <text:p>{ name = 'tc_suicide', x = 1450, z = 100, facing = 0, spawnRadius = 0, delay = 14962.5, orbitalDrop = false, commands = {{cmdID = planetUtilities.COMMAND.PATROL, pos = {3600, 2500}}, }, difficultyAtLeast = 3, <text:s/>},</text:p>
          </table:table-cell>
          <table:table-cell office:value-type="string">
            <text:p>tc_suicide</text:p>
          </table:table-cell>
          <table:table-cell table:formula="of:=IF([.M83]=&quot;N&quot;;1450;IF([.M83]=&quot;M&quot;;1200;1700))" office:value-type="float" office:value="1450">
            <text:p>1450</text:p>
          </table:table-cell>
          <table:table-cell table:formula="of:=IF([.M83]=&quot;N&quot;;100;IF([.M8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83]-1)" office:value-type="float" office:value="498.75">
            <text:p>498.7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82]+0.05" office:value-type="float" office:value="7.25">
            <text:p>7.25</text:p>
          </table:table-cell>
          <table:table-cell table:formula="of:=[.G83]/60" office:value-type="float" office:value="8.3125">
            <text:p>8.312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tc_suicide', x = 1700, z = 3900, facing = 0, spawnRadius = 0, delay = 14400, orbitalDrop = false, commands = {{cmdID = planetUtilities.COMMAND.PATROL, pos = {3600, 2500}}, },  },">
            <text:p>{ name = 'tc_suicide', x = 1700, z = 3900, facing = 0, spawnRadius = 0, delay = 14400, orbitalDrop = false, commands = {{cmdID = planetUtilities.COMMAND.PATROL, pos = {3600, 2500}}, }, <text:s/>},</text:p>
          </table:table-cell>
          <table:table-cell office:value-type="string">
            <text:p>tc_suicide</text:p>
          </table:table-cell>
          <table:table-cell table:formula="of:=IF([.M84]=&quot;N&quot;;1450;IF([.M84]=&quot;M&quot;;1200;1700))" office:value-type="float" office:value="1700">
            <text:p>1700</text:p>
          </table:table-cell>
          <table:table-cell table:formula="of:=IF([.M84]=&quot;N&quot;;100;IF([.M8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84]-1)" office:value-type="float" office:value="480">
            <text:p>4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4" table:formula="of:=[.N78]" office:value-type="float" office:value="7">
            <text:p>7</text:p>
          </table:table-cell>
          <table:table-cell table:formula="of:=[.G84]/60" office:value-type="float" office:value="8">
            <text:p>8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tc_suicide', x = 1700, z = 3900, facing = 0, spawnRadius = 0, delay = 14512.5, orbitalDrop = false, commands = {{cmdID = planetUtilities.COMMAND.PATROL, pos = {3600, 2500}}, }, difficultyAtLeast = 2,  },">
            <text:p>{ name = 'tc_suicide', x = 1700, z = 3900, facing = 0, spawnRadius = 0, delay = 14512.5, orbitalDrop = false, commands = {{cmdID = planetUtilities.COMMAND.PATROL, pos = {3600, 2500}}, }, difficultyAtLeast = 2, <text:s/>},</text:p>
          </table:table-cell>
          <table:table-cell office:value-type="string">
            <text:p>tc_suicide</text:p>
          </table:table-cell>
          <table:table-cell table:formula="of:=IF([.M85]=&quot;N&quot;;1450;IF([.M85]=&quot;M&quot;;1200;1700))" office:value-type="float" office:value="1700">
            <text:p>1700</text:p>
          </table:table-cell>
          <table:table-cell table:formula="of:=IF([.M85]=&quot;N&quot;;100;IF([.M8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85]-1)" office:value-type="float" office:value="483.75">
            <text:p>483.7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84]+0.05" office:value-type="float" office:value="7.05">
            <text:p>7.05</text:p>
          </table:table-cell>
          <table:table-cell table:formula="of:=[.G85]/60" office:value-type="float" office:value="8.0625">
            <text:p>8.062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suicide', x = 1700, z = 3900, facing = 0, spawnRadius = 0, delay = 14625, orbitalDrop = false, commands = {{cmdID = planetUtilities.COMMAND.PATROL, pos = {3600, 2500}}, }, difficultyAtLeast = 3,  },">
            <text:p>{ name = 'tc_suicide', x = 1700, z = 3900, facing = 0, spawnRadius = 0, delay = 14625, orbitalDrop = false, commands = {{cmdID = planetUtilities.COMMAND.PATROL, pos = {3600, 2500}}, }, difficultyAtLeast = 3, <text:s/>},</text:p>
          </table:table-cell>
          <table:table-cell office:value-type="string">
            <text:p>tc_suicide</text:p>
          </table:table-cell>
          <table:table-cell table:formula="of:=IF([.M86]=&quot;N&quot;;1450;IF([.M86]=&quot;M&quot;;1200;1700))" office:value-type="float" office:value="1700">
            <text:p>1700</text:p>
          </table:table-cell>
          <table:table-cell table:formula="of:=IF([.M86]=&quot;N&quot;;100;IF([.M8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86]-1)" office:value-type="float" office:value="487.5">
            <text:p>487.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85]+0.05" office:value-type="float" office:value="7.1">
            <text:p>7.1</text:p>
          </table:table-cell>
          <table:table-cell table:formula="of:=[.G86]/60" office:value-type="float" office:value="8.125">
            <text:p>8.12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tc_suicide', x = 1700, z = 3900, facing = 0, spawnRadius = 0, delay = 14737.5, orbitalDrop = false, commands = {{cmdID = planetUtilities.COMMAND.PATROL, pos = {3600, 2500}}, },  },">
            <text:p>{ name = 'tc_suicide', x = 1700, z = 3900, facing = 0, spawnRadius = 0, delay = 14737.5, orbitalDrop = false, commands = {{cmdID = planetUtilities.COMMAND.PATROL, pos = {3600, 2500}}, }, <text:s/>},</text:p>
          </table:table-cell>
          <table:table-cell office:value-type="string">
            <text:p>tc_suicide</text:p>
          </table:table-cell>
          <table:table-cell table:formula="of:=IF([.M87]=&quot;N&quot;;1450;IF([.M87]=&quot;M&quot;;1200;1700))" office:value-type="float" office:value="1700">
            <text:p>1700</text:p>
          </table:table-cell>
          <table:table-cell table:formula="of:=IF([.M87]=&quot;N&quot;;100;IF([.M8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87]-1)" office:value-type="float" office:value="491.25">
            <text:p>491.2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4" table:formula="of:=[.N86]+0.05" office:value-type="float" office:value="7.15">
            <text:p>7.15</text:p>
          </table:table-cell>
          <table:table-cell table:formula="of:=[.G87]/60" office:value-type="float" office:value="8.1875">
            <text:p>8.18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tc_suicide', x = 1700, z = 3900, facing = 0, spawnRadius = 0, delay = 14850, orbitalDrop = false, commands = {{cmdID = planetUtilities.COMMAND.PATROL, pos = {3600, 2500}}, }, difficultyAtLeast = 2,  },">
            <text:p>{ name = 'tc_suicide', x = 1700, z = 3900, facing = 0, spawnRadius = 0, delay = 14850, orbitalDrop = false, commands = {{cmdID = planetUtilities.COMMAND.PATROL, pos = {3600, 2500}}, }, difficultyAtLeast = 2, <text:s/>},</text:p>
          </table:table-cell>
          <table:table-cell office:value-type="string">
            <text:p>tc_suicide</text:p>
          </table:table-cell>
          <table:table-cell table:formula="of:=IF([.M88]=&quot;N&quot;;1450;IF([.M88]=&quot;M&quot;;1200;1700))" office:value-type="float" office:value="1700">
            <text:p>1700</text:p>
          </table:table-cell>
          <table:table-cell table:formula="of:=IF([.M88]=&quot;N&quot;;100;IF([.M8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88]-1)" office:value-type="float" office:value="495">
            <text:p>49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87]+0.05" office:value-type="float" office:value="7.2">
            <text:p>7.2</text:p>
          </table:table-cell>
          <table:table-cell table:formula="of:=[.G88]/60" office:value-type="float" office:value="8.25">
            <text:p>8.2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tc_suicide', x = 1700, z = 3900, facing = 0, spawnRadius = 0, delay = 14962.5, orbitalDrop = false, commands = {{cmdID = planetUtilities.COMMAND.PATROL, pos = {3600, 2500}}, }, difficultyAtLeast = 3,  },">
            <text:p>{ name = 'tc_suicide', x = 1700, z = 3900, facing = 0, spawnRadius = 0, delay = 14962.5, orbitalDrop = false, commands = {{cmdID = planetUtilities.COMMAND.PATROL, pos = {3600, 2500}}, }, difficultyAtLeast = 3, <text:s/>},</text:p>
          </table:table-cell>
          <table:table-cell office:value-type="string">
            <text:p>tc_suicide</text:p>
          </table:table-cell>
          <table:table-cell table:formula="of:=IF([.M89]=&quot;N&quot;;1450;IF([.M89]=&quot;M&quot;;1200;1700))" office:value-type="float" office:value="1700">
            <text:p>1700</text:p>
          </table:table-cell>
          <table:table-cell table:formula="of:=IF([.M89]=&quot;N&quot;;100;IF([.M8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89]-1)" office:value-type="float" office:value="498.75">
            <text:p>498.7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88]+0.05" office:value-type="float" office:value="7.25">
            <text:p>7.25</text:p>
          </table:table-cell>
          <table:table-cell table:formula="of:=[.G89]/60" office:value-type="float" office:value="8.3125">
            <text:p>8.3125</text:p>
          </table:table-cell>
          <table:table-cell table:style-name="Default" table:number-columns-repeated="1009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6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tc_purgatory_ai', x = 1900, z = 1650, facing = 0, spawnRadius = 0, delay = 16650, orbitalDrop = false, commands = {{cmdID = planetUtilities.COMMAND.PATROL, pos = {1900, 1650}}, },  },">
            <text:p>{ name = 'tc_purgatory_ai', x = 1900, z = 1650, facing = 0, spawnRadius = 0, delay = 1665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[.$G$2]+[.$P$2]*([.N91]-1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4" office:value-type="float" office:value="8">
            <text:p>8</text:p>
          </table:table-cell>
          <table:table-cell table:formula="of:=[.G91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purgatory_ai', x = 1900, z = 3300, facing = 0, spawnRadius = 0, delay = 16650, orbitalDrop = false, commands = {{cmdID = planetUtilities.COMMAND.PATROL, pos = {1900, 3300}}, }, difficultyAtLeast = 2,  },">
            <text:p>{ name = 'tc_purgatory_ai', x = 1900, z = 3300, facing = 0, spawnRadius = 0, delay = 16650, orbitalDrop = false, commands = {{cmdID = planetUtilities.COMMAND.PATROL, pos = {1900, 3300}}, }, difficultyAtLeast = 2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[.$G$2]+[.$P$2]*([.N92]-1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4" office:value-type="float" office:value="8">
            <text:p>8</text:p>
          </table:table-cell>
          <table:table-cell table:formula="of:=[.G92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tc_shade_lvl8', x = 1200, z = 2100, facing = 0, spawnRadius = 0, delay = 16650, orbitalDrop = false, patrolRoute = { {1700, 3800}, {2800, 3700}, {2700, 1900}, {3600, 3000}, }, difficultyAtLeast = 2,  },">
            <text:p>{ name = 'tc_shade_lvl8', x = 1200, z = 2100, facing = 0, spawnRadius = 0, delay = 16650, orbitalDrop = false, patrolRoute = { {1700, 3800}, {2800, 3700}, {2700, 1900}, {3600, 3000}, }, difficultyAtLeast = 2, <text:s/>},</text:p>
          </table:table-cell>
          <table:table-cell office:value-type="string">
            <text:p>tc_shade_lvl8</text:p>
          </table:table-cell>
          <table:table-cell table:formula="of:=IF([.M93]=&quot;N&quot;;1450;IF([.M93]=&quot;M&quot;;1200;1700))" office:value-type="float" office:value="1200">
            <text:p>1200</text:p>
          </table:table-cell>
          <table:table-cell table:formula="of:=IF([.M93]=&quot;N&quot;;100;IF([.M9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93]-1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4" table:formula="of:=[.N92]" office:value-type="float" office:value="8">
            <text:p>8</text:p>
          </table:table-cell>
          <table:table-cell table:formula="of:=[.G93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6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tc_acranius', x = 1450, z = 100, facing = 0, spawnRadius = 0, delay = 18900, orbitalDrop = false, commands = {{cmdID = planetUtilities.COMMAND.PATROL, pos = {3600, 2500}}, },  },">
            <text:p>{ name = 'tc_acranius', x = 1450, z = 100, facing = 0, spawnRadius = 0, delay = 18900, orbitalDrop = false, commands = {{cmdID = planetUtilities.COMMAND.PATROL, pos = {3600, 2500}}, }, <text:s/>},</text:p>
          </table:table-cell>
          <table:table-cell office:value-type="string">
            <text:p>tc_acranius</text:p>
          </table:table-cell>
          <table:table-cell table:formula="of:=IF([.M95]=&quot;N&quot;;1450;IF([.M95]=&quot;M&quot;;1200;1700))" office:value-type="float" office:value="1450">
            <text:p>1450</text:p>
          </table:table-cell>
          <table:table-cell table:formula="of:=IF([.M95]=&quot;N&quot;;100;IF([.M9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95]-1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number-columns-repeated="2" table:style-name="Default"/>
          <table:table-cell/>
          <table:table-cell office:value-type="string">
            <text:p>N</text:p>
          </table:table-cell>
          <table:table-cell table:style-name="ce4" office:value-type="float" office:value="9">
            <text:p>9</text:p>
          </table:table-cell>
          <table:table-cell table:formula="of:=[.G95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tc_acranius', x = 1450, z = 100, facing = 0, spawnRadius = 0, delay = 18900, orbitalDrop = false, commands = {{cmdID = planetUtilities.COMMAND.PATROL, pos = {3600, 2500}}, }, difficultyAtLeast = 2,  },">
            <text:p>{ name = 'tc_acranius', x = 1450, z = 100, facing = 0, spawnRadius = 0, delay = 18900, orbitalDrop = false, commands = {{cmdID = planetUtilities.COMMAND.PATROL, pos = {3600, 2500}}, }, difficultyAtLeast = 2, <text:s/>},</text:p>
          </table:table-cell>
          <table:table-cell office:value-type="string">
            <text:p>tc_acranius</text:p>
          </table:table-cell>
          <table:table-cell table:formula="of:=IF([.M96]=&quot;N&quot;;1450;IF([.M96]=&quot;M&quot;;1200;1700))" office:value-type="float" office:value="1450">
            <text:p>1450</text:p>
          </table:table-cell>
          <table:table-cell table:formula="of:=IF([.M96]=&quot;N&quot;;100;IF([.M9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96]-1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office:value-type="float" office:value="9">
            <text:p>9</text:p>
          </table:table-cell>
          <table:table-cell table:formula="of:=[.G96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tc_acranius', x = 1450, z = 100, facing = 0, spawnRadius = 0, delay = 18900, orbitalDrop = false, commands = {{cmdID = planetUtilities.COMMAND.PATROL, pos = {3600, 2500}}, }, difficultyAtLeast = 3,  },">
            <text:p>{ name = 'tc_acranius', x = 1450, z = 100, facing = 0, spawnRadius = 0, delay = 18900, orbitalDrop = false, commands = {{cmdID = planetUtilities.COMMAND.PATROL, pos = {3600, 2500}}, }, difficultyAtLeast = 3, <text:s/>},</text:p>
          </table:table-cell>
          <table:table-cell office:value-type="string">
            <text:p>tc_acranius</text:p>
          </table:table-cell>
          <table:table-cell table:formula="of:=IF([.M97]=&quot;N&quot;;1450;IF([.M97]=&quot;M&quot;;1200;1700))" office:value-type="float" office:value="1450">
            <text:p>1450</text:p>
          </table:table-cell>
          <table:table-cell table:formula="of:=IF([.M97]=&quot;N&quot;;100;IF([.M9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97]-1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office:value-type="float" office:value="9">
            <text:p>9</text:p>
          </table:table-cell>
          <table:table-cell table:formula="of:=[.G97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dragon', x = 1450, z = 100, facing = 0, spawnRadius = 0, delay = 18900, orbitalDrop = false, commands = {{cmdID = planetUtilities.COMMAND.PATROL, pos = {3600, 2500}}, }, difficultyAtLeast = 2,  },">
            <text:p>{ name = 'tc_dragon', x = 1450, z = 100, facing = 0, spawnRadius = 0, delay = 18900, orbitalDrop = false, commands = {{cmdID = planetUtilities.COMMAND.PATROL, pos = {3600, 2500}}, }, difficultyAtLeast = 2, <text:s/>},</text:p>
          </table:table-cell>
          <table:table-cell office:value-type="string">
            <text:p>tc_dragon</text:p>
          </table:table-cell>
          <table:table-cell table:formula="of:=IF([.M98]=&quot;N&quot;;1450;IF([.M98]=&quot;M&quot;;1200;1700))" office:value-type="float" office:value="1450">
            <text:p>1450</text:p>
          </table:table-cell>
          <table:table-cell table:formula="of:=IF([.M98]=&quot;N&quot;;100;IF([.M9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98]-1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office:value-type="float" office:value="9">
            <text:p>9</text:p>
          </table:table-cell>
          <table:table-cell table:formula="of:=[.G98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tc_dragon', x = 1450, z = 100, facing = 0, spawnRadius = 0, delay = 18900, orbitalDrop = false, commands = {{cmdID = planetUtilities.COMMAND.PATROL, pos = {3600, 2500}}, }, difficultyAtLeast = 3,  },">
            <text:p>{ name = 'tc_dragon', x = 1450, z = 100, facing = 0, spawnRadius = 0, delay = 18900, orbitalDrop = false, commands = {{cmdID = planetUtilities.COMMAND.PATROL, pos = {3600, 2500}}, }, difficultyAtLeast = 3, <text:s/>},</text:p>
          </table:table-cell>
          <table:table-cell office:value-type="string">
            <text:p>tc_dragon</text:p>
          </table:table-cell>
          <table:table-cell table:formula="of:=IF([.M99]=&quot;N&quot;;1450;IF([.M99]=&quot;M&quot;;1200;1700))" office:value-type="float" office:value="1450">
            <text:p>1450</text:p>
          </table:table-cell>
          <table:table-cell table:formula="of:=IF([.M99]=&quot;N&quot;;100;IF([.M9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99]-1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office:value-type="float" office:value="9">
            <text:p>9</text:p>
          </table:table-cell>
          <table:table-cell table:formula="of:=[.G99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tc_dragon', x = 1450, z = 100, facing = 0, spawnRadius = 0, delay = 18900, orbitalDrop = false, commands = {{cmdID = planetUtilities.COMMAND.PATROL, pos = {3600, 2500}}, }, difficultyAtLeast = 4,  },">
            <text:p>{ name = 'tc_dragon', x = 1450, z = 100, facing = 0, spawnRadius = 0, delay = 18900, orbitalDrop = false, commands = {{cmdID = planetUtilities.COMMAND.PATROL, pos = {3600, 2500}}, }, difficultyAtLeast = 4, <text:s/>},</text:p>
          </table:table-cell>
          <table:table-cell office:value-type="string">
            <text:p>tc_dragon</text:p>
          </table:table-cell>
          <table:table-cell table:formula="of:=IF([.M100]=&quot;N&quot;;1450;IF([.M100]=&quot;M&quot;;1200;1700))" office:value-type="float" office:value="1450">
            <text:p>1450</text:p>
          </table:table-cell>
          <table:table-cell table:formula="of:=IF([.M100]=&quot;N&quot;;100;IF([.M10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00]-1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4" office:value-type="float" office:value="9">
            <text:p>9</text:p>
          </table:table-cell>
          <table:table-cell table:formula="of:=[.G100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6">
          <table:table-cell table:style-name="ce16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tc_redeemer', x = 1200, z = 2100, facing = 0, spawnRadius = 0, delay = 18900, orbitalDrop = false, commands = {{cmdID = planetUtilities.COMMAND.PATROL, pos = {3600, 2500}}, },  },">
            <text:p>{ name = 'tc_redeemer', x = 1200, z = 2100, facing = 0, spawnRadius = 0, delay = 18900, orbitalDrop = false, commands = {{cmdID = planetUtilities.COMMAND.PATROL, pos = {3600, 2500}}, }, <text:s/>},</text:p>
          </table:table-cell>
          <table:table-cell office:value-type="string">
            <text:p>tc_redeemer</text:p>
          </table:table-cell>
          <table:table-cell table:formula="of:=IF([.M101]=&quot;N&quot;;1450;IF([.M101]=&quot;M&quot;;1200;1700))" office:value-type="float" office:value="1200">
            <text:p>1200</text:p>
          </table:table-cell>
          <table:table-cell table:formula="of:=IF([.M101]=&quot;N&quot;;100;IF([.M10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101]-1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4" office:value-type="float" office:value="9">
            <text:p>9</text:p>
          </table:table-cell>
          <table:table-cell table:formula="of:=[.G101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6">
          <table:table-cell table:style-name="ce16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tc_redeemer', x = 1200, z = 2100, facing = 0, spawnRadius = 0, delay = 18900, orbitalDrop = false, commands = {{cmdID = planetUtilities.COMMAND.PATROL, pos = {3600, 2500}}, },  },">
            <text:p>{ name = 'tc_redeemer', x = 1200, z = 2100, facing = 0, spawnRadius = 0, delay = 18900, orbitalDrop = false, commands = {{cmdID = planetUtilities.COMMAND.PATROL, pos = {3600, 2500}}, }, <text:s/>},</text:p>
          </table:table-cell>
          <table:table-cell office:value-type="string">
            <text:p>tc_redeemer</text:p>
          </table:table-cell>
          <table:table-cell table:formula="of:=IF([.M102]=&quot;N&quot;;1450;IF([.M102]=&quot;M&quot;;1200;1700))" office:value-type="float" office:value="1200">
            <text:p>1200</text:p>
          </table:table-cell>
          <table:table-cell table:formula="of:=IF([.M102]=&quot;N&quot;;100;IF([.M10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102]-1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4" office:value-type="float" office:value="9">
            <text:p>9</text:p>
          </table:table-cell>
          <table:table-cell table:formula="of:=[.G102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6">
          <table:table-cell table:style-name="ce16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tc_redeemer', x = 1200, z = 2100, facing = 0, spawnRadius = 0, delay = 18900, orbitalDrop = false, commands = {{cmdID = planetUtilities.COMMAND.PATROL, pos = {3600, 2500}}, },  },">
            <text:p>{ name = 'tc_redeemer', x = 1200, z = 2100, facing = 0, spawnRadius = 0, delay = 18900, orbitalDrop = false, commands = {{cmdID = planetUtilities.COMMAND.PATROL, pos = {3600, 2500}}, }, <text:s/>},</text:p>
          </table:table-cell>
          <table:table-cell office:value-type="string">
            <text:p>tc_redeemer</text:p>
          </table:table-cell>
          <table:table-cell table:formula="of:=IF([.M103]=&quot;N&quot;;1450;IF([.M103]=&quot;M&quot;;1200;1700))" office:value-type="float" office:value="1200">
            <text:p>1200</text:p>
          </table:table-cell>
          <table:table-cell table:formula="of:=IF([.M103]=&quot;N&quot;;100;IF([.M10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103]-1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4" office:value-type="float" office:value="9">
            <text:p>9</text:p>
          </table:table-cell>
          <table:table-cell table:formula="of:=[.G103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6">
          <table:table-cell table:style-name="ce16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acranius', x = 1700, z = 3900, facing = 0, spawnRadius = 0, delay = 18900, orbitalDrop = false, commands = {{cmdID = planetUtilities.COMMAND.PATROL, pos = {3600, 2500}}, },  },">
            <text:p>{ name = 'tc_acranius', x = 1700, z = 3900, facing = 0, spawnRadius = 0, delay = 18900, orbitalDrop = false, commands = {{cmdID = planetUtilities.COMMAND.PATROL, pos = {3600, 2500}}, }, <text:s/>},</text:p>
          </table:table-cell>
          <table:table-cell office:value-type="string">
            <text:p>tc_acranius</text:p>
          </table:table-cell>
          <table:table-cell table:formula="of:=IF([.M104]=&quot;N&quot;;1450;IF([.M104]=&quot;M&quot;;1200;1700))" office:value-type="float" office:value="1700">
            <text:p>1700</text:p>
          </table:table-cell>
          <table:table-cell table:formula="of:=IF([.M104]=&quot;N&quot;;100;IF([.M10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04]-1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S</text:p>
          </table:table-cell>
          <table:table-cell table:style-name="ce4" office:value-type="float" office:value="9">
            <text:p>9</text:p>
          </table:table-cell>
          <table:table-cell table:formula="of:=[.G104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tc_acranius', x = 1700, z = 3900, facing = 0, spawnRadius = 0, delay = 18900, orbitalDrop = false, commands = {{cmdID = planetUtilities.COMMAND.PATROL, pos = {3600, 2500}}, }, difficultyAtLeast = 2,  },">
            <text:p>{ name = 'tc_acranius', x = 1700, z = 3900, facing = 0, spawnRadius = 0, delay = 18900, orbitalDrop = false, commands = {{cmdID = planetUtilities.COMMAND.PATROL, pos = {3600, 2500}}, }, difficultyAtLeast = 2, <text:s/>},</text:p>
          </table:table-cell>
          <table:table-cell office:value-type="string">
            <text:p>tc_acranius</text:p>
          </table:table-cell>
          <table:table-cell table:formula="of:=IF([.M105]=&quot;N&quot;;1450;IF([.M105]=&quot;M&quot;;1200;1700))" office:value-type="float" office:value="1700">
            <text:p>1700</text:p>
          </table:table-cell>
          <table:table-cell table:formula="of:=IF([.M105]=&quot;N&quot;;100;IF([.M10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05]-1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office:value-type="float" office:value="9">
            <text:p>9</text:p>
          </table:table-cell>
          <table:table-cell table:formula="of:=[.G105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tc_acranius', x = 1700, z = 3900, facing = 0, spawnRadius = 0, delay = 18900, orbitalDrop = false, commands = {{cmdID = planetUtilities.COMMAND.PATROL, pos = {3600, 2500}}, }, difficultyAtLeast = 3,  },">
            <text:p>{ name = 'tc_acranius', x = 1700, z = 3900, facing = 0, spawnRadius = 0, delay = 18900, orbitalDrop = false, commands = {{cmdID = planetUtilities.COMMAND.PATROL, pos = {3600, 2500}}, }, difficultyAtLeast = 3, <text:s/>},</text:p>
          </table:table-cell>
          <table:table-cell office:value-type="string">
            <text:p>tc_acranius</text:p>
          </table:table-cell>
          <table:table-cell table:formula="of:=IF([.M106]=&quot;N&quot;;1450;IF([.M106]=&quot;M&quot;;1200;1700))" office:value-type="float" office:value="1700">
            <text:p>1700</text:p>
          </table:table-cell>
          <table:table-cell table:formula="of:=IF([.M106]=&quot;N&quot;;100;IF([.M10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06]-1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office:value-type="float" office:value="9">
            <text:p>9</text:p>
          </table:table-cell>
          <table:table-cell table:formula="of:=[.G106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tc_dragon', x = 1700, z = 3900, facing = 0, spawnRadius = 0, delay = 18900, orbitalDrop = false, commands = {{cmdID = planetUtilities.COMMAND.PATROL, pos = {3600, 2500}}, }, difficultyAtLeast = 2,  },">
            <text:p>{ name = 'tc_dragon', x = 1700, z = 3900, facing = 0, spawnRadius = 0, delay = 18900, orbitalDrop = false, commands = {{cmdID = planetUtilities.COMMAND.PATROL, pos = {3600, 2500}}, }, difficultyAtLeast = 2, <text:s/>},</text:p>
          </table:table-cell>
          <table:table-cell office:value-type="string">
            <text:p>tc_dragon</text:p>
          </table:table-cell>
          <table:table-cell table:formula="of:=IF([.M107]=&quot;N&quot;;1450;IF([.M107]=&quot;M&quot;;1200;1700))" office:value-type="float" office:value="1700">
            <text:p>1700</text:p>
          </table:table-cell>
          <table:table-cell table:formula="of:=IF([.M107]=&quot;N&quot;;100;IF([.M10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07]-1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office:value-type="float" office:value="9">
            <text:p>9</text:p>
          </table:table-cell>
          <table:table-cell table:formula="of:=[.G107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tc_dragon', x = 1700, z = 3900, facing = 0, spawnRadius = 0, delay = 18900, orbitalDrop = false, commands = {{cmdID = planetUtilities.COMMAND.PATROL, pos = {3600, 2500}}, }, difficultyAtLeast = 3,  },">
            <text:p>{ name = 'tc_dragon', x = 1700, z = 3900, facing = 0, spawnRadius = 0, delay = 18900, orbitalDrop = false, commands = {{cmdID = planetUtilities.COMMAND.PATROL, pos = {3600, 2500}}, }, difficultyAtLeast = 3, <text:s/>},</text:p>
          </table:table-cell>
          <table:table-cell office:value-type="string">
            <text:p>tc_dragon</text:p>
          </table:table-cell>
          <table:table-cell table:formula="of:=IF([.M108]=&quot;N&quot;;1450;IF([.M108]=&quot;M&quot;;1200;1700))" office:value-type="float" office:value="1700">
            <text:p>1700</text:p>
          </table:table-cell>
          <table:table-cell table:formula="of:=IF([.M108]=&quot;N&quot;;100;IF([.M10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08]-1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office:value-type="float" office:value="9">
            <text:p>9</text:p>
          </table:table-cell>
          <table:table-cell table:formula="of:=[.G108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tc_dragon', x = 1700, z = 3900, facing = 0, spawnRadius = 0, delay = 18900, orbitalDrop = false, commands = {{cmdID = planetUtilities.COMMAND.PATROL, pos = {3600, 2500}}, }, difficultyAtLeast = 4,  },">
            <text:p>{ name = 'tc_dragon', x = 1700, z = 3900, facing = 0, spawnRadius = 0, delay = 18900, orbitalDrop = false, commands = {{cmdID = planetUtilities.COMMAND.PATROL, pos = {3600, 2500}}, }, difficultyAtLeast = 4, <text:s/>},</text:p>
          </table:table-cell>
          <table:table-cell office:value-type="string">
            <text:p>tc_dragon</text:p>
          </table:table-cell>
          <table:table-cell table:formula="of:=IF([.M109]=&quot;N&quot;;1450;IF([.M109]=&quot;M&quot;;1200;1700))" office:value-type="float" office:value="1700">
            <text:p>1700</text:p>
          </table:table-cell>
          <table:table-cell table:formula="of:=IF([.M109]=&quot;N&quot;;100;IF([.M10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09]-1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office:value-type="float" office:value="9">
            <text:p>9</text:p>
          </table:table-cell>
          <table:table-cell table:formula="of:=[.G109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6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tc_mancubus', x = 1450, z = 100, facing = 0, spawnRadius = 0, delay = 21150, orbitalDrop = false, commands = {{cmdID = planetUtilities.COMMAND.PATROL, pos = {3600, 2500}}, },  },">
            <text:p>{ name = 'tc_mancubus', x = 1450, z = 100, facing = 0, spawnRadius = 0, delay = 21150, orbitalDrop = false, commands = {{cmdID = planetUtilities.COMMAND.PATROL, pos = {3600, 2500}}, }, <text:s/>},</text:p>
          </table:table-cell>
          <table:table-cell office:value-type="string">
            <text:p>tc_mancubus</text:p>
          </table:table-cell>
          <table:table-cell table:formula="of:=IF([.M111]=&quot;N&quot;;1450;IF([.M111]=&quot;M&quot;;1200;1700))" office:value-type="float" office:value="1450">
            <text:p>1450</text:p>
          </table:table-cell>
          <table:table-cell table:formula="of:=IF([.M111]=&quot;N&quot;;100;IF([.M11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11]-1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office:value-type="float" office:value="10">
            <text:p>10</text:p>
          </table:table-cell>
          <table:table-cell table:formula="of:=[.G111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tc_belial', x = 1450, z = 100, facing = 0, spawnRadius = 0, delay = 21150, orbitalDrop = false, commands = {{cmdID = planetUtilities.COMMAND.PATROL, pos = {3600, 2500}}, },  },">
            <text:p>{ name = 'tc_belial', x = 1450, z = 100, facing = 0, spawnRadius = 0, delay = 21150, orbitalDrop = false, commands = {{cmdID = planetUtilities.COMMAND.PATROL, pos = {3600, 2500}}, }, <text:s/>},</text:p>
          </table:table-cell>
          <table:table-cell office:value-type="string">
            <text:p>tc_belial</text:p>
          </table:table-cell>
          <table:table-cell table:formula="of:=IF([.M112]=&quot;N&quot;;1450;IF([.M112]=&quot;M&quot;;1200;1700))" office:value-type="float" office:value="1450">
            <text:p>1450</text:p>
          </table:table-cell>
          <table:table-cell table:formula="of:=IF([.M112]=&quot;N&quot;;100;IF([.M11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12]-1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table:formula="of:=[.N111]" office:value-type="float" office:value="10">
            <text:p>10</text:p>
          </table:table-cell>
          <table:table-cell table:formula="of:=[.G112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tc_belial', x = 1450, z = 100, facing = 0, spawnRadius = 0, delay = 21150, orbitalDrop = false, commands = {{cmdID = planetUtilities.COMMAND.PATROL, pos = {3600, 2500}}, }, difficultyAtLeast = 2,  },">
            <text:p>{ name = 'tc_belial', x = 1450, z = 100, facing = 0, spawnRadius = 0, delay = 21150, orbitalDrop = false, commands = {{cmdID = planetUtilities.COMMAND.PATROL, pos = {3600, 2500}}, }, difficultyAtLeast = 2, <text:s/>},</text:p>
          </table:table-cell>
          <table:table-cell office:value-type="string">
            <text:p>tc_belial</text:p>
          </table:table-cell>
          <table:table-cell table:formula="of:=IF([.M113]=&quot;N&quot;;1450;IF([.M113]=&quot;M&quot;;1200;1700))" office:value-type="float" office:value="1450">
            <text:p>1450</text:p>
          </table:table-cell>
          <table:table-cell table:formula="of:=IF([.M113]=&quot;N&quot;;100;IF([.M11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13]-1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112]" office:value-type="float" office:value="10">
            <text:p>10</text:p>
          </table:table-cell>
          <table:table-cell table:formula="of:=[.G113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tc_belial', x = 1450, z = 100, facing = 0, spawnRadius = 0, delay = 21150, orbitalDrop = false, commands = {{cmdID = planetUtilities.COMMAND.PATROL, pos = {3600, 2500}}, }, difficultyAtLeast = 3,  },">
            <text:p>{ name = 'tc_belial', x = 1450, z = 100, facing = 0, spawnRadius = 0, delay = 21150, orbitalDrop = false, commands = {{cmdID = planetUtilities.COMMAND.PATROL, pos = {3600, 2500}}, }, difficultyAtLeast = 3, <text:s/>},</text:p>
          </table:table-cell>
          <table:table-cell office:value-type="string">
            <text:p>tc_belial</text:p>
          </table:table-cell>
          <table:table-cell table:formula="of:=IF([.M114]=&quot;N&quot;;1450;IF([.M114]=&quot;M&quot;;1200;1700))" office:value-type="float" office:value="1450">
            <text:p>1450</text:p>
          </table:table-cell>
          <table:table-cell table:formula="of:=IF([.M114]=&quot;N&quot;;100;IF([.M11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14]-1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113]" office:value-type="float" office:value="10">
            <text:p>10</text:p>
          </table:table-cell>
          <table:table-cell table:formula="of:=[.G114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tc_agares', x = 1450, z = 100, facing = 0, spawnRadius = 0, delay = 21150, orbitalDrop = false, commands = {{cmdID = planetUtilities.COMMAND.PATROL, pos = {3600, 2500}}, },  },">
            <text:p>{ name = 'tc_agares', x = 1450, z = 100, facing = 0, spawnRadius = 0, delay = 21150, orbitalDrop = false, commands = {{cmdID = planetUtilities.COMMAND.PATROL, pos = {3600, 2500}}, }, <text:s/>},</text:p>
          </table:table-cell>
          <table:table-cell office:value-type="string">
            <text:p>tc_agares</text:p>
          </table:table-cell>
          <table:table-cell table:formula="of:=IF([.M115]=&quot;N&quot;;1450;IF([.M115]=&quot;M&quot;;1200;1700))" office:value-type="float" office:value="1450">
            <text:p>1450</text:p>
          </table:table-cell>
          <table:table-cell table:formula="of:=IF([.M115]=&quot;N&quot;;100;IF([.M1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15]-1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table:formula="of:=[.N113]" office:value-type="float" office:value="10">
            <text:p>10</text:p>
          </table:table-cell>
          <table:table-cell table:formula="of:=[.G115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agares', x = 1450, z = 100, facing = 0, spawnRadius = 0, delay = 21150, orbitalDrop = false, commands = {{cmdID = planetUtilities.COMMAND.PATROL, pos = {3600, 2500}}, }, difficultyAtLeast = 2,  },">
            <text:p>{ name = 'tc_agares', x = 1450, z = 100, facing = 0, spawnRadius = 0, delay = 21150, orbitalDrop = false, commands = {{cmdID = planetUtilities.COMMAND.PATROL, pos = {3600, 2500}}, }, difficultyAtLeast = 2, <text:s/>},</text:p>
          </table:table-cell>
          <table:table-cell office:value-type="string">
            <text:p>tc_agares</text:p>
          </table:table-cell>
          <table:table-cell table:formula="of:=IF([.M116]=&quot;N&quot;;1450;IF([.M116]=&quot;M&quot;;1200;1700))" office:value-type="float" office:value="1450">
            <text:p>1450</text:p>
          </table:table-cell>
          <table:table-cell table:formula="of:=IF([.M116]=&quot;N&quot;;100;IF([.M11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16]-1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115]" office:value-type="float" office:value="10">
            <text:p>10</text:p>
          </table:table-cell>
          <table:table-cell table:formula="of:=[.G116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tc_agares', x = 1450, z = 100, facing = 0, spawnRadius = 0, delay = 21150, orbitalDrop = false, commands = {{cmdID = planetUtilities.COMMAND.PATROL, pos = {3600, 2500}}, }, difficultyAtLeast = 3,  },">
            <text:p>{ name = 'tc_agares', x = 1450, z = 100, facing = 0, spawnRadius = 0, delay = 21150, orbitalDrop = false, commands = {{cmdID = planetUtilities.COMMAND.PATROL, pos = {3600, 2500}}, }, difficultyAtLeast = 3, <text:s/>},</text:p>
          </table:table-cell>
          <table:table-cell office:value-type="string">
            <text:p>tc_agares</text:p>
          </table:table-cell>
          <table:table-cell table:formula="of:=IF([.M117]=&quot;N&quot;;1450;IF([.M117]=&quot;M&quot;;1200;1700))" office:value-type="float" office:value="1450">
            <text:p>1450</text:p>
          </table:table-cell>
          <table:table-cell table:formula="of:=IF([.M117]=&quot;N&quot;;100;IF([.M11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17]-1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116]" office:value-type="float" office:value="10">
            <text:p>10</text:p>
          </table:table-cell>
          <table:table-cell table:formula="of:=[.G117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tc_purgatory_ai', x = 1450, z = 100, facing = 0, spawnRadius = 0, delay = 21150, orbitalDrop = false, commands = {{cmdID = planetUtilities.COMMAND.PATROL, pos = {3600, 2500}}, }, difficultyAtLeast = 4,  },">
            <text:p>{ name = 'tc_purgatory_ai', x = 1450, z = 100, facing = 0, spawnRadius = 0, delay = 21150, orbitalDrop = false, commands = {{cmdID = planetUtilities.COMMAND.PATROL, pos = {3600, 2500}}, }, difficultyAtLeast = 4, <text:s/>},</text:p>
          </table:table-cell>
          <table:table-cell office:value-type="string">
            <text:p>tc_purgatory_ai</text:p>
          </table:table-cell>
          <table:table-cell table:formula="of:=IF([.M118]=&quot;N&quot;;1450;IF([.M118]=&quot;M&quot;;1200;1700))" office:value-type="float" office:value="1450">
            <text:p>1450</text:p>
          </table:table-cell>
          <table:table-cell table:formula="of:=IF([.M118]=&quot;N&quot;;100;IF([.M11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18]-1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4" table:formula="of:=[.N117]" office:value-type="float" office:value="10">
            <text:p>10</text:p>
          </table:table-cell>
          <table:table-cell table:formula="of:=[.G118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tc_mancubus', x = 1700, z = 3900, facing = 0, spawnRadius = 0, delay = 21150, orbitalDrop = false, commands = {{cmdID = planetUtilities.COMMAND.PATROL, pos = {3600, 2500}}, },  },">
            <text:p>{ name = 'tc_mancubus', x = 1700, z = 3900, facing = 0, spawnRadius = 0, delay = 21150, orbitalDrop = false, commands = {{cmdID = planetUtilities.COMMAND.PATROL, pos = {3600, 2500}}, }, <text:s/>},</text:p>
          </table:table-cell>
          <table:table-cell office:value-type="string">
            <text:p>tc_mancubus</text:p>
          </table:table-cell>
          <table:table-cell table:formula="of:=IF([.M119]=&quot;N&quot;;1450;IF([.M119]=&quot;M&quot;;1200;1700))" office:value-type="float" office:value="1700">
            <text:p>1700</text:p>
          </table:table-cell>
          <table:table-cell table:formula="of:=IF([.M119]=&quot;N&quot;;100;IF([.M11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19]-1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4" table:formula="of:=[.N117]" office:value-type="float" office:value="10">
            <text:p>10</text:p>
          </table:table-cell>
          <table:table-cell table:formula="of:=[.G119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tc_belial', x = 1700, z = 3900, facing = 0, spawnRadius = 0, delay = 21150, orbitalDrop = false, commands = {{cmdID = planetUtilities.COMMAND.PATROL, pos = {3600, 2500}}, },  },">
            <text:p>{ name = 'tc_belial', x = 1700, z = 3900, facing = 0, spawnRadius = 0, delay = 21150, orbitalDrop = false, commands = {{cmdID = planetUtilities.COMMAND.PATROL, pos = {3600, 2500}}, }, <text:s/>},</text:p>
          </table:table-cell>
          <table:table-cell office:value-type="string">
            <text:p>tc_belial</text:p>
          </table:table-cell>
          <table:table-cell table:formula="of:=IF([.M120]=&quot;N&quot;;1450;IF([.M120]=&quot;M&quot;;1200;1700))" office:value-type="float" office:value="1700">
            <text:p>1700</text:p>
          </table:table-cell>
          <table:table-cell table:formula="of:=IF([.M120]=&quot;N&quot;;100;IF([.M12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20]-1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4" table:formula="of:=[.N119]" office:value-type="float" office:value="10">
            <text:p>10</text:p>
          </table:table-cell>
          <table:table-cell table:formula="of:=[.G120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tc_belial', x = 1700, z = 3900, facing = 0, spawnRadius = 0, delay = 21150, orbitalDrop = false, commands = {{cmdID = planetUtilities.COMMAND.PATROL, pos = {3600, 2500}}, }, difficultyAtLeast = 2,  },">
            <text:p>{ name = 'tc_belial', x = 1700, z = 3900, facing = 0, spawnRadius = 0, delay = 21150, orbitalDrop = false, commands = {{cmdID = planetUtilities.COMMAND.PATROL, pos = {3600, 2500}}, }, difficultyAtLeast = 2, <text:s/>},</text:p>
          </table:table-cell>
          <table:table-cell office:value-type="string">
            <text:p>tc_belial</text:p>
          </table:table-cell>
          <table:table-cell table:formula="of:=IF([.M121]=&quot;N&quot;;1450;IF([.M121]=&quot;M&quot;;1200;1700))" office:value-type="float" office:value="1700">
            <text:p>1700</text:p>
          </table:table-cell>
          <table:table-cell table:formula="of:=IF([.M121]=&quot;N&quot;;100;IF([.M1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21]-1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120]" office:value-type="float" office:value="10">
            <text:p>10</text:p>
          </table:table-cell>
          <table:table-cell table:formula="of:=[.G121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belial', x = 1700, z = 3900, facing = 0, spawnRadius = 0, delay = 21150, orbitalDrop = false, commands = {{cmdID = planetUtilities.COMMAND.PATROL, pos = {3600, 2500}}, }, difficultyAtLeast = 3,  },">
            <text:p>{ name = 'tc_belial', x = 1700, z = 3900, facing = 0, spawnRadius = 0, delay = 21150, orbitalDrop = false, commands = {{cmdID = planetUtilities.COMMAND.PATROL, pos = {3600, 2500}}, }, difficultyAtLeast = 3, <text:s/>},</text:p>
          </table:table-cell>
          <table:table-cell office:value-type="string">
            <text:p>tc_belial</text:p>
          </table:table-cell>
          <table:table-cell table:formula="of:=IF([.M122]=&quot;N&quot;;1450;IF([.M122]=&quot;M&quot;;1200;1700))" office:value-type="float" office:value="1700">
            <text:p>1700</text:p>
          </table:table-cell>
          <table:table-cell table:formula="of:=IF([.M122]=&quot;N&quot;;100;IF([.M1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22]-1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121]" office:value-type="float" office:value="10">
            <text:p>10</text:p>
          </table:table-cell>
          <table:table-cell table:formula="of:=[.G122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tc_agares', x = 1700, z = 3900, facing = 0, spawnRadius = 0, delay = 21150, orbitalDrop = false, commands = {{cmdID = planetUtilities.COMMAND.PATROL, pos = {3600, 2500}}, },  },">
            <text:p>{ name = 'tc_agares', x = 1700, z = 3900, facing = 0, spawnRadius = 0, delay = 21150, orbitalDrop = false, commands = {{cmdID = planetUtilities.COMMAND.PATROL, pos = {3600, 2500}}, }, <text:s/>},</text:p>
          </table:table-cell>
          <table:table-cell office:value-type="string">
            <text:p>tc_agares</text:p>
          </table:table-cell>
          <table:table-cell table:formula="of:=IF([.M123]=&quot;N&quot;;1450;IF([.M123]=&quot;M&quot;;1200;1700))" office:value-type="float" office:value="1700">
            <text:p>1700</text:p>
          </table:table-cell>
          <table:table-cell table:formula="of:=IF([.M123]=&quot;N&quot;;100;IF([.M1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23]-1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4" table:formula="of:=[.N121]" office:value-type="float" office:value="10">
            <text:p>10</text:p>
          </table:table-cell>
          <table:table-cell table:formula="of:=[.G123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24]&amp;&quot;', &quot;&amp;[.C$1]&amp;&quot; = &quot;&amp;[.C124]&amp;&quot;, &quot;&amp;[.D$1]&amp;&quot; = &quot;&amp;[.D124]&amp;&quot;, &quot;&amp;[.E$1]&amp;&quot; = &quot;&amp;[.E124]&amp;&quot;, &quot;&amp;[.F$1]&amp;&quot; = &quot;&amp;[.F124]&amp;&quot;, &quot;&amp;[.G$1]&amp;&quot; = &quot;&amp;[.G124]*30&amp;&quot;, &quot;&amp;[.H$1]&amp;&quot; = &quot;&amp;[.H124]&amp;&quot;, &quot;&amp;IF([.I124]=&quot;&quot;;&quot;&quot;;[.I$1]&amp;&quot; = &quot;&amp;[.I124]&amp;&quot;, &quot;)&amp;IF([.J124]=&quot;&quot;;&quot;&quot;;[.J$1]&amp;&quot; = &quot;&amp;[.J124]&amp;&quot;, &quot;)&amp;IF([.K124]=&quot;&quot;;&quot;&quot;;[.K$1]&amp;&quot; = &quot;&amp;[.K124]&amp;&quot;, &quot;)&amp;&quot; },&quot;" office:value-type="string" office:string-value="{ name = 'tc_agares', x = 1700, z = 3900, facing = 0, spawnRadius = 0, delay = 21150, orbitalDrop = false, commands = {{cmdID = planetUtilities.COMMAND.PATROL, pos = {3600, 2500}}, }, difficultyAtLeast = 2,  },">
            <text:p>{ name = 'tc_agares', x = 1700, z = 3900, facing = 0, spawnRadius = 0, delay = 21150, orbitalDrop = false, commands = {{cmdID = planetUtilities.COMMAND.PATROL, pos = {3600, 2500}}, }, difficultyAtLeast = 2, <text:s/>},</text:p>
          </table:table-cell>
          <table:table-cell office:value-type="string">
            <text:p>tc_agares</text:p>
          </table:table-cell>
          <table:table-cell table:formula="of:=IF([.M124]=&quot;N&quot;;1450;IF([.M124]=&quot;M&quot;;1200;1700))" office:value-type="float" office:value="1700">
            <text:p>1700</text:p>
          </table:table-cell>
          <table:table-cell table:formula="of:=IF([.M124]=&quot;N&quot;;100;IF([.M1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24]-1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123]" office:value-type="float" office:value="10">
            <text:p>10</text:p>
          </table:table-cell>
          <table:table-cell table:formula="of:=[.G124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25]&amp;&quot;', &quot;&amp;[.C$1]&amp;&quot; = &quot;&amp;[.C125]&amp;&quot;, &quot;&amp;[.D$1]&amp;&quot; = &quot;&amp;[.D125]&amp;&quot;, &quot;&amp;[.E$1]&amp;&quot; = &quot;&amp;[.E125]&amp;&quot;, &quot;&amp;[.F$1]&amp;&quot; = &quot;&amp;[.F125]&amp;&quot;, &quot;&amp;[.G$1]&amp;&quot; = &quot;&amp;[.G125]*30&amp;&quot;, &quot;&amp;[.H$1]&amp;&quot; = &quot;&amp;[.H125]&amp;&quot;, &quot;&amp;IF([.I125]=&quot;&quot;;&quot;&quot;;[.I$1]&amp;&quot; = &quot;&amp;[.I125]&amp;&quot;, &quot;)&amp;IF([.J125]=&quot;&quot;;&quot;&quot;;[.J$1]&amp;&quot; = &quot;&amp;[.J125]&amp;&quot;, &quot;)&amp;IF([.K125]=&quot;&quot;;&quot;&quot;;[.K$1]&amp;&quot; = &quot;&amp;[.K125]&amp;&quot;, &quot;)&amp;&quot; },&quot;" office:value-type="string" office:string-value="{ name = 'tc_agares', x = 1700, z = 3900, facing = 0, spawnRadius = 0, delay = 21150, orbitalDrop = false, commands = {{cmdID = planetUtilities.COMMAND.PATROL, pos = {3600, 2500}}, }, difficultyAtLeast = 3,  },">
            <text:p>{ name = 'tc_agares', x = 1700, z = 3900, facing = 0, spawnRadius = 0, delay = 21150, orbitalDrop = false, commands = {{cmdID = planetUtilities.COMMAND.PATROL, pos = {3600, 2500}}, }, difficultyAtLeast = 3, <text:s/>},</text:p>
          </table:table-cell>
          <table:table-cell office:value-type="string">
            <text:p>tc_agares</text:p>
          </table:table-cell>
          <table:table-cell table:formula="of:=IF([.M125]=&quot;N&quot;;1450;IF([.M125]=&quot;M&quot;;1200;1700))" office:value-type="float" office:value="1700">
            <text:p>1700</text:p>
          </table:table-cell>
          <table:table-cell table:formula="of:=IF([.M125]=&quot;N&quot;;100;IF([.M12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25]-1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124]" office:value-type="float" office:value="10">
            <text:p>10</text:p>
          </table:table-cell>
          <table:table-cell table:formula="of:=[.G125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26]&amp;&quot;', &quot;&amp;[.C$1]&amp;&quot; = &quot;&amp;[.C126]&amp;&quot;, &quot;&amp;[.D$1]&amp;&quot; = &quot;&amp;[.D126]&amp;&quot;, &quot;&amp;[.E$1]&amp;&quot; = &quot;&amp;[.E126]&amp;&quot;, &quot;&amp;[.F$1]&amp;&quot; = &quot;&amp;[.F126]&amp;&quot;, &quot;&amp;[.G$1]&amp;&quot; = &quot;&amp;[.G126]*30&amp;&quot;, &quot;&amp;[.H$1]&amp;&quot; = &quot;&amp;[.H126]&amp;&quot;, &quot;&amp;IF([.I126]=&quot;&quot;;&quot;&quot;;[.I$1]&amp;&quot; = &quot;&amp;[.I126]&amp;&quot;, &quot;)&amp;IF([.J126]=&quot;&quot;;&quot;&quot;;[.J$1]&amp;&quot; = &quot;&amp;[.J126]&amp;&quot;, &quot;)&amp;IF([.K126]=&quot;&quot;;&quot;&quot;;[.K$1]&amp;&quot; = &quot;&amp;[.K126]&amp;&quot;, &quot;)&amp;&quot; },&quot;" office:value-type="string" office:string-value="{ name = 'tc_purgatory_ai', x = 1700, z = 3900, facing = 0, spawnRadius = 0, delay = 21150, orbitalDrop = false, commands = {{cmdID = planetUtilities.COMMAND.PATROL, pos = {3600, 2500}}, }, difficultyAtLeast = 4,  },">
            <text:p>{ name = 'tc_purgatory_ai', x = 1700, z = 3900, facing = 0, spawnRadius = 0, delay = 21150, orbitalDrop = false, commands = {{cmdID = planetUtilities.COMMAND.PATROL, pos = {3600, 2500}}, }, difficultyAtLeast = 4, <text:s/>},</text:p>
          </table:table-cell>
          <table:table-cell office:value-type="string">
            <text:p>tc_purgatory_ai</text:p>
          </table:table-cell>
          <table:table-cell table:formula="of:=IF([.M126]=&quot;N&quot;;1450;IF([.M126]=&quot;M&quot;;1200;1700))" office:value-type="float" office:value="1700">
            <text:p>1700</text:p>
          </table:table-cell>
          <table:table-cell table:formula="of:=IF([.M126]=&quot;N&quot;;100;IF([.M12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26]-1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125]" office:value-type="float" office:value="10">
            <text:p>10</text:p>
          </table:table-cell>
          <table:table-cell table:formula="of:=[.G126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6" table:formula="of:=&quot;{ &quot;&amp;[.B$1]&amp;&quot; = '&quot;&amp;[.B128]&amp;&quot;', &quot;&amp;[.C$1]&amp;&quot; = &quot;&amp;[.C128]&amp;&quot;, &quot;&amp;[.D$1]&amp;&quot; = &quot;&amp;[.D128]&amp;&quot;, &quot;&amp;[.E$1]&amp;&quot; = &quot;&amp;[.E128]&amp;&quot;, &quot;&amp;[.F$1]&amp;&quot; = &quot;&amp;[.F128]&amp;&quot;, &quot;&amp;[.G$1]&amp;&quot; = &quot;&amp;[.G128]*30&amp;&quot;, &quot;&amp;[.H$1]&amp;&quot; = &quot;&amp;[.H128]&amp;&quot;, &quot;&amp;IF([.I128]=&quot;&quot;;&quot;&quot;;[.I$1]&amp;&quot; = &quot;&amp;[.I128]&amp;&quot;, &quot;)&amp;IF([.J128]=&quot;&quot;;&quot;&quot;;[.J$1]&amp;&quot; = &quot;&amp;[.J128]&amp;&quot;, &quot;)&amp;IF([.K128]=&quot;&quot;;&quot;&quot;;[.K$1]&amp;&quot; = &quot;&amp;[.K128]&amp;&quot;, &quot;)&amp;&quot; },&quot;" office:value-type="string" office:string-value="{ name = 'tc_shade_lvl10', x = 1450, z = 100, facing = 0, spawnRadius = 0, delay = 23400, orbitalDrop = false, patrolRoute = { {1700, 3800}, {2800, 3700}, {2700, 1900}, {3600, 3000}, },  },">
            <text:p>{ name = 'tc_shade_lvl10', x = 1450, z = 100, facing = 0, spawnRadius = 0, delay = 23400, orbitalDrop = false, patrolRoute = { {1700, 3800}, {2800, 3700}, {2700, 1900}, {3600, 3000}, }, <text:s/>},</text:p>
          </table:table-cell>
          <table:table-cell office:value-type="string">
            <text:p>tc_shade_lvl10</text:p>
          </table:table-cell>
          <table:table-cell table:formula="of:=IF([.M128]=&quot;N&quot;;1450;IF([.M128]=&quot;M&quot;;1200;1700))" office:value-type="float" office:value="1450">
            <text:p>1450</text:p>
          </table:table-cell>
          <table:table-cell table:formula="of:=IF([.M128]=&quot;N&quot;;100;IF([.M1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28]-1)" office:value-type="float" office:value="780">
            <text:p>78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N</text:p>
          </table:table-cell>
          <table:table-cell table:style-name="ce4" office:value-type="float" office:value="11">
            <text:p>11</text:p>
          </table:table-cell>
          <table:table-cell table:formula="of:=[.G128]/60" office:value-type="float" office:value="13">
            <text:p>13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29]&amp;&quot;', &quot;&amp;[.C$1]&amp;&quot; = &quot;&amp;[.C129]&amp;&quot;, &quot;&amp;[.D$1]&amp;&quot; = &quot;&amp;[.D129]&amp;&quot;, &quot;&amp;[.E$1]&amp;&quot; = &quot;&amp;[.E129]&amp;&quot;, &quot;&amp;[.F$1]&amp;&quot; = &quot;&amp;[.F129]&amp;&quot;, &quot;&amp;[.G$1]&amp;&quot; = &quot;&amp;[.G129]*30&amp;&quot;, &quot;&amp;[.H$1]&amp;&quot; = &quot;&amp;[.H129]&amp;&quot;, &quot;&amp;IF([.I129]=&quot;&quot;;&quot;&quot;;[.I$1]&amp;&quot; = &quot;&amp;[.I129]&amp;&quot;, &quot;)&amp;IF([.J129]=&quot;&quot;;&quot;&quot;;[.J$1]&amp;&quot; = &quot;&amp;[.J129]&amp;&quot;, &quot;)&amp;IF([.K129]=&quot;&quot;;&quot;&quot;;[.K$1]&amp;&quot; = &quot;&amp;[.K129]&amp;&quot;, &quot;)&amp;&quot; },&quot;" office:value-type="string" office:string-value="{ name = 'tc_walker', x = 1450, z = 100, facing = 0, spawnRadius = 0, delay = 23400, orbitalDrop = false, commands = {{cmdID = planetUtilities.COMMAND.PATROL, pos = {3600, 2500}}, }, difficultyAtLeast = 2,  },">
            <text:p>{ name = 'tc_walker', x = 1450, z = 100, facing = 0, spawnRadius = 0, delay = 23400, orbitalDrop = false, commands = {{cmdID = planetUtilities.COMMAND.PATROL, pos = {3600, 2500}}, }, difficultyAtLeast = 2, <text:s/>},</text:p>
          </table:table-cell>
          <table:table-cell office:value-type="string">
            <text:p>tc_walker</text:p>
          </table:table-cell>
          <table:table-cell table:formula="of:=IF([.M129]=&quot;N&quot;;1450;IF([.M129]=&quot;M&quot;;1200;1700))" office:value-type="float" office:value="1450">
            <text:p>1450</text:p>
          </table:table-cell>
          <table:table-cell table:formula="of:=IF([.M129]=&quot;N&quot;;100;IF([.M1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29]-1)" office:value-type="float" office:value="780">
            <text:p>7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N</text:p>
          </table:table-cell>
          <table:table-cell table:style-name="ce4" table:formula="of:=[.N128]" office:value-type="float" office:value="11">
            <text:p>11</text:p>
          </table:table-cell>
          <table:table-cell table:formula="of:=[.G129]/60" office:value-type="float" office:value="13">
            <text:p>13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30]&amp;&quot;', &quot;&amp;[.C$1]&amp;&quot; = &quot;&amp;[.C130]&amp;&quot;, &quot;&amp;[.D$1]&amp;&quot; = &quot;&amp;[.D130]&amp;&quot;, &quot;&amp;[.E$1]&amp;&quot; = &quot;&amp;[.E130]&amp;&quot;, &quot;&amp;[.F$1]&amp;&quot; = &quot;&amp;[.F130]&amp;&quot;, &quot;&amp;[.G$1]&amp;&quot; = &quot;&amp;[.G130]*30&amp;&quot;, &quot;&amp;[.H$1]&amp;&quot; = &quot;&amp;[.H130]&amp;&quot;, &quot;&amp;IF([.I130]=&quot;&quot;;&quot;&quot;;[.I$1]&amp;&quot; = &quot;&amp;[.I130]&amp;&quot;, &quot;)&amp;IF([.J130]=&quot;&quot;;&quot;&quot;;[.J$1]&amp;&quot; = &quot;&amp;[.J130]&amp;&quot;, &quot;)&amp;IF([.K130]=&quot;&quot;;&quot;&quot;;[.K$1]&amp;&quot; = &quot;&amp;[.K130]&amp;&quot;, &quot;)&amp;&quot; },&quot;" office:value-type="string" office:string-value="{ name = 'tc_dragon', x = 1450, z = 100, facing = 0, spawnRadius = 0, delay = 23400, orbitalDrop = false, commands = {{cmdID = planetUtilities.COMMAND.PATROL, pos = {3600, 2500}}, }, difficultyAtLeast = 2,  },">
            <text:p>{ name = 'tc_dragon', x = 1450, z = 100, facing = 0, spawnRadius = 0, delay = 23400, orbitalDrop = false, commands = {{cmdID = planetUtilities.COMMAND.PATROL, pos = {3600, 2500}}, }, difficultyAtLeast = 2, <text:s/>},</text:p>
          </table:table-cell>
          <table:table-cell office:value-type="string">
            <text:p>tc_dragon</text:p>
          </table:table-cell>
          <table:table-cell table:formula="of:=IF([.M130]=&quot;N&quot;;1450;IF([.M130]=&quot;M&quot;;1200;1700))" office:value-type="float" office:value="1450">
            <text:p>1450</text:p>
          </table:table-cell>
          <table:table-cell table:formula="of:=IF([.M130]=&quot;N&quot;;100;IF([.M1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30]-1)" office:value-type="float" office:value="780">
            <text:p>7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N</text:p>
          </table:table-cell>
          <table:table-cell table:style-name="ce4" table:formula="of:=[.N132]" office:value-type="float" office:value="11">
            <text:p>11</text:p>
          </table:table-cell>
          <table:table-cell table:formula="of:=[.G130]/60" office:value-type="float" office:value="13">
            <text:p>13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31]&amp;&quot;', &quot;&amp;[.C$1]&amp;&quot; = &quot;&amp;[.C131]&amp;&quot;, &quot;&amp;[.D$1]&amp;&quot; = &quot;&amp;[.D131]&amp;&quot;, &quot;&amp;[.E$1]&amp;&quot; = &quot;&amp;[.E131]&amp;&quot;, &quot;&amp;[.F$1]&amp;&quot; = &quot;&amp;[.F131]&amp;&quot;, &quot;&amp;[.G$1]&amp;&quot; = &quot;&amp;[.G131]*30&amp;&quot;, &quot;&amp;[.H$1]&amp;&quot; = &quot;&amp;[.H131]&amp;&quot;, &quot;&amp;IF([.I131]=&quot;&quot;;&quot;&quot;;[.I$1]&amp;&quot; = &quot;&amp;[.I131]&amp;&quot;, &quot;)&amp;IF([.J131]=&quot;&quot;;&quot;&quot;;[.J$1]&amp;&quot; = &quot;&amp;[.J131]&amp;&quot;, &quot;)&amp;IF([.K131]=&quot;&quot;;&quot;&quot;;[.K$1]&amp;&quot; = &quot;&amp;[.K131]&amp;&quot;, &quot;)&amp;&quot; },&quot;" office:value-type="string" office:string-value="{ name = 'tc_dragon', x = 1200, z = 2100, facing = 0, spawnRadius = 0, delay = 23400, orbitalDrop = false, commands = {{cmdID = planetUtilities.COMMAND.PATROL, pos = {3600, 2500}}, }, difficultyAtLeast = 3,  },">
            <text:p>{ name = 'tc_dragon', x = 1200, z = 2100, facing = 0, spawnRadius = 0, delay = 23400, orbitalDrop = false, commands = {{cmdID = planetUtilities.COMMAND.PATROL, pos = {3600, 2500}}, }, difficultyAtLeast = 3, <text:s/>},</text:p>
          </table:table-cell>
          <table:table-cell office:value-type="string">
            <text:p>tc_dragon</text:p>
          </table:table-cell>
          <table:table-cell table:formula="of:=IF([.M131]=&quot;N&quot;;1450;IF([.M131]=&quot;M&quot;;1200;1700))" office:value-type="float" office:value="1200">
            <text:p>1200</text:p>
          </table:table-cell>
          <table:table-cell table:formula="of:=IF([.M131]=&quot;N&quot;;100;IF([.M13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131]-1)" office:value-type="float" office:value="780">
            <text:p>7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4" table:formula="of:=[.N133]" office:value-type="float" office:value="11">
            <text:p>11</text:p>
          </table:table-cell>
          <table:table-cell table:formula="of:=[.G131]/60" office:value-type="float" office:value="13">
            <text:p>13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32]&amp;&quot;', &quot;&amp;[.C$1]&amp;&quot; = &quot;&amp;[.C132]&amp;&quot;, &quot;&amp;[.D$1]&amp;&quot; = &quot;&amp;[.D132]&amp;&quot;, &quot;&amp;[.E$1]&amp;&quot; = &quot;&amp;[.E132]&amp;&quot;, &quot;&amp;[.F$1]&amp;&quot; = &quot;&amp;[.F132]&amp;&quot;, &quot;&amp;[.G$1]&amp;&quot; = &quot;&amp;[.G132]*30&amp;&quot;, &quot;&amp;[.H$1]&amp;&quot; = &quot;&amp;[.H132]&amp;&quot;, &quot;&amp;IF([.I132]=&quot;&quot;;&quot;&quot;;[.I$1]&amp;&quot; = &quot;&amp;[.I132]&amp;&quot;, &quot;)&amp;IF([.J132]=&quot;&quot;;&quot;&quot;;[.J$1]&amp;&quot; = &quot;&amp;[.J132]&amp;&quot;, &quot;)&amp;IF([.K132]=&quot;&quot;;&quot;&quot;;[.K$1]&amp;&quot; = &quot;&amp;[.K132]&amp;&quot;, &quot;)&amp;&quot; },&quot;" office:value-type="string" office:string-value="{ name = 'tc_dragon', x = 1700, z = 3900, facing = 0, spawnRadius = 0, delay = 23400, orbitalDrop = false, commands = {{cmdID = planetUtilities.COMMAND.PATROL, pos = {3600, 2500}}, },  },">
            <text:p>{ name = 'tc_dragon', x = 1700, z = 3900, facing = 0, spawnRadius = 0, delay = 23400, orbitalDrop = false, commands = {{cmdID = planetUtilities.COMMAND.PATROL, pos = {3600, 2500}}, }, <text:s/>},</text:p>
          </table:table-cell>
          <table:table-cell office:value-type="string">
            <text:p>tc_dragon</text:p>
          </table:table-cell>
          <table:table-cell table:formula="of:=IF([.M132]=&quot;N&quot;;1450;IF([.M132]=&quot;M&quot;;1200;1700))" office:value-type="float" office:value="1700">
            <text:p>1700</text:p>
          </table:table-cell>
          <table:table-cell table:formula="of:=IF([.M132]=&quot;N&quot;;100;IF([.M13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32]-1)" office:value-type="float" office:value="780">
            <text:p>7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4" table:formula="of:=[.N129]" office:value-type="float" office:value="11">
            <text:p>11</text:p>
          </table:table-cell>
          <table:table-cell table:formula="of:=[.G132]/60" office:value-type="float" office:value="13">
            <text:p>13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33]&amp;&quot;', &quot;&amp;[.C$1]&amp;&quot; = &quot;&amp;[.C133]&amp;&quot;, &quot;&amp;[.D$1]&amp;&quot; = &quot;&amp;[.D133]&amp;&quot;, &quot;&amp;[.E$1]&amp;&quot; = &quot;&amp;[.E133]&amp;&quot;, &quot;&amp;[.F$1]&amp;&quot; = &quot;&amp;[.F133]&amp;&quot;, &quot;&amp;[.G$1]&amp;&quot; = &quot;&amp;[.G133]*30&amp;&quot;, &quot;&amp;[.H$1]&amp;&quot; = &quot;&amp;[.H133]&amp;&quot;, &quot;&amp;IF([.I133]=&quot;&quot;;&quot;&quot;;[.I$1]&amp;&quot; = &quot;&amp;[.I133]&amp;&quot;, &quot;)&amp;IF([.J133]=&quot;&quot;;&quot;&quot;;[.J$1]&amp;&quot; = &quot;&amp;[.J133]&amp;&quot;, &quot;)&amp;IF([.K133]=&quot;&quot;;&quot;&quot;;[.K$1]&amp;&quot; = &quot;&amp;[.K133]&amp;&quot;, &quot;)&amp;&quot; },&quot;" office:value-type="string" office:string-value="{ name = 'tc_walker', x = 1700, z = 3900, facing = 0, spawnRadius = 0, delay = 23400, orbitalDrop = false, commands = {{cmdID = planetUtilities.COMMAND.PATROL, pos = {3600, 2500}}, }, difficultyAtLeast = 2,  },">
            <text:p>{ name = 'tc_walker', x = 1700, z = 3900, facing = 0, spawnRadius = 0, delay = 23400, orbitalDrop = false, commands = {{cmdID = planetUtilities.COMMAND.PATROL, pos = {3600, 2500}}, }, difficultyAtLeast = 2, <text:s/>},</text:p>
          </table:table-cell>
          <table:table-cell office:value-type="string">
            <text:p>tc_walker</text:p>
          </table:table-cell>
          <table:table-cell table:formula="of:=IF([.M133]=&quot;N&quot;;1450;IF([.M133]=&quot;M&quot;;1200;1700))" office:value-type="float" office:value="1700">
            <text:p>1700</text:p>
          </table:table-cell>
          <table:table-cell table:formula="of:=IF([.M133]=&quot;N&quot;;100;IF([.M13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33]-1)" office:value-type="float" office:value="780">
            <text:p>7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130]" office:value-type="float" office:value="11">
            <text:p>11</text:p>
          </table:table-cell>
          <table:table-cell table:formula="of:=[.G133]/60" office:value-type="float" office:value="13">
            <text:p>13</text:p>
          </table:table-cell>
          <table:table-cell table:style-name="Default" table:number-columns-repeated="1009"/>
        </table:table-row>
        <table:table-row table:style-name="ro3">
          <table:table-cell table:style-name="ce16" table:formula="of:=&quot;{ &quot;&amp;[.B$1]&amp;&quot; = '&quot;&amp;[.B134]&amp;&quot;', &quot;&amp;[.C$1]&amp;&quot; = &quot;&amp;[.C134]&amp;&quot;, &quot;&amp;[.D$1]&amp;&quot; = &quot;&amp;[.D134]&amp;&quot;, &quot;&amp;[.E$1]&amp;&quot; = &quot;&amp;[.E134]&amp;&quot;, &quot;&amp;[.F$1]&amp;&quot; = &quot;&amp;[.F134]&amp;&quot;, &quot;&amp;[.G$1]&amp;&quot; = &quot;&amp;[.G134]*30&amp;&quot;, &quot;&amp;[.H$1]&amp;&quot; = &quot;&amp;[.H134]&amp;&quot;, &quot;&amp;IF([.I134]=&quot;&quot;;&quot;&quot;;[.I$1]&amp;&quot; = &quot;&amp;[.I134]&amp;&quot;, &quot;)&amp;IF([.J134]=&quot;&quot;;&quot;&quot;;[.J$1]&amp;&quot; = &quot;&amp;[.J134]&amp;&quot;, &quot;)&amp;IF([.K134]=&quot;&quot;;&quot;&quot;;[.K$1]&amp;&quot; = &quot;&amp;[.K134]&amp;&quot;, &quot;)&amp;&quot; },&quot;" office:value-type="string" office:string-value="{ name = 'tc_dragon', x = 1700, z = 3900, facing = 0, spawnRadius = 0, delay = 23400, orbitalDrop = false, commands = {{cmdID = planetUtilities.COMMAND.PATROL, pos = {3600, 2500}}, }, difficultyAtLeast = 2,  },">
            <text:p>{ name = 'tc_dragon', x = 1700, z = 3900, facing = 0, spawnRadius = 0, delay = 23400, orbitalDrop = false, commands = {{cmdID = planetUtilities.COMMAND.PATROL, pos = {3600, 2500}}, }, difficultyAtLeast = 2, <text:s/>},</text:p>
          </table:table-cell>
          <table:table-cell office:value-type="string">
            <text:p>tc_dragon</text:p>
          </table:table-cell>
          <table:table-cell table:formula="of:=IF([.M134]=&quot;N&quot;;1450;IF([.M134]=&quot;M&quot;;1200;1700))" office:value-type="float" office:value="1700">
            <text:p>1700</text:p>
          </table:table-cell>
          <table:table-cell table:formula="of:=IF([.M134]=&quot;N&quot;;100;IF([.M1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34]-1)" office:value-type="float" office:value="780">
            <text:p>7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133]" office:value-type="float" office:value="11">
            <text:p>11</text:p>
          </table:table-cell>
          <table:table-cell table:formula="of:=[.G134]/60" office:value-type="float" office:value="13">
            <text:p>13</text:p>
          </table:table-cell>
          <table:table-cell table:style-name="Default" table:number-columns-repeated="1009"/>
        </table:table-row>
        <table:table-row table:style-name="ro3">
          <table:table-cell table:style-name="ce16" table:formula="of:=&quot;{ &quot;&amp;[.B$1]&amp;&quot; = '&quot;&amp;[.B135]&amp;&quot;', &quot;&amp;[.C$1]&amp;&quot; = &quot;&amp;[.C135]&amp;&quot;, &quot;&amp;[.D$1]&amp;&quot; = &quot;&amp;[.D135]&amp;&quot;, &quot;&amp;[.E$1]&amp;&quot; = &quot;&amp;[.E135]&amp;&quot;, &quot;&amp;[.F$1]&amp;&quot; = &quot;&amp;[.F135]&amp;&quot;, &quot;&amp;[.G$1]&amp;&quot; = &quot;&amp;[.G135]*30&amp;&quot;, &quot;&amp;[.H$1]&amp;&quot; = &quot;&amp;[.H135]&amp;&quot;, &quot;&amp;IF([.I135]=&quot;&quot;;&quot;&quot;;[.I$1]&amp;&quot; = &quot;&amp;[.I135]&amp;&quot;, &quot;)&amp;IF([.J135]=&quot;&quot;;&quot;&quot;;[.J$1]&amp;&quot; = &quot;&amp;[.J135]&amp;&quot;, &quot;)&amp;IF([.K135]=&quot;&quot;;&quot;&quot;;[.K$1]&amp;&quot; = &quot;&amp;[.K135]&amp;&quot;, &quot;)&amp;&quot; },&quot;" office:value-type="string" office:string-value="{ name = 'tc_dragon', x = 1700, z = 3900, facing = 0, spawnRadius = 0, delay = 23400, orbitalDrop = false, commands = {{cmdID = planetUtilities.COMMAND.PATROL, pos = {3600, 2500}}, }, difficultyAtLeast = 4,  },">
            <text:p>{ name = 'tc_dragon', x = 1700, z = 3900, facing = 0, spawnRadius = 0, delay = 23400, orbitalDrop = false, commands = {{cmdID = planetUtilities.COMMAND.PATROL, pos = {3600, 2500}}, }, difficultyAtLeast = 4, <text:s/>},</text:p>
          </table:table-cell>
          <table:table-cell office:value-type="string">
            <text:p>tc_dragon</text:p>
          </table:table-cell>
          <table:table-cell table:formula="of:=IF([.M135]=&quot;N&quot;;1450;IF([.M135]=&quot;M&quot;;1200;1700))" office:value-type="float" office:value="1700">
            <text:p>1700</text:p>
          </table:table-cell>
          <table:table-cell table:formula="of:=IF([.M135]=&quot;N&quot;;100;IF([.M1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35]-1)" office:value-type="float" office:value="780">
            <text:p>7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4" table:formula="of:=[.N134]" office:value-type="float" office:value="11">
            <text:p>11</text:p>
          </table:table-cell>
          <table:table-cell table:formula="of:=[.G135]/60" office:value-type="float" office:value="13">
            <text:p>13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36]&amp;&quot;', &quot;&amp;[.C$1]&amp;&quot; = &quot;&amp;[.C136]&amp;&quot;, &quot;&amp;[.D$1]&amp;&quot; = &quot;&amp;[.D136]&amp;&quot;, &quot;&amp;[.E$1]&amp;&quot; = &quot;&amp;[.E136]&amp;&quot;, &quot;&amp;[.F$1]&amp;&quot; = &quot;&amp;[.F136]&amp;&quot;, &quot;&amp;[.G$1]&amp;&quot; = &quot;&amp;[.G136]*30&amp;&quot;, &quot;&amp;[.H$1]&amp;&quot; = &quot;&amp;[.H136]&amp;&quot;, &quot;&amp;IF([.I136]=&quot;&quot;;&quot;&quot;;[.I$1]&amp;&quot; = &quot;&amp;[.I136]&amp;&quot;, &quot;)&amp;IF([.J136]=&quot;&quot;;&quot;&quot;;[.J$1]&amp;&quot; = &quot;&amp;[.J136]&amp;&quot;, &quot;)&amp;IF([.K136]=&quot;&quot;;&quot;&quot;;[.K$1]&amp;&quot; = &quot;&amp;[.K136]&amp;&quot;, &quot;)&amp;&quot; },&quot;" office:value-type="string" office:string-value="{ name = 'tc_purgatory_ai', x = 1900, z = 1650, facing = 0, spawnRadius = 0, delay = 23400, orbitalDrop = false, commands = {{cmdID = planetUtilities.COMMAND.PATROL, pos = {1900, 1650}}, },  },">
            <text:p>{ name = 'tc_purgatory_ai', x = 1900, z = 1650, facing = 0, spawnRadius = 0, delay = 2340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[.$G$2]+[.$P$2]*([.N136]-1)" office:value-type="float" office:value="780">
            <text:p>7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4" table:formula="of:=[.N135]" office:value-type="float" office:value="11">
            <text:p>11</text:p>
          </table:table-cell>
          <table:table-cell table:formula="of:=[.G136]/60" office:value-type="float" office:value="13">
            <text:p>13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137]&amp;&quot;', &quot;&amp;[.C$1]&amp;&quot; = &quot;&amp;[.C137]&amp;&quot;, &quot;&amp;[.D$1]&amp;&quot; = &quot;&amp;[.D137]&amp;&quot;, &quot;&amp;[.E$1]&amp;&quot; = &quot;&amp;[.E137]&amp;&quot;, &quot;&amp;[.F$1]&amp;&quot; = &quot;&amp;[.F137]&amp;&quot;, &quot;&amp;[.G$1]&amp;&quot; = &quot;&amp;[.G137]*30&amp;&quot;, &quot;&amp;[.H$1]&amp;&quot; = &quot;&amp;[.H137]&amp;&quot;, &quot;&amp;IF([.I137]=&quot;&quot;;&quot;&quot;;[.I$1]&amp;&quot; = &quot;&amp;[.I137]&amp;&quot;, &quot;)&amp;IF([.J137]=&quot;&quot;;&quot;&quot;;[.J$1]&amp;&quot; = &quot;&amp;[.J137]&amp;&quot;, &quot;)&amp;IF([.K137]=&quot;&quot;;&quot;&quot;;[.K$1]&amp;&quot; = &quot;&amp;[.K137]&amp;&quot;, &quot;)&amp;&quot; },&quot;" office:value-type="string" office:string-value="{ name = 'tc_purgatory_ai', x = 1900, z = 3300, facing = 0, spawnRadius = 0, delay = 23400, orbitalDrop = false, commands = {{cmdID = planetUtilities.COMMAND.PATROL, pos = {1900, 3300}}, },  },">
            <text:p>{ name = 'tc_purgatory_ai', x = 1900, z = 3300, facing = 0, spawnRadius = 0, delay = 23400, orbitalDrop = false, commands = {{cmdID = planetUtilities.COMMAND.PATROL, pos = {1900, 330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[.$G$2]+[.$P$2]*([.N137]-1)" office:value-type="float" office:value="780">
            <text:p>7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4" table:formula="of:=[.N136]" office:value-type="float" office:value="11">
            <text:p>11</text:p>
          </table:table-cell>
          <table:table-cell table:formula="of:=[.G137]/60" office:value-type="float" office:value="13">
            <text:p>13</text:p>
          </table:table-cell>
          <table:table-cell table:style-name="Default" table:number-columns-repeated="1009"/>
        </table:table-row>
        <table:table-row table:style-name="ro2" table:number-rows-repeated="43">
          <table:table-cell table:style-name="Default" table:number-columns-repeated="1024"/>
        </table:table-row>
        <table:table-row table:style-name="ro2" table:number-rows-repeated="10483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wn_l2" table:style-name="ta1" table:print="false">
        <table:table-column table:style-name="co10" table:default-cell-style-name="ce12"/>
        <table:table-column table:style-name="co3" table:number-columns-repeated="7" table:default-cell-style-name="ce12"/>
        <table:table-column table:style-name="co4" table:default-cell-style-name="ce12"/>
        <table:table-column table:style-name="co11" table:default-cell-style-name="ce12"/>
        <table:table-column table:style-name="co12" table:number-columns-repeated="7" table:default-cell-style-name="ce12"/>
        <table:table-column table:style-name="co3" table:number-columns-repeated="1007" table:default-cell-style-name="ce12"/>
        <table:table-row table:style-name="ro3">
          <table:table-cell table:style-name="ce7"/>
          <table:table-cell table:style-name="ce7" office:value-type="string">
            <text:p>nam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z</text:p>
          </table:table-cell>
          <table:table-cell table:style-name="ce7" office:value-type="string">
            <text:p>facing</text:p>
          </table:table-cell>
          <table:table-cell table:style-name="ce7" office:value-type="string">
            <text:p>spawnRadius</text:p>
          </table:table-cell>
          <table:table-cell table:style-name="ce7" office:value-type="string">
            <text:p>delay</text:p>
          </table:table-cell>
          <table:table-cell table:style-name="ce7" office:value-type="string">
            <text:p>orbitalDrop</text:p>
          </table:table-cell>
          <table:table-cell table:style-name="ce7" office:value-type="string">
            <text:p>commands</text:p>
          </table:table-cell>
          <table:table-cell table:style-name="ce7" office:value-type="string">
            <text:p>patrolRoute</text:p>
          </table:table-cell>
          <table:table-cell table:style-name="ce7" office:value-type="string">
            <text:p>difficultyAtLeast</text:p>
          </table:table-cell>
          <table:table-cell table:style-name="ce7" table:number-columns-repeated="2"/>
          <table:table-cell table:style-name="ce7" office:value-type="string">
            <text:p>Group</text:p>
          </table:table-cell>
          <table:table-cell table:style-name="ce7" office:value-type="string">
            <text:p>Time Offset [s]</text:p>
          </table:table-cell>
          <table:table-cell table:style-name="ce7" table:number-columns-repeated="1009"/>
        </table:table-row>
        <table:table-row table:style-name="ro3">
          <table:table-cell table:style-name="ce10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4" office:value-type="string">
            <text:p>bug_med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120">
            <text:p>120</text:p>
          </table:table-cell>
          <table:table-cell table:style-name="ce4" table:number-columns-repeated="5"/>
          <table:table-cell table:style-name="ce4" office:value-type="string">
            <text:p>{{1500, 1700}, {1300, 200}, {2400, 200}, {3900, 850}, {3900, 850}, {2800, 1300}, {3600, 2400}, {4000, 3100}, }</text:p>
          </table:table-cell>
          <table:table-cell table:style-name="ce4" table:number-columns-repeated="1003"/>
        </table:table-row>
        <table:table-row table:style-name="ro3">
          <table:table-cell table:style-name="ce10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4" office:value-type="string">
            <text:p>bug_med</text:p>
          </table:table-cell>
          <table:table-cell table:style-name="ce4" table:formula="of:=[.C2]" office:value-type="float" office:value="2500">
            <text:p>2500</text:p>
          </table:table-cell>
          <table:table-cell table:style-name="ce4" table:formula="of:=[.D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]=[.N2];[.G2];[.G2]+[.$O$2])" office:value-type="float" office:value="10">
            <text:p>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4" office:value-type="string">
            <text:p>bug_med</text:p>
          </table:table-cell>
          <table:table-cell table:style-name="ce4" table:formula="of:=[.C3]" office:value-type="float" office:value="2500">
            <text:p>2500</text:p>
          </table:table-cell>
          <table:table-cell table:style-name="ce4" table:formula="of:=[.D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]=[.N3];[.G3];[.G3]+[.$O$2])" office:value-type="float" office:value="10">
            <text:p>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3800">
            <text:p>3800</text:p>
          </table:table-cell>
          <table:table-cell table:style-name="ce4" office:value-type="float" office:value="2400">
            <text:p>2400</text:p>
          </table:table-cell>
          <table:table-cell table:style-name="ce4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4" table:formula="of:=&quot;{&quot;&amp;[.W4]" office:value-type="string" office:string-value="{{3800, 2400}, ">
            <text:p>{{3800, 2400}, </text:p>
          </table:table-cell>
          <table:table-cell table:style-name="ce4" table:number-columns-repeated="1000"/>
        </table:table-row>
        <table:table-row table:style-name="ro3">
          <table:table-cell table:style-name="ce10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4" office:value-type="string">
            <text:p>bug_med</text:p>
          </table:table-cell>
          <table:table-cell table:style-name="ce4" table:formula="of:=[.C4]" office:value-type="float" office:value="2500">
            <text:p>2500</text:p>
          </table:table-cell>
          <table:table-cell table:style-name="ce4" table:formula="of:=[.D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5]=[.N4];[.G4];[.G4]+[.$O$2])" office:value-type="float" office:value="10">
            <text:p>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2040">
            <text:p>2040</text:p>
          </table:table-cell>
          <table:table-cell table:style-name="ce4" office:value-type="float" office:value="2080">
            <text:p>2080</text:p>
          </table:table-cell>
          <table:table-cell table:style-name="ce4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4" table:formula="of:=[.X4]&amp;[.W5]" office:value-type="string" office:string-value="{{3800, 2400}, {2040, 2080}, ">
            <text:p>{{3800, 2400}, {2040, 2080}, </text:p>
          </table:table-cell>
          <table:table-cell table:style-name="ce4" table:number-columns-repeated="1000"/>
        </table:table-row>
        <table:table-row table:style-name="ro3">
          <table:table-cell table:style-name="ce10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4" office:value-type="string">
            <text:p>bug_med</text:p>
          </table:table-cell>
          <table:table-cell table:style-name="ce4" table:formula="of:=[.C5]" office:value-type="float" office:value="2500">
            <text:p>2500</text:p>
          </table:table-cell>
          <table:table-cell table:style-name="ce4" table:formula="of:=[.D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]=[.N5];[.G5];[.G5]+[.$O$2])" office:value-type="float" office:value="10">
            <text:p>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2800">
            <text:p>2800</text:p>
          </table:table-cell>
          <table:table-cell table:style-name="ce4" office:value-type="float" office:value="3500">
            <text:p>3500</text:p>
          </table:table-cell>
          <table:table-cell table:style-name="ce4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4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4" table:number-columns-repeated="1000"/>
        </table:table-row>
        <table:table-row table:style-name="ro3">
          <table:table-cell table:style-name="ce10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4" office:value-type="string">
            <text:p>bug_med</text:p>
          </table:table-cell>
          <table:table-cell table:style-name="ce4" table:formula="of:=[.C6]" office:value-type="float" office:value="2500">
            <text:p>2500</text:p>
          </table:table-cell>
          <table:table-cell table:style-name="ce4" table:formula="of:=[.D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7]=[.N6];[.G6];[.G6]+[.$O$2])" office:value-type="float" office:value="10">
            <text:p>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700">
            <text:p>700</text:p>
          </table:table-cell>
          <table:table-cell table:style-name="ce4" office:value-type="float" office:value="3800">
            <text:p>3800</text:p>
          </table:table-cell>
          <table:table-cell table:style-name="ce4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4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4" table:number-columns-repeated="1000"/>
        </table:table-row>
        <table:table-row table:style-name="ro3">
          <table:table-cell table:style-name="ce11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2]" office:value-type="string" office:string-value="bug_med">
            <text:p>bug_med</text:p>
          </table:table-cell>
          <table:table-cell table:style-name="ce4" table:formula="of:=[.C7]" office:value-type="float" office:value="2500">
            <text:p>2500</text:p>
          </table:table-cell>
          <table:table-cell table:style-name="ce4" table:formula="of:=[.D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8]=[.N7];[.G7];[.G7]+[.$O$2])" office:value-type="float" office:value="130">
            <text:p>1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]" office:value-type="float" office:value="1">
            <text:p>1</text:p>
          </table:table-cell>
          <table:table-cell table:style-name="ce13" table:number-columns-repeated="2"/>
          <table:table-cell table:style-name="ce13" table:formula="of:=[.N2]+1" office:value-type="float" office:value="2">
            <text:p>2</text:p>
          </table:table-cell>
          <table:table-cell table:style-name="ce13" table:number-columns-repeated="6"/>
          <table:table-cell table:style-name="ce13" office:value-type="float" office:value="200">
            <text:p>200</text:p>
          </table:table-cell>
          <table:table-cell table:style-name="ce13" office:value-type="float" office:value="3200">
            <text:p>3200</text:p>
          </table:table-cell>
          <table:table-cell table:style-name="ce4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4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13" table:number-columns-repeated="1000"/>
        </table:table-row>
        <table:table-row table:style-name="ro3">
          <table:table-cell table:style-name="ce11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3]" office:value-type="string" office:string-value="bug_med">
            <text:p>bug_med</text:p>
          </table:table-cell>
          <table:table-cell table:style-name="ce4" table:formula="of:=[.C8]" office:value-type="float" office:value="2500">
            <text:p>2500</text:p>
          </table:table-cell>
          <table:table-cell table:style-name="ce4" table:formula="of:=[.D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9]=[.N8];[.G8];[.G8]+[.$O$2])" office:value-type="float" office:value="130">
            <text:p>1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]" office:value-type="float" office:value="2">
            <text:p>2</text:p>
          </table:table-cell>
          <table:table-cell table:style-name="ce13" table:number-columns-repeated="2"/>
          <table:table-cell table:style-name="ce13" table:formula="of:=[.N3]+1" office:value-type="float" office:value="2">
            <text:p>2</text:p>
          </table:table-cell>
          <table:table-cell table:style-name="ce13" table:number-columns-repeated="6"/>
          <table:table-cell table:style-name="ce13" office:value-type="float" office:value="800">
            <text:p>800</text:p>
          </table:table-cell>
          <table:table-cell table:style-name="ce13" office:value-type="float" office:value="2600">
            <text:p>2600</text:p>
          </table:table-cell>
          <table:table-cell table:style-name="ce4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4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13" table:number-columns-repeated="1000"/>
        </table:table-row>
        <table:table-row table:style-name="ro3">
          <table:table-cell table:style-name="ce11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4]" office:value-type="string" office:string-value="bug_med">
            <text:p>bug_med</text:p>
          </table:table-cell>
          <table:table-cell table:style-name="ce4" table:formula="of:=[.C9]" office:value-type="float" office:value="2500">
            <text:p>2500</text:p>
          </table:table-cell>
          <table:table-cell table:style-name="ce4" table:formula="of:=[.D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]=[.N9];[.G9];[.G9]+[.$O$2])" office:value-type="float" office:value="130">
            <text:p>1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]" office:value-type="float" office:value="3">
            <text:p>3</text:p>
          </table:table-cell>
          <table:table-cell table:style-name="ce13" table:number-columns-repeated="2"/>
          <table:table-cell table:style-name="ce13" table:formula="of:=[.N4]+1" office:value-type="float" office:value="2">
            <text:p>2</text:p>
          </table:table-cell>
          <table:table-cell table:style-name="ce13" table:number-columns-repeated="6"/>
          <table:table-cell table:style-name="ce13" office:value-type="float" office:value="150">
            <text:p>150</text:p>
          </table:table-cell>
          <table:table-cell table:style-name="ce13" office:value-type="float" office:value="1800">
            <text:p>1800</text:p>
          </table:table-cell>
          <table:table-cell table:style-name="ce4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4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13" table:number-columns-repeated="1000"/>
        </table:table-row>
        <table:table-row table:style-name="ro3">
          <table:table-cell table:style-name="ce11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5]" office:value-type="string" office:string-value="bug_med">
            <text:p>bug_med</text:p>
          </table:table-cell>
          <table:table-cell table:style-name="ce4" table:formula="of:=[.C10]" office:value-type="float" office:value="2500">
            <text:p>2500</text:p>
          </table:table-cell>
          <table:table-cell table:style-name="ce4" table:formula="of:=[.D1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1]=[.N10];[.G10];[.G10]+[.$O$2])" office:value-type="float" office:value="130">
            <text:p>1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]" office:value-type="float" office:value="3">
            <text:p>3</text:p>
          </table:table-cell>
          <table:table-cell table:style-name="ce13" table:number-columns-repeated="2"/>
          <table:table-cell table:style-name="ce13" table:formula="of:=[.N5]+1" office:value-type="float" office:value="2">
            <text:p>2</text:p>
          </table:table-cell>
          <table:table-cell table:style-name="ce13" table:number-columns-repeated="6"/>
          <table:table-cell table:style-name="ce4" office:value-type="float" office:value="2040">
            <text:p>2040</text:p>
          </table:table-cell>
          <table:table-cell table:style-name="ce4" office:value-type="float" office:value="2080">
            <text:p>2080</text:p>
          </table:table-cell>
          <table:table-cell table:style-name="ce4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4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13" table:number-columns-repeated="1000"/>
        </table:table-row>
        <table:table-row table:style-name="ro3">
          <table:table-cell table:style-name="ce11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6]" office:value-type="string" office:string-value="bug_med">
            <text:p>bug_med</text:p>
          </table:table-cell>
          <table:table-cell table:style-name="ce4" table:formula="of:=[.C11]" office:value-type="float" office:value="2500">
            <text:p>2500</text:p>
          </table:table-cell>
          <table:table-cell table:style-name="ce4" table:formula="of:=[.D11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2]=[.N11];[.G11];[.G11]+[.$O$2])" office:value-type="float" office:value="130">
            <text:p>1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]" office:value-type="float" office:value="4">
            <text:p>4</text:p>
          </table:table-cell>
          <table:table-cell table:style-name="ce13" table:number-columns-repeated="2"/>
          <table:table-cell table:style-name="ce13" table:formula="of:=[.N6]+1" office:value-type="float" office:value="2">
            <text:p>2</text:p>
          </table:table-cell>
          <table:table-cell table:style-name="ce13" table:number-columns-repeated="6"/>
          <table:table-cell table:style-name="ce13" office:value-type="float" office:value="1300">
            <text:p>1300</text:p>
          </table:table-cell>
          <table:table-cell table:style-name="ce13" office:value-type="float" office:value="500">
            <text:p>500</text:p>
          </table:table-cell>
          <table:table-cell table:style-name="ce4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4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13" table:number-columns-repeated="1000"/>
        </table:table-row>
        <table:table-row table:style-name="ro3">
          <table:table-cell table:style-name="ce11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7]" office:value-type="string" office:string-value="bug_med">
            <text:p>bug_med</text:p>
          </table:table-cell>
          <table:table-cell table:style-name="ce4" table:formula="of:=[.C12]" office:value-type="float" office:value="2500">
            <text:p>2500</text:p>
          </table:table-cell>
          <table:table-cell table:style-name="ce4" table:formula="of:=[.D1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3]=[.N12];[.G12];[.G12]+[.$O$2])" office:value-type="float" office:value="130">
            <text:p>1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]" office:value-type="float" office:value="4">
            <text:p>4</text:p>
          </table:table-cell>
          <table:table-cell table:style-name="ce13" table:number-columns-repeated="2"/>
          <table:table-cell table:style-name="ce13" table:formula="of:=[.N7]+1" office:value-type="float" office:value="2">
            <text:p>2</text:p>
          </table:table-cell>
          <table:table-cell table:style-name="ce13" table:number-columns-repeated="6"/>
          <table:table-cell table:style-name="ce13" office:value-type="float" office:value="3800">
            <text:p>3800</text:p>
          </table:table-cell>
          <table:table-cell table:style-name="ce13" office:value-type="float" office:value="370">
            <text:p>370</text:p>
          </table:table-cell>
          <table:table-cell table:style-name="ce4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4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13" table:number-columns-repeated="1000"/>
        </table:table-row>
        <table:table-row table:style-name="ro3">
          <table:table-cell table:style-name="ce10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8]" office:value-type="string" office:string-value="bug_med">
            <text:p>bug_med</text:p>
          </table:table-cell>
          <table:table-cell table:style-name="ce4" table:formula="of:=[.C13]" office:value-type="float" office:value="2500">
            <text:p>2500</text:p>
          </table:table-cell>
          <table:table-cell table:style-name="ce4" table:formula="of:=[.D1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4]=[.N13];[.G13];[.G13]+[.$O$2])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]" office:value-type="float" office:value="1">
            <text:p>1</text:p>
          </table:table-cell>
          <table:table-cell table:style-name="ce4" table:number-columns-repeated="2"/>
          <table:table-cell table:style-name="ce13" table:formula="of:=[.N8]+1" office:value-type="float" office:value="3">
            <text:p>3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10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9]" office:value-type="string" office:string-value="bug_med">
            <text:p>bug_med</text:p>
          </table:table-cell>
          <table:table-cell table:style-name="ce4" table:formula="of:=[.C14]" office:value-type="float" office:value="2500">
            <text:p>2500</text:p>
          </table:table-cell>
          <table:table-cell table:style-name="ce4" table:formula="of:=[.D1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5]=[.N14];[.G14];[.G14]+[.$O$2])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9]+1" office:value-type="float" office:value="3">
            <text:p>3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10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10]" office:value-type="string" office:string-value="bug_med">
            <text:p>bug_med</text:p>
          </table:table-cell>
          <table:table-cell table:style-name="ce4" table:formula="of:=[.C15]" office:value-type="float" office:value="2500">
            <text:p>2500</text:p>
          </table:table-cell>
          <table:table-cell table:style-name="ce4" table:formula="of:=[.D1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6]=[.N15];[.G15];[.G15]+[.$O$2])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2">
            <text:p>2</text:p>
          </table:table-cell>
          <table:table-cell table:style-name="ce4" table:number-columns-repeated="2"/>
          <table:table-cell table:style-name="ce13" table:formula="of:=[.N10]+1" office:value-type="float" office:value="3">
            <text:p>3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10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11]" office:value-type="string" office:string-value="bug_med">
            <text:p>bug_med</text:p>
          </table:table-cell>
          <table:table-cell table:style-name="ce4" table:formula="of:=[.C16]" office:value-type="float" office:value="2500">
            <text:p>2500</text:p>
          </table:table-cell>
          <table:table-cell table:style-name="ce4" table:formula="of:=[.D1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7]=[.N16];[.G16];[.G16]+[.$O$2])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2">
            <text:p>2</text:p>
          </table:table-cell>
          <table:table-cell table:style-name="ce4" table:number-columns-repeated="2"/>
          <table:table-cell table:style-name="ce13" table:formula="of:=[.N11]+1" office:value-type="float" office:value="3">
            <text:p>3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10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12]" office:value-type="string" office:string-value="bug_med">
            <text:p>bug_med</text:p>
          </table:table-cell>
          <table:table-cell table:style-name="ce4" table:formula="of:=[.C17]" office:value-type="float" office:value="2500">
            <text:p>2500</text:p>
          </table:table-cell>
          <table:table-cell table:style-name="ce4" table:formula="of:=[.D17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8]=[.N17];[.G17];[.G17]+[.$O$2])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3">
            <text:p>3</text:p>
          </table:table-cell>
          <table:table-cell table:style-name="ce4" table:number-columns-repeated="2"/>
          <table:table-cell table:style-name="ce13" table:formula="of:=[.N12]+1" office:value-type="float" office:value="3">
            <text:p>3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10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office:value-type="string">
            <text:p>bug_big</text:p>
          </table:table-cell>
          <table:table-cell table:style-name="ce4" table:formula="of:=[.C18]" office:value-type="float" office:value="2500">
            <text:p>2500</text:p>
          </table:table-cell>
          <table:table-cell table:style-name="ce4" table:formula="of:=[.D18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9]=[.N18];[.G18];[.G18]+[.$O$2])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13]" office:value-type="float" office:value="4">
            <text:p>4</text:p>
          </table:table-cell>
          <table:table-cell table:style-name="ce4" table:number-columns-repeated="2"/>
          <table:table-cell table:style-name="ce13" table:formula="of:=[.N13]+1" office:value-type="float" office:value="3">
            <text:p>3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11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4]" office:value-type="string" office:string-value="bug_med">
            <text:p>bug_med</text:p>
          </table:table-cell>
          <table:table-cell table:style-name="ce4" table:formula="of:=[.C19]" office:value-type="float" office:value="2500">
            <text:p>2500</text:p>
          </table:table-cell>
          <table:table-cell table:style-name="ce4" table:formula="of:=[.D1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0]=[.N19];[.G19];[.G19]+[.$O$2])" office:value-type="float" office:value="370">
            <text:p>3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14]" office:value-type="float" office:value="1">
            <text:p>1</text:p>
          </table:table-cell>
          <table:table-cell table:style-name="ce13" table:number-columns-repeated="2"/>
          <table:table-cell table:style-name="ce13" table:formula="of:=[.N14]+1" office:value-type="float" office:value="4">
            <text:p>4</text:p>
          </table:table-cell>
          <table:table-cell table:style-name="ce13" table:number-columns-repeated="3"/>
          <table:table-cell table:number-columns-repeated="1007"/>
        </table:table-row>
        <table:table-row table:style-name="ro3">
          <table:table-cell table:style-name="ce11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5]" office:value-type="string" office:string-value="bug_med">
            <text:p>bug_med</text:p>
          </table:table-cell>
          <table:table-cell table:style-name="ce4" table:formula="of:=[.C20]" office:value-type="float" office:value="2500">
            <text:p>2500</text:p>
          </table:table-cell>
          <table:table-cell table:style-name="ce4" table:formula="of:=[.D2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1]=[.N20];[.G20];[.G20]+[.$O$2])" office:value-type="float" office:value="370">
            <text:p>3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15]" office:value-type="float" office:value="1">
            <text:p>1</text:p>
          </table:table-cell>
          <table:table-cell table:style-name="ce13" table:number-columns-repeated="2"/>
          <table:table-cell table:style-name="ce13" table:formula="of:=[.N15]+1" office:value-type="float" office:value="4">
            <text:p>4</text:p>
          </table:table-cell>
          <table:table-cell table:style-name="ce13" table:number-columns-repeated="3"/>
          <table:table-cell table:number-columns-repeated="1007"/>
        </table:table-row>
        <table:table-row table:style-name="ro3">
          <table:table-cell table:style-name="ce11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16]" office:value-type="string" office:string-value="bug_med">
            <text:p>bug_med</text:p>
          </table:table-cell>
          <table:table-cell table:style-name="ce4" table:formula="of:=[.C21]" office:value-type="float" office:value="2500">
            <text:p>2500</text:p>
          </table:table-cell>
          <table:table-cell table:style-name="ce4" table:formula="of:=[.D21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2]=[.N21];[.G21];[.G21]+[.$O$2])" office:value-type="float" office:value="370">
            <text:p>3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16]" office:value-type="float" office:value="2">
            <text:p>2</text:p>
          </table:table-cell>
          <table:table-cell table:style-name="ce13" table:number-columns-repeated="2"/>
          <table:table-cell table:style-name="ce13" table:formula="of:=[.N16]+1" office:value-type="float" office:value="4">
            <text:p>4</text:p>
          </table:table-cell>
          <table:table-cell table:style-name="ce13" table:number-columns-repeated="3"/>
          <table:table-cell table:number-columns-repeated="1007"/>
        </table:table-row>
        <table:table-row table:style-name="ro3">
          <table:table-cell table:style-name="ce11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17]" office:value-type="string" office:string-value="bug_med">
            <text:p>bug_med</text:p>
          </table:table-cell>
          <table:table-cell table:style-name="ce4" table:formula="of:=[.C22]" office:value-type="float" office:value="2500">
            <text:p>2500</text:p>
          </table:table-cell>
          <table:table-cell table:style-name="ce4" table:formula="of:=[.D2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3]=[.N22];[.G22];[.G22]+[.$O$2])" office:value-type="float" office:value="370">
            <text:p>3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17]" office:value-type="float" office:value="2">
            <text:p>2</text:p>
          </table:table-cell>
          <table:table-cell table:style-name="ce13" table:number-columns-repeated="2"/>
          <table:table-cell table:style-name="ce13" table:formula="of:=[.N17]+1" office:value-type="float" office:value="4">
            <text:p>4</text:p>
          </table:table-cell>
          <table:table-cell table:style-name="ce13" table:number-columns-repeated="3"/>
          <table:table-cell table:number-columns-repeated="1007"/>
        </table:table-row>
        <table:table-row table:style-name="ro3">
          <table:table-cell table:style-name="ce11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office:value-type="string">
            <text:p>bug_big</text:p>
          </table:table-cell>
          <table:table-cell table:style-name="ce4" table:formula="of:=[.C23]" office:value-type="float" office:value="2500">
            <text:p>2500</text:p>
          </table:table-cell>
          <table:table-cell table:style-name="ce4" table:formula="of:=[.D23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4]=[.N23];[.G23];[.G23]+[.$O$2])" office:value-type="float" office:value="370">
            <text:p>3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18]" office:value-type="float" office:value="3">
            <text:p>3</text:p>
          </table:table-cell>
          <table:table-cell table:style-name="ce13" table:number-columns-repeated="2"/>
          <table:table-cell table:style-name="ce13" table:formula="of:=[.N18]+1" office:value-type="float" office:value="4">
            <text:p>4</text:p>
          </table:table-cell>
          <table:table-cell table:style-name="ce13" table:number-columns-repeated="3"/>
          <table:table-cell table:number-columns-repeated="1007"/>
        </table:table-row>
        <table:table-row table:style-name="ro3">
          <table:table-cell table:style-name="ce11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19]" office:value-type="string" office:string-value="bug_big">
            <text:p>bug_big</text:p>
          </table:table-cell>
          <table:table-cell table:style-name="ce4" table:formula="of:=[.C24]" office:value-type="float" office:value="2500">
            <text:p>2500</text:p>
          </table:table-cell>
          <table:table-cell table:style-name="ce4" table:formula="of:=[.D24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5]=[.N24];[.G24];[.G24]+[.$O$2])" office:value-type="float" office:value="370">
            <text:p>3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19]" office:value-type="float" office:value="4">
            <text:p>4</text:p>
          </table:table-cell>
          <table:table-cell table:style-name="ce13" table:number-columns-repeated="2"/>
          <table:table-cell table:style-name="ce13" table:formula="of:=[.N19]+1" office:value-type="float" office:value="4">
            <text:p>4</text:p>
          </table:table-cell>
          <table:table-cell table:style-name="ce13" table:number-columns-repeated="3"/>
          <table:table-cell table:number-columns-repeated="1007"/>
        </table:table-row>
        <table:table-row table:style-name="ro3">
          <table:table-cell table:style-name="ce10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20]" office:value-type="string" office:string-value="bug_med">
            <text:p>bug_med</text:p>
          </table:table-cell>
          <table:table-cell table:style-name="ce4" table:formula="of:=[.C25]" office:value-type="float" office:value="2500">
            <text:p>2500</text:p>
          </table:table-cell>
          <table:table-cell table:style-name="ce4" table:formula="of:=[.D2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26]=[.N25];[.G25];[.G25]+[.$O$2])" office:value-type="float" office:value="490">
            <text:p>4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0]" office:value-type="float" office:value="1">
            <text:p>1</text:p>
          </table:table-cell>
          <table:table-cell table:style-name="ce4" table:number-columns-repeated="2"/>
          <table:table-cell table:style-name="ce13" table:formula="of:=[.N20]+1" office:value-type="float" office:value="5">
            <text:p>5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21]" office:value-type="string" office:string-value="bug_med">
            <text:p>bug_med</text:p>
          </table:table-cell>
          <table:table-cell table:style-name="ce4" table:formula="of:=[.C26]" office:value-type="float" office:value="2500">
            <text:p>2500</text:p>
          </table:table-cell>
          <table:table-cell table:style-name="ce4" table:formula="of:=[.D2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27]=[.N26];[.G26];[.G26]+[.$O$2])" office:value-type="float" office:value="490">
            <text:p>4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1]" office:value-type="float" office:value="1">
            <text:p>1</text:p>
          </table:table-cell>
          <table:table-cell table:style-name="ce4" table:number-columns-repeated="2"/>
          <table:table-cell table:style-name="ce13" table:formula="of:=[.N21]+1" office:value-type="float" office:value="5">
            <text:p>5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22]" office:value-type="string" office:string-value="bug_med">
            <text:p>bug_med</text:p>
          </table:table-cell>
          <table:table-cell table:style-name="ce4" table:formula="of:=[.C27]" office:value-type="float" office:value="2500">
            <text:p>2500</text:p>
          </table:table-cell>
          <table:table-cell table:style-name="ce4" table:formula="of:=[.D27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28]=[.N27];[.G27];[.G27]+[.$O$2])" office:value-type="float" office:value="490">
            <text:p>4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2]" office:value-type="float" office:value="2">
            <text:p>2</text:p>
          </table:table-cell>
          <table:table-cell table:style-name="ce4" table:number-columns-repeated="2"/>
          <table:table-cell table:style-name="ce13" table:formula="of:=[.N22]+1" office:value-type="float" office:value="5">
            <text:p>5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office:value-type="string">
            <text:p>bug_big</text:p>
          </table:table-cell>
          <table:table-cell table:style-name="ce4" table:formula="of:=[.C28]" office:value-type="float" office:value="2500">
            <text:p>2500</text:p>
          </table:table-cell>
          <table:table-cell table:style-name="ce4" table:formula="of:=[.D28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29]=[.N28];[.G28];[.G28]+[.$O$2])" office:value-type="float" office:value="490">
            <text:p>4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3]" office:value-type="float" office:value="2">
            <text:p>2</text:p>
          </table:table-cell>
          <table:table-cell table:style-name="ce4" table:number-columns-repeated="2"/>
          <table:table-cell table:style-name="ce13" table:formula="of:=[.N23]+1" office:value-type="float" office:value="5">
            <text:p>5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24]" office:value-type="string" office:string-value="bug_big">
            <text:p>bug_big</text:p>
          </table:table-cell>
          <table:table-cell table:style-name="ce4" table:formula="of:=[.C29]" office:value-type="float" office:value="2500">
            <text:p>2500</text:p>
          </table:table-cell>
          <table:table-cell table:style-name="ce4" table:formula="of:=[.D29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0]=[.N29];[.G29];[.G29]+[.$O$2])" office:value-type="float" office:value="490">
            <text:p>4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4]" office:value-type="float" office:value="3">
            <text:p>3</text:p>
          </table:table-cell>
          <table:table-cell table:style-name="ce4" table:number-columns-repeated="2"/>
          <table:table-cell table:style-name="ce13" table:formula="of:=[.N24]+1" office:value-type="float" office:value="5">
            <text:p>5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25]" office:value-type="string" office:string-value="bug_big">
            <text:p>bug_big</text:p>
          </table:table-cell>
          <table:table-cell table:style-name="ce4" table:formula="of:=[.C30]" office:value-type="float" office:value="2500">
            <text:p>2500</text:p>
          </table:table-cell>
          <table:table-cell table:style-name="ce4" table:formula="of:=[.D30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1]=[.N30];[.G30];[.G30]+[.$O$2])" office:value-type="float" office:value="490">
            <text:p>4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5]" office:value-type="float" office:value="4">
            <text:p>4</text:p>
          </table:table-cell>
          <table:table-cell table:style-name="ce4" table:number-columns-repeated="2"/>
          <table:table-cell table:style-name="ce13" table:formula="of:=[.N25]+1" office:value-type="float" office:value="5">
            <text:p>5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26]" office:value-type="string" office:string-value="bug_med">
            <text:p>bug_med</text:p>
          </table:table-cell>
          <table:table-cell table:style-name="ce4" table:formula="of:=[.C31]" office:value-type="float" office:value="2500">
            <text:p>2500</text:p>
          </table:table-cell>
          <table:table-cell table:style-name="ce4" table:formula="of:=[.D3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2]=[.N31];[.G31];[.G31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6]" office:value-type="float" office:value="1">
            <text:p>1</text:p>
          </table:table-cell>
          <table:table-cell table:style-name="ce4" table:number-columns-repeated="2"/>
          <table:table-cell table:style-name="ce13" table:formula="of:=[.N26]+1" office:value-type="float" office:value="6">
            <text:p>6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27]" office:value-type="string" office:string-value="bug_med">
            <text:p>bug_med</text:p>
          </table:table-cell>
          <table:table-cell table:style-name="ce4" table:formula="of:=[.C32]" office:value-type="float" office:value="2500">
            <text:p>2500</text:p>
          </table:table-cell>
          <table:table-cell table:style-name="ce4" table:formula="of:=[.D3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3]=[.N32];[.G32];[.G32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7]" office:value-type="float" office:value="1">
            <text:p>1</text:p>
          </table:table-cell>
          <table:table-cell table:style-name="ce4" table:number-columns-repeated="2"/>
          <table:table-cell table:style-name="ce13" table:formula="of:=[.N27]+1" office:value-type="float" office:value="6">
            <text:p>6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office:value-type="string">
            <text:p>bug_big</text:p>
          </table:table-cell>
          <table:table-cell table:style-name="ce4" table:formula="of:=[.C33]" office:value-type="float" office:value="2500">
            <text:p>2500</text:p>
          </table:table-cell>
          <table:table-cell table:style-name="ce4" table:formula="of:=[.D3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4]=[.N33];[.G33];[.G33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8]" office:value-type="float" office:value="2">
            <text:p>2</text:p>
          </table:table-cell>
          <table:table-cell table:style-name="ce4" table:number-columns-repeated="2"/>
          <table:table-cell table:style-name="ce13" table:formula="of:=[.N28]+1" office:value-type="float" office:value="6">
            <text:p>6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29]" office:value-type="string" office:string-value="bug_big">
            <text:p>bug_big</text:p>
          </table:table-cell>
          <table:table-cell table:style-name="ce4" table:formula="of:=[.C34]" office:value-type="float" office:value="2500">
            <text:p>2500</text:p>
          </table:table-cell>
          <table:table-cell table:style-name="ce4" table:formula="of:=[.D34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35]=[.N34];[.G34];[.G34]+[.$O$2])" office:value-type="float" office:value="610">
            <text:p>61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9]" office:value-type="float" office:value="2">
            <text:p>2</text:p>
          </table:table-cell>
          <table:table-cell table:style-name="ce13" table:number-columns-repeated="2"/>
          <table:table-cell table:style-name="ce13" table:formula="of:=[.N29]+1" office:value-type="float" office:value="6">
            <text:p>6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30]" office:value-type="string" office:string-value="bug_big">
            <text:p>bug_big</text:p>
          </table:table-cell>
          <table:table-cell table:style-name="ce4" table:formula="of:=[.C35]" office:value-type="float" office:value="2500">
            <text:p>2500</text:p>
          </table:table-cell>
          <table:table-cell table:style-name="ce4" table:formula="of:=[.D3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36]=[.N35];[.G35];[.G35]+[.$O$2])" office:value-type="float" office:value="610">
            <text:p>61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0]" office:value-type="float" office:value="3">
            <text:p>3</text:p>
          </table:table-cell>
          <table:table-cell table:style-name="ce13" table:number-columns-repeated="2"/>
          <table:table-cell table:style-name="ce13" table:formula="of:=[.N30]+1" office:value-type="float" office:value="6">
            <text:p>6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31]" office:value-type="string" office:string-value="bug_big">
            <text:p>bug_big</text:p>
          </table:table-cell>
          <table:table-cell table:style-name="ce4" table:formula="of:=[.C36]" office:value-type="float" office:value="2500">
            <text:p>2500</text:p>
          </table:table-cell>
          <table:table-cell table:style-name="ce4" table:formula="of:=[.D36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37]=[.N36];[.G36];[.G36]+[.$O$2])" office:value-type="float" office:value="610">
            <text:p>61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1]" office:value-type="float" office:value="4">
            <text:p>4</text:p>
          </table:table-cell>
          <table:table-cell table:style-name="ce13" table:number-columns-repeated="2"/>
          <table:table-cell table:style-name="ce13" table:formula="of:=[.N31]+1" office:value-type="float" office:value="6">
            <text:p>6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32]" office:value-type="string" office:string-value="bug_med">
            <text:p>bug_med</text:p>
          </table:table-cell>
          <table:table-cell table:style-name="ce4" table:formula="of:=[.C37]" office:value-type="float" office:value="2500">
            <text:p>2500</text:p>
          </table:table-cell>
          <table:table-cell table:style-name="ce4" table:formula="of:=[.D3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38]=[.N37];[.G37];[.G37]+[.$O$2])" office:value-type="float" office:value="730">
            <text:p>7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2]" office:value-type="float" office:value="1">
            <text:p>1</text:p>
          </table:table-cell>
          <table:table-cell table:style-name="ce13" table:number-columns-repeated="2"/>
          <table:table-cell table:style-name="ce13" table:formula="of:=[.N32]+1" office:value-type="float" office:value="7">
            <text:p>7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office:value-type="string">
            <text:p>bug_big</text:p>
          </table:table-cell>
          <table:table-cell table:style-name="ce4" table:formula="of:=[.C38]" office:value-type="float" office:value="2500">
            <text:p>2500</text:p>
          </table:table-cell>
          <table:table-cell table:style-name="ce4" table:formula="of:=[.D3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39]=[.N38];[.G38];[.G38]+[.$O$2])" office:value-type="float" office:value="730">
            <text:p>7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3]" office:value-type="float" office:value="1">
            <text:p>1</text:p>
          </table:table-cell>
          <table:table-cell table:style-name="ce13" table:number-columns-repeated="2"/>
          <table:table-cell table:style-name="ce13" table:formula="of:=[.N33]+1" office:value-type="float" office:value="7">
            <text:p>7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34]" office:value-type="string" office:string-value="bug_big">
            <text:p>bug_big</text:p>
          </table:table-cell>
          <table:table-cell table:style-name="ce4" table:formula="of:=[.C39]" office:value-type="float" office:value="2500">
            <text:p>2500</text:p>
          </table:table-cell>
          <table:table-cell table:style-name="ce4" table:formula="of:=[.D3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40]=[.N39];[.G39];[.G39]+[.$O$2])" office:value-type="float" office:value="730">
            <text:p>7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4]" office:value-type="float" office:value="2">
            <text:p>2</text:p>
          </table:table-cell>
          <table:table-cell table:style-name="ce13" table:number-columns-repeated="2"/>
          <table:table-cell table:style-name="ce13" table:formula="of:=[.N34]+1" office:value-type="float" office:value="7">
            <text:p>7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35]" office:value-type="string" office:string-value="bug_big">
            <text:p>bug_big</text:p>
          </table:table-cell>
          <table:table-cell table:style-name="ce4" table:formula="of:=[.C40]" office:value-type="float" office:value="2500">
            <text:p>2500</text:p>
          </table:table-cell>
          <table:table-cell table:style-name="ce4" table:formula="of:=[.D4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41]=[.N40];[.G40];[.G40]+[.$O$2])" office:value-type="float" office:value="730">
            <text:p>7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5]" office:value-type="float" office:value="2">
            <text:p>2</text:p>
          </table:table-cell>
          <table:table-cell table:style-name="ce13" table:number-columns-repeated="2"/>
          <table:table-cell table:style-name="ce13" table:formula="of:=[.N35]+1" office:value-type="float" office:value="7">
            <text:p>7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36]" office:value-type="string" office:string-value="bug_big">
            <text:p>bug_big</text:p>
          </table:table-cell>
          <table:table-cell table:style-name="ce4" table:formula="of:=[.C41]" office:value-type="float" office:value="2500">
            <text:p>2500</text:p>
          </table:table-cell>
          <table:table-cell table:style-name="ce4" table:formula="of:=[.D41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42]=[.N41];[.G41];[.G41]+[.$O$2])" office:value-type="float" office:value="730">
            <text:p>7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6]" office:value-type="float" office:value="3">
            <text:p>3</text:p>
          </table:table-cell>
          <table:table-cell table:style-name="ce13" table:number-columns-repeated="2"/>
          <table:table-cell table:style-name="ce13" table:formula="of:=[.N36]+1" office:value-type="float" office:value="7">
            <text:p>7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37]" office:value-type="string" office:string-value="bug_big">
            <text:p>bug_big</text:p>
          </table:table-cell>
          <table:table-cell table:style-name="ce4" table:formula="of:=[.C42]" office:value-type="float" office:value="2500">
            <text:p>2500</text:p>
          </table:table-cell>
          <table:table-cell table:style-name="ce4" table:formula="of:=[.D4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43]=[.N42];[.G42];[.G42]+[.$O$2])" office:value-type="float" office:value="730">
            <text:p>7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7]" office:value-type="float" office:value="4">
            <text:p>4</text:p>
          </table:table-cell>
          <table:table-cell table:style-name="ce13" table:number-columns-repeated="2"/>
          <table:table-cell table:style-name="ce13" table:formula="of:=[.N37]+1" office:value-type="float" office:value="7">
            <text:p>7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38]" office:value-type="string" office:string-value="bug_med">
            <text:p>bug_med</text:p>
          </table:table-cell>
          <table:table-cell table:style-name="ce4" table:formula="of:=[.C43]" office:value-type="float" office:value="2500">
            <text:p>2500</text:p>
          </table:table-cell>
          <table:table-cell table:style-name="ce4" table:formula="of:=[.D4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4]=[.N43];[.G43];[.G43]+[.$O$2])" office:value-type="float" office:value="850">
            <text:p>8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8]" office:value-type="float" office:value="1">
            <text:p>1</text:p>
          </table:table-cell>
          <table:table-cell table:style-name="ce4" table:number-columns-repeated="2"/>
          <table:table-cell table:style-name="ce13" table:formula="of:=[.N38]+1" office:value-type="float" office:value="8">
            <text:p>8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39]" office:value-type="string" office:string-value="bug_big">
            <text:p>bug_big</text:p>
          </table:table-cell>
          <table:table-cell table:style-name="ce4" table:formula="of:=[.C44]" office:value-type="float" office:value="2500">
            <text:p>2500</text:p>
          </table:table-cell>
          <table:table-cell table:style-name="ce4" table:formula="of:=[.D4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5]=[.N44];[.G44];[.G44]+[.$O$2])" office:value-type="float" office:value="850">
            <text:p>8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9]" office:value-type="float" office:value="1">
            <text:p>1</text:p>
          </table:table-cell>
          <table:table-cell table:style-name="ce4" table:number-columns-repeated="2"/>
          <table:table-cell table:style-name="ce13" table:formula="of:=[.N39]+1" office:value-type="float" office:value="8">
            <text:p>8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40]" office:value-type="string" office:string-value="bug_big">
            <text:p>bug_big</text:p>
          </table:table-cell>
          <table:table-cell table:style-name="ce4" table:formula="of:=[.C45]" office:value-type="float" office:value="2500">
            <text:p>2500</text:p>
          </table:table-cell>
          <table:table-cell table:style-name="ce4" table:formula="of:=[.D4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6]=[.N45];[.G45];[.G45]+[.$O$2])" office:value-type="float" office:value="850">
            <text:p>8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0]" office:value-type="float" office:value="2">
            <text:p>2</text:p>
          </table:table-cell>
          <table:table-cell table:style-name="ce4" table:number-columns-repeated="2"/>
          <table:table-cell table:style-name="ce13" table:formula="of:=[.N40]+1" office:value-type="float" office:value="8">
            <text:p>8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41]" office:value-type="string" office:string-value="bug_big">
            <text:p>bug_big</text:p>
          </table:table-cell>
          <table:table-cell table:style-name="ce4" table:formula="of:=[.C46]" office:value-type="float" office:value="2500">
            <text:p>2500</text:p>
          </table:table-cell>
          <table:table-cell table:style-name="ce4" table:formula="of:=[.D4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7]=[.N46];[.G46];[.G46]+[.$O$2])" office:value-type="float" office:value="850">
            <text:p>8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1]" office:value-type="float" office:value="2">
            <text:p>2</text:p>
          </table:table-cell>
          <table:table-cell table:style-name="ce4" table:number-columns-repeated="2"/>
          <table:table-cell table:style-name="ce13" table:formula="of:=[.N41]+1" office:value-type="float" office:value="8">
            <text:p>8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42]" office:value-type="string" office:string-value="bug_big">
            <text:p>bug_big</text:p>
          </table:table-cell>
          <table:table-cell table:style-name="ce4" table:formula="of:=[.C47]" office:value-type="float" office:value="2500">
            <text:p>2500</text:p>
          </table:table-cell>
          <table:table-cell table:style-name="ce4" table:formula="of:=[.D47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8]=[.N47];[.G47];[.G47]+[.$O$2])" office:value-type="float" office:value="850">
            <text:p>8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2]" office:value-type="float" office:value="3">
            <text:p>3</text:p>
          </table:table-cell>
          <table:table-cell table:style-name="ce4" table:number-columns-repeated="2"/>
          <table:table-cell table:style-name="ce13" table:formula="of:=[.N42]+1" office:value-type="float" office:value="8">
            <text:p>8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43]" office:value-type="string" office:string-value="bug_big">
            <text:p>bug_big</text:p>
          </table:table-cell>
          <table:table-cell table:style-name="ce4" table:formula="of:=[.C48]" office:value-type="float" office:value="2500">
            <text:p>2500</text:p>
          </table:table-cell>
          <table:table-cell table:style-name="ce4" table:formula="of:=[.D48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9]=[.N48];[.G48];[.G48]+[.$O$2])" office:value-type="float" office:value="850">
            <text:p>8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3]" office:value-type="float" office:value="4">
            <text:p>4</text:p>
          </table:table-cell>
          <table:table-cell table:style-name="ce4" table:number-columns-repeated="2"/>
          <table:table-cell table:style-name="ce13" table:formula="of:=[.N43]+1" office:value-type="float" office:value="8">
            <text:p>8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44]" office:value-type="string" office:string-value="bug_med">
            <text:p>bug_med</text:p>
          </table:table-cell>
          <table:table-cell table:style-name="ce4" table:formula="of:=[.C49]" office:value-type="float" office:value="2500">
            <text:p>2500</text:p>
          </table:table-cell>
          <table:table-cell table:style-name="ce4" table:formula="of:=[.D49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50]=[.N49];[.G49];[.G49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4]" office:value-type="float" office:value="1">
            <text:p>1</text:p>
          </table:table-cell>
          <table:table-cell table:style-name="ce4" table:number-columns-repeated="2"/>
          <table:table-cell table:style-name="ce13" table:formula="of:=[.N44]+1" office:value-type="float" office:value="9">
            <text:p>9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45]" office:value-type="string" office:string-value="bug_big">
            <text:p>bug_big</text:p>
          </table:table-cell>
          <table:table-cell table:style-name="ce4" table:formula="of:=[.C50]" office:value-type="float" office:value="2500">
            <text:p>2500</text:p>
          </table:table-cell>
          <table:table-cell table:style-name="ce4" table:formula="of:=[.D50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51]=[.N50];[.G50];[.G50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5]" office:value-type="float" office:value="1">
            <text:p>1</text:p>
          </table:table-cell>
          <table:table-cell table:style-name="ce4" table:number-columns-repeated="2"/>
          <table:table-cell table:style-name="ce13" table:formula="of:=[.N45]+1" office:value-type="float" office:value="9">
            <text:p>9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46]" office:value-type="string" office:string-value="bug_big">
            <text:p>bug_big</text:p>
          </table:table-cell>
          <table:table-cell table:style-name="ce4" table:formula="of:=[.C51]" office:value-type="float" office:value="2500">
            <text:p>2500</text:p>
          </table:table-cell>
          <table:table-cell table:style-name="ce4" table:formula="of:=[.D5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52]=[.N51];[.G51];[.G51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6]" office:value-type="float" office:value="2">
            <text:p>2</text:p>
          </table:table-cell>
          <table:table-cell table:style-name="ce4" table:number-columns-repeated="2"/>
          <table:table-cell table:style-name="ce13" table:formula="of:=[.N46]+1" office:value-type="float" office:value="9">
            <text:p>9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47]" office:value-type="string" office:string-value="bug_big">
            <text:p>bug_big</text:p>
          </table:table-cell>
          <table:table-cell table:style-name="ce4" table:formula="of:=[.C52]" office:value-type="float" office:value="2500">
            <text:p>2500</text:p>
          </table:table-cell>
          <table:table-cell table:style-name="ce4" table:formula="of:=[.D5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3]=[.N52];[.G52];[.G52]+[.$O$2])" office:value-type="float" office:value="970">
            <text:p>9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7]" office:value-type="float" office:value="2">
            <text:p>2</text:p>
          </table:table-cell>
          <table:table-cell table:style-name="ce13" table:number-columns-repeated="2"/>
          <table:table-cell table:style-name="ce13" table:formula="of:=[.N47]+1" office:value-type="float" office:value="9">
            <text:p>9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48]" office:value-type="string" office:string-value="bug_big">
            <text:p>bug_big</text:p>
          </table:table-cell>
          <table:table-cell table:style-name="ce4" table:formula="of:=[.C53]" office:value-type="float" office:value="2500">
            <text:p>2500</text:p>
          </table:table-cell>
          <table:table-cell table:style-name="ce4" table:formula="of:=[.D53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4]=[.N53];[.G53];[.G53]+[.$O$2])" office:value-type="float" office:value="970">
            <text:p>9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8]" office:value-type="float" office:value="3">
            <text:p>3</text:p>
          </table:table-cell>
          <table:table-cell table:style-name="ce13" table:number-columns-repeated="2"/>
          <table:table-cell table:style-name="ce13" table:formula="of:=[.N48]+1" office:value-type="float" office:value="9">
            <text:p>9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49]" office:value-type="string" office:string-value="bug_big">
            <text:p>bug_big</text:p>
          </table:table-cell>
          <table:table-cell table:style-name="ce4" table:formula="of:=[.C54]" office:value-type="float" office:value="2500">
            <text:p>2500</text:p>
          </table:table-cell>
          <table:table-cell table:style-name="ce4" table:formula="of:=[.D54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5]=[.N54];[.G54];[.G54]+[.$O$2])" office:value-type="float" office:value="970">
            <text:p>9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9]" office:value-type="float" office:value="4">
            <text:p>4</text:p>
          </table:table-cell>
          <table:table-cell table:style-name="ce13" table:number-columns-repeated="2"/>
          <table:table-cell table:style-name="ce13" table:formula="of:=[.N49]+1" office:value-type="float" office:value="9">
            <text:p>9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50]" office:value-type="string" office:string-value="bug_med">
            <text:p>bug_med</text:p>
          </table:table-cell>
          <table:table-cell table:style-name="ce4" table:formula="of:=[.C55]" office:value-type="float" office:value="2500">
            <text:p>2500</text:p>
          </table:table-cell>
          <table:table-cell table:style-name="ce4" table:formula="of:=[.D5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6]=[.N55];[.G55];[.G55]+[.$O$2])" office:value-type="float" office:value="1090">
            <text:p>10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0]" office:value-type="float" office:value="1">
            <text:p>1</text:p>
          </table:table-cell>
          <table:table-cell table:style-name="ce13" table:number-columns-repeated="2"/>
          <table:table-cell table:style-name="ce13" table:formula="of:=[.N50]+1" office:value-type="float" office:value="10">
            <text:p>10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51]" office:value-type="string" office:string-value="bug_big">
            <text:p>bug_big</text:p>
          </table:table-cell>
          <table:table-cell table:style-name="ce4" table:formula="of:=[.C56]" office:value-type="float" office:value="2500">
            <text:p>2500</text:p>
          </table:table-cell>
          <table:table-cell table:style-name="ce4" table:formula="of:=[.D56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7]=[.N56];[.G56];[.G56]+[.$O$2])" office:value-type="float" office:value="1090">
            <text:p>10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1]" office:value-type="float" office:value="1">
            <text:p>1</text:p>
          </table:table-cell>
          <table:table-cell table:style-name="ce13" table:number-columns-repeated="2"/>
          <table:table-cell table:style-name="ce13" table:formula="of:=[.N51]+1" office:value-type="float" office:value="10">
            <text:p>10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52]" office:value-type="string" office:string-value="bug_big">
            <text:p>bug_big</text:p>
          </table:table-cell>
          <table:table-cell table:style-name="ce4" table:formula="of:=[.C57]" office:value-type="float" office:value="2500">
            <text:p>2500</text:p>
          </table:table-cell>
          <table:table-cell table:style-name="ce4" table:formula="of:=[.D5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8]=[.N57];[.G57];[.G57]+[.$O$2])" office:value-type="float" office:value="1090">
            <text:p>10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2]" office:value-type="float" office:value="2">
            <text:p>2</text:p>
          </table:table-cell>
          <table:table-cell table:style-name="ce13" table:number-columns-repeated="2"/>
          <table:table-cell table:style-name="ce13" table:formula="of:=[.N52]+1" office:value-type="float" office:value="10">
            <text:p>10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53]" office:value-type="string" office:string-value="bug_big">
            <text:p>bug_big</text:p>
          </table:table-cell>
          <table:table-cell table:style-name="ce4" table:formula="of:=[.C58]" office:value-type="float" office:value="2500">
            <text:p>2500</text:p>
          </table:table-cell>
          <table:table-cell table:style-name="ce4" table:formula="of:=[.D5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9]=[.N58];[.G58];[.G58]+[.$O$2])" office:value-type="float" office:value="1090">
            <text:p>10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3]" office:value-type="float" office:value="2">
            <text:p>2</text:p>
          </table:table-cell>
          <table:table-cell table:style-name="ce13" table:number-columns-repeated="2"/>
          <table:table-cell table:style-name="ce13" table:formula="of:=[.N53]+1" office:value-type="float" office:value="10">
            <text:p>10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54]" office:value-type="string" office:string-value="bug_big">
            <text:p>bug_big</text:p>
          </table:table-cell>
          <table:table-cell table:style-name="ce4" table:formula="of:=[.C59]" office:value-type="float" office:value="2500">
            <text:p>2500</text:p>
          </table:table-cell>
          <table:table-cell table:style-name="ce4" table:formula="of:=[.D5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60]=[.N59];[.G59];[.G59]+[.$O$2])" office:value-type="float" office:value="1090">
            <text:p>10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4]" office:value-type="float" office:value="3">
            <text:p>3</text:p>
          </table:table-cell>
          <table:table-cell table:style-name="ce13" table:number-columns-repeated="2"/>
          <table:table-cell table:style-name="ce13" table:formula="of:=[.N54]+1" office:value-type="float" office:value="10">
            <text:p>10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55]" office:value-type="string" office:string-value="bug_big">
            <text:p>bug_big</text:p>
          </table:table-cell>
          <table:table-cell table:style-name="ce4" table:formula="of:=[.C60]" office:value-type="float" office:value="2500">
            <text:p>2500</text:p>
          </table:table-cell>
          <table:table-cell table:style-name="ce4" table:formula="of:=[.D6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61]=[.N60];[.G60];[.G60]+[.$O$2])" office:value-type="float" office:value="1090">
            <text:p>10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5]" office:value-type="float" office:value="4">
            <text:p>4</text:p>
          </table:table-cell>
          <table:table-cell table:style-name="ce13" table:number-columns-repeated="2"/>
          <table:table-cell table:style-name="ce13" table:formula="of:=[.N55]+1" office:value-type="float" office:value="10">
            <text:p>10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56]" office:value-type="string" office:string-value="bug_med">
            <text:p>bug_med</text:p>
          </table:table-cell>
          <table:table-cell table:style-name="ce4" table:formula="of:=[.C61]" office:value-type="float" office:value="2500">
            <text:p>2500</text:p>
          </table:table-cell>
          <table:table-cell table:style-name="ce4" table:formula="of:=[.D6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2]=[.N61];[.G61];[.G61]+[.$O$2])" office:value-type="float" office:value="1210">
            <text:p>1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6]" office:value-type="float" office:value="1">
            <text:p>1</text:p>
          </table:table-cell>
          <table:table-cell table:style-name="ce4" table:number-columns-repeated="2"/>
          <table:table-cell table:style-name="ce13" table:formula="of:=[.N56]+1" office:value-type="float" office:value="11">
            <text:p>11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57]" office:value-type="string" office:string-value="bug_big">
            <text:p>bug_big</text:p>
          </table:table-cell>
          <table:table-cell table:style-name="ce4" table:formula="of:=[.C62]" office:value-type="float" office:value="2500">
            <text:p>2500</text:p>
          </table:table-cell>
          <table:table-cell table:style-name="ce4" table:formula="of:=[.D6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3]=[.N62];[.G62];[.G62]+[.$O$2])" office:value-type="float" office:value="1210">
            <text:p>1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7]" office:value-type="float" office:value="1">
            <text:p>1</text:p>
          </table:table-cell>
          <table:table-cell table:style-name="ce4" table:number-columns-repeated="2"/>
          <table:table-cell table:style-name="ce13" table:formula="of:=[.N57]+1" office:value-type="float" office:value="11">
            <text:p>11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58]" office:value-type="string" office:string-value="bug_big">
            <text:p>bug_big</text:p>
          </table:table-cell>
          <table:table-cell table:style-name="ce4" table:formula="of:=[.C63]" office:value-type="float" office:value="2500">
            <text:p>2500</text:p>
          </table:table-cell>
          <table:table-cell table:style-name="ce4" table:formula="of:=[.D6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4]=[.N63];[.G63];[.G63]+[.$O$2])" office:value-type="float" office:value="1210">
            <text:p>1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8]" office:value-type="float" office:value="2">
            <text:p>2</text:p>
          </table:table-cell>
          <table:table-cell table:style-name="ce4" table:number-columns-repeated="2"/>
          <table:table-cell table:style-name="ce13" table:formula="of:=[.N58]+1" office:value-type="float" office:value="11">
            <text:p>11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59]" office:value-type="string" office:string-value="bug_big">
            <text:p>bug_big</text:p>
          </table:table-cell>
          <table:table-cell table:style-name="ce4" table:formula="of:=[.C64]" office:value-type="float" office:value="2500">
            <text:p>2500</text:p>
          </table:table-cell>
          <table:table-cell table:style-name="ce4" table:formula="of:=[.D6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5]=[.N64];[.G64];[.G64]+[.$O$2])" office:value-type="float" office:value="1210">
            <text:p>1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9]" office:value-type="float" office:value="2">
            <text:p>2</text:p>
          </table:table-cell>
          <table:table-cell table:style-name="ce4" table:number-columns-repeated="2"/>
          <table:table-cell table:style-name="ce13" table:formula="of:=[.N59]+1" office:value-type="float" office:value="11">
            <text:p>11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60]" office:value-type="string" office:string-value="bug_big">
            <text:p>bug_big</text:p>
          </table:table-cell>
          <table:table-cell table:style-name="ce4" table:formula="of:=[.C65]" office:value-type="float" office:value="2500">
            <text:p>2500</text:p>
          </table:table-cell>
          <table:table-cell table:style-name="ce4" table:formula="of:=[.D6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6]=[.N65];[.G65];[.G65]+[.$O$2])" office:value-type="float" office:value="1210">
            <text:p>1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0]" office:value-type="float" office:value="3">
            <text:p>3</text:p>
          </table:table-cell>
          <table:table-cell table:style-name="ce4" table:number-columns-repeated="2"/>
          <table:table-cell table:style-name="ce13" table:formula="of:=[.N60]+1" office:value-type="float" office:value="11">
            <text:p>11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61]" office:value-type="string" office:string-value="bug_big">
            <text:p>bug_big</text:p>
          </table:table-cell>
          <table:table-cell table:style-name="ce4" table:formula="of:=[.C66]" office:value-type="float" office:value="2500">
            <text:p>2500</text:p>
          </table:table-cell>
          <table:table-cell table:style-name="ce4" table:formula="of:=[.D6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7]=[.N66];[.G66];[.G66]+[.$O$2])" office:value-type="float" office:value="1210">
            <text:p>1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1]" office:value-type="float" office:value="4">
            <text:p>4</text:p>
          </table:table-cell>
          <table:table-cell table:style-name="ce4" table:number-columns-repeated="2"/>
          <table:table-cell table:style-name="ce13" table:formula="of:=[.N61]+1" office:value-type="float" office:value="11">
            <text:p>11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62]" office:value-type="string" office:string-value="bug_med">
            <text:p>bug_med</text:p>
          </table:table-cell>
          <table:table-cell table:style-name="ce4" table:formula="of:=[.C67]" office:value-type="float" office:value="2500">
            <text:p>2500</text:p>
          </table:table-cell>
          <table:table-cell table:style-name="ce4" table:formula="of:=[.D67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8]=[.N67];[.G67];[.G67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2]" office:value-type="float" office:value="1">
            <text:p>1</text:p>
          </table:table-cell>
          <table:table-cell table:style-name="ce4" table:number-columns-repeated="2"/>
          <table:table-cell table:style-name="ce13" table:formula="of:=[.N62]+1" office:value-type="float" office:value="12">
            <text:p>12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63]" office:value-type="string" office:string-value="bug_big">
            <text:p>bug_big</text:p>
          </table:table-cell>
          <table:table-cell table:style-name="ce4" table:formula="of:=[.C68]" office:value-type="float" office:value="2500">
            <text:p>2500</text:p>
          </table:table-cell>
          <table:table-cell table:style-name="ce4" table:formula="of:=[.D68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9]=[.N68];[.G68];[.G68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3]" office:value-type="float" office:value="1">
            <text:p>1</text:p>
          </table:table-cell>
          <table:table-cell table:style-name="ce4" table:number-columns-repeated="2"/>
          <table:table-cell table:style-name="ce13" table:formula="of:=[.N63]+1" office:value-type="float" office:value="12">
            <text:p>12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64]" office:value-type="string" office:string-value="bug_big">
            <text:p>bug_big</text:p>
          </table:table-cell>
          <table:table-cell table:style-name="ce4" table:formula="of:=[.C69]" office:value-type="float" office:value="2500">
            <text:p>2500</text:p>
          </table:table-cell>
          <table:table-cell table:style-name="ce4" table:formula="of:=[.D69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70]=[.N69];[.G69];[.G69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4]" office:value-type="float" office:value="2">
            <text:p>2</text:p>
          </table:table-cell>
          <table:table-cell table:style-name="ce4" table:number-columns-repeated="2"/>
          <table:table-cell table:style-name="ce13" table:formula="of:=[.N64]+1" office:value-type="float" office:value="12">
            <text:p>12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65]" office:value-type="string" office:string-value="bug_big">
            <text:p>bug_big</text:p>
          </table:table-cell>
          <table:table-cell table:style-name="ce4" table:formula="of:=[.C70]" office:value-type="float" office:value="2500">
            <text:p>2500</text:p>
          </table:table-cell>
          <table:table-cell table:style-name="ce4" table:formula="of:=[.D7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1]=[.N70];[.G70];[.G70]+[.$O$2])" office:value-type="float" office:value="1330">
            <text:p>13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5]" office:value-type="float" office:value="2">
            <text:p>2</text:p>
          </table:table-cell>
          <table:table-cell table:style-name="ce13" table:number-columns-repeated="2"/>
          <table:table-cell table:style-name="ce13" table:formula="of:=[.N65]+1" office:value-type="float" office:value="12">
            <text:p>12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66]" office:value-type="string" office:string-value="bug_big">
            <text:p>bug_big</text:p>
          </table:table-cell>
          <table:table-cell table:style-name="ce4" table:formula="of:=[.C71]" office:value-type="float" office:value="2500">
            <text:p>2500</text:p>
          </table:table-cell>
          <table:table-cell table:style-name="ce4" table:formula="of:=[.D71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2]=[.N71];[.G71];[.G71]+[.$O$2])" office:value-type="float" office:value="1330">
            <text:p>13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6]" office:value-type="float" office:value="3">
            <text:p>3</text:p>
          </table:table-cell>
          <table:table-cell table:style-name="ce13" table:number-columns-repeated="2"/>
          <table:table-cell table:style-name="ce13" table:formula="of:=[.N66]+1" office:value-type="float" office:value="12">
            <text:p>12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67]" office:value-type="string" office:string-value="bug_big">
            <text:p>bug_big</text:p>
          </table:table-cell>
          <table:table-cell table:style-name="ce4" table:formula="of:=[.C72]" office:value-type="float" office:value="2500">
            <text:p>2500</text:p>
          </table:table-cell>
          <table:table-cell table:style-name="ce4" table:formula="of:=[.D7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3]=[.N72];[.G72];[.G72]+[.$O$2])" office:value-type="float" office:value="1330">
            <text:p>13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7]" office:value-type="float" office:value="4">
            <text:p>4</text:p>
          </table:table-cell>
          <table:table-cell table:style-name="ce13" table:number-columns-repeated="2"/>
          <table:table-cell table:style-name="ce13" table:formula="of:=[.N67]+1" office:value-type="float" office:value="12">
            <text:p>12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68]" office:value-type="string" office:string-value="bug_med">
            <text:p>bug_med</text:p>
          </table:table-cell>
          <table:table-cell table:style-name="ce4" table:formula="of:=[.C73]" office:value-type="float" office:value="2500">
            <text:p>2500</text:p>
          </table:table-cell>
          <table:table-cell table:style-name="ce4" table:formula="of:=[.D73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4]=[.N73];[.G73];[.G73]+[.$O$2])" office:value-type="float" office:value="1450">
            <text:p>14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8]" office:value-type="float" office:value="1">
            <text:p>1</text:p>
          </table:table-cell>
          <table:table-cell table:style-name="ce13" table:number-columns-repeated="2"/>
          <table:table-cell table:style-name="ce13" table:formula="of:=[.N68]+1" office:value-type="float" office:value="13">
            <text:p>13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69]" office:value-type="string" office:string-value="bug_big">
            <text:p>bug_big</text:p>
          </table:table-cell>
          <table:table-cell table:style-name="ce4" table:formula="of:=[.C74]" office:value-type="float" office:value="2500">
            <text:p>2500</text:p>
          </table:table-cell>
          <table:table-cell table:style-name="ce4" table:formula="of:=[.D74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5]=[.N74];[.G74];[.G74]+[.$O$2])" office:value-type="float" office:value="1450">
            <text:p>14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9]" office:value-type="float" office:value="1">
            <text:p>1</text:p>
          </table:table-cell>
          <table:table-cell table:style-name="ce13" table:number-columns-repeated="2"/>
          <table:table-cell table:style-name="ce13" table:formula="of:=[.N69]+1" office:value-type="float" office:value="13">
            <text:p>13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70]" office:value-type="string" office:string-value="bug_big">
            <text:p>bug_big</text:p>
          </table:table-cell>
          <table:table-cell table:style-name="ce4" table:formula="of:=[.C75]" office:value-type="float" office:value="2500">
            <text:p>2500</text:p>
          </table:table-cell>
          <table:table-cell table:style-name="ce4" table:formula="of:=[.D7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6]=[.N75];[.G75];[.G75]+[.$O$2])" office:value-type="float" office:value="1450">
            <text:p>14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0]" office:value-type="float" office:value="2">
            <text:p>2</text:p>
          </table:table-cell>
          <table:table-cell table:style-name="ce13" table:number-columns-repeated="2"/>
          <table:table-cell table:style-name="ce13" table:formula="of:=[.N70]+1" office:value-type="float" office:value="13">
            <text:p>13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71]" office:value-type="string" office:string-value="bug_big">
            <text:p>bug_big</text:p>
          </table:table-cell>
          <table:table-cell table:style-name="ce4" table:formula="of:=[.C76]" office:value-type="float" office:value="2500">
            <text:p>2500</text:p>
          </table:table-cell>
          <table:table-cell table:style-name="ce4" table:formula="of:=[.D76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7]=[.N76];[.G76];[.G76]+[.$O$2])" office:value-type="float" office:value="1450">
            <text:p>14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1]" office:value-type="float" office:value="2">
            <text:p>2</text:p>
          </table:table-cell>
          <table:table-cell table:style-name="ce13" table:number-columns-repeated="2"/>
          <table:table-cell table:style-name="ce13" table:formula="of:=[.N71]+1" office:value-type="float" office:value="13">
            <text:p>13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72]" office:value-type="string" office:string-value="bug_big">
            <text:p>bug_big</text:p>
          </table:table-cell>
          <table:table-cell table:style-name="ce4" table:formula="of:=[.C77]" office:value-type="float" office:value="2500">
            <text:p>2500</text:p>
          </table:table-cell>
          <table:table-cell table:style-name="ce4" table:formula="of:=[.D7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8]=[.N77];[.G77];[.G77]+[.$O$2])" office:value-type="float" office:value="1450">
            <text:p>14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2]" office:value-type="float" office:value="3">
            <text:p>3</text:p>
          </table:table-cell>
          <table:table-cell table:style-name="ce13" table:number-columns-repeated="2"/>
          <table:table-cell table:style-name="ce13" table:formula="of:=[.N72]+1" office:value-type="float" office:value="13">
            <text:p>13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73]" office:value-type="string" office:string-value="bug_big">
            <text:p>bug_big</text:p>
          </table:table-cell>
          <table:table-cell table:style-name="ce4" table:formula="of:=[.C78]" office:value-type="float" office:value="2500">
            <text:p>2500</text:p>
          </table:table-cell>
          <table:table-cell table:style-name="ce4" table:formula="of:=[.D7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9]=[.N78];[.G78];[.G78]+[.$O$2])" office:value-type="float" office:value="1450">
            <text:p>14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3]" office:value-type="float" office:value="4">
            <text:p>4</text:p>
          </table:table-cell>
          <table:table-cell table:style-name="ce13" table:number-columns-repeated="2"/>
          <table:table-cell table:style-name="ce13" table:formula="of:=[.N73]+1" office:value-type="float" office:value="13">
            <text:p>13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74]" office:value-type="string" office:string-value="bug_med">
            <text:p>bug_med</text:p>
          </table:table-cell>
          <table:table-cell table:style-name="ce4" table:formula="of:=[.C79]" office:value-type="float" office:value="2500">
            <text:p>2500</text:p>
          </table:table-cell>
          <table:table-cell table:style-name="ce4" table:formula="of:=[.D79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0]=[.N79];[.G79];[.G79]+[.$O$2])" office:value-type="float" office:value="1570">
            <text:p>1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4]" office:value-type="float" office:value="1">
            <text:p>1</text:p>
          </table:table-cell>
          <table:table-cell table:style-name="ce4" table:number-columns-repeated="2"/>
          <table:table-cell table:style-name="ce13" table:formula="of:=[.N74]+1" office:value-type="float" office:value="14">
            <text:p>14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75]" office:value-type="string" office:string-value="bug_big">
            <text:p>bug_big</text:p>
          </table:table-cell>
          <table:table-cell table:style-name="ce4" table:formula="of:=[.C80]" office:value-type="float" office:value="2500">
            <text:p>2500</text:p>
          </table:table-cell>
          <table:table-cell table:style-name="ce4" table:formula="of:=[.D80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1]=[.N80];[.G80];[.G80]+[.$O$2])" office:value-type="float" office:value="1570">
            <text:p>1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5]" office:value-type="float" office:value="1">
            <text:p>1</text:p>
          </table:table-cell>
          <table:table-cell table:style-name="ce4" table:number-columns-repeated="2"/>
          <table:table-cell table:style-name="ce13" table:formula="of:=[.N75]+1" office:value-type="float" office:value="14">
            <text:p>14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76]" office:value-type="string" office:string-value="bug_big">
            <text:p>bug_big</text:p>
          </table:table-cell>
          <table:table-cell table:style-name="ce4" table:formula="of:=[.C81]" office:value-type="float" office:value="2500">
            <text:p>2500</text:p>
          </table:table-cell>
          <table:table-cell table:style-name="ce4" table:formula="of:=[.D8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2]=[.N81];[.G81];[.G81]+[.$O$2])" office:value-type="float" office:value="1570">
            <text:p>1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6]" office:value-type="float" office:value="2">
            <text:p>2</text:p>
          </table:table-cell>
          <table:table-cell table:style-name="ce4" table:number-columns-repeated="2"/>
          <table:table-cell table:style-name="ce13" table:formula="of:=[.N76]+1" office:value-type="float" office:value="14">
            <text:p>14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77]" office:value-type="string" office:string-value="bug_big">
            <text:p>bug_big</text:p>
          </table:table-cell>
          <table:table-cell table:style-name="ce4" table:formula="of:=[.C82]" office:value-type="float" office:value="2500">
            <text:p>2500</text:p>
          </table:table-cell>
          <table:table-cell table:style-name="ce4" table:formula="of:=[.D8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3]=[.N82];[.G82];[.G82]+[.$O$2])" office:value-type="float" office:value="1570">
            <text:p>1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7]" office:value-type="float" office:value="2">
            <text:p>2</text:p>
          </table:table-cell>
          <table:table-cell table:style-name="ce4" table:number-columns-repeated="2"/>
          <table:table-cell table:style-name="ce13" table:formula="of:=[.N77]+1" office:value-type="float" office:value="14">
            <text:p>14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78]" office:value-type="string" office:string-value="bug_big">
            <text:p>bug_big</text:p>
          </table:table-cell>
          <table:table-cell table:style-name="ce4" table:formula="of:=[.C83]" office:value-type="float" office:value="2500">
            <text:p>2500</text:p>
          </table:table-cell>
          <table:table-cell table:style-name="ce4" table:formula="of:=[.D8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4]=[.N83];[.G83];[.G83]+[.$O$2])" office:value-type="float" office:value="1570">
            <text:p>1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8]" office:value-type="float" office:value="3">
            <text:p>3</text:p>
          </table:table-cell>
          <table:table-cell table:style-name="ce4" table:number-columns-repeated="2"/>
          <table:table-cell table:style-name="ce13" table:formula="of:=[.N78]+1" office:value-type="float" office:value="14">
            <text:p>14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79]" office:value-type="string" office:string-value="bug_big">
            <text:p>bug_big</text:p>
          </table:table-cell>
          <table:table-cell table:style-name="ce4" table:formula="of:=[.C84]" office:value-type="float" office:value="2500">
            <text:p>2500</text:p>
          </table:table-cell>
          <table:table-cell table:style-name="ce4" table:formula="of:=[.D8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5]=[.N84];[.G84];[.G84]+[.$O$2])" office:value-type="float" office:value="1570">
            <text:p>1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9]" office:value-type="float" office:value="4">
            <text:p>4</text:p>
          </table:table-cell>
          <table:table-cell table:style-name="ce4" table:number-columns-repeated="2"/>
          <table:table-cell table:style-name="ce13" table:formula="of:=[.N79]+1" office:value-type="float" office:value="14">
            <text:p>14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80]" office:value-type="string" office:string-value="bug_med">
            <text:p>bug_med</text:p>
          </table:table-cell>
          <table:table-cell table:style-name="ce4" table:formula="of:=[.C85]" office:value-type="float" office:value="2500">
            <text:p>2500</text:p>
          </table:table-cell>
          <table:table-cell table:style-name="ce4" table:formula="of:=[.D8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86]=[.N85];[.G85];[.G85]+[.$O$2])" office:value-type="float" office:value="1690">
            <text:p>1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0]" office:value-type="float" office:value="1">
            <text:p>1</text:p>
          </table:table-cell>
          <table:table-cell table:style-name="ce13" table:number-columns-repeated="2"/>
          <table:table-cell table:style-name="ce13" table:formula="of:=[.N80]+1" office:value-type="float" office:value="15">
            <text:p>15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81]" office:value-type="string" office:string-value="bug_big">
            <text:p>bug_big</text:p>
          </table:table-cell>
          <table:table-cell table:style-name="ce4" table:formula="of:=[.C86]" office:value-type="float" office:value="2500">
            <text:p>2500</text:p>
          </table:table-cell>
          <table:table-cell table:style-name="ce4" table:formula="of:=[.D86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87]=[.N86];[.G86];[.G86]+[.$O$2])" office:value-type="float" office:value="1690">
            <text:p>1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1]" office:value-type="float" office:value="1">
            <text:p>1</text:p>
          </table:table-cell>
          <table:table-cell table:style-name="ce13" table:number-columns-repeated="2"/>
          <table:table-cell table:style-name="ce13" table:formula="of:=[.N81]+1" office:value-type="float" office:value="15">
            <text:p>15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82]" office:value-type="string" office:string-value="bug_big">
            <text:p>bug_big</text:p>
          </table:table-cell>
          <table:table-cell table:style-name="ce4" table:formula="of:=[.C87]" office:value-type="float" office:value="2500">
            <text:p>2500</text:p>
          </table:table-cell>
          <table:table-cell table:style-name="ce4" table:formula="of:=[.D8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88]=[.N87];[.G87];[.G87]+[.$O$2])" office:value-type="float" office:value="1690">
            <text:p>1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2]" office:value-type="float" office:value="2">
            <text:p>2</text:p>
          </table:table-cell>
          <table:table-cell table:style-name="ce13" table:number-columns-repeated="2"/>
          <table:table-cell table:style-name="ce13" table:formula="of:=[.N82]+1" office:value-type="float" office:value="15">
            <text:p>15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83]" office:value-type="string" office:string-value="bug_big">
            <text:p>bug_big</text:p>
          </table:table-cell>
          <table:table-cell table:style-name="ce4" table:formula="of:=[.C88]" office:value-type="float" office:value="2500">
            <text:p>2500</text:p>
          </table:table-cell>
          <table:table-cell table:style-name="ce4" table:formula="of:=[.D8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89]=[.N88];[.G88];[.G88]+[.$O$2])" office:value-type="float" office:value="1690">
            <text:p>1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3]" office:value-type="float" office:value="2">
            <text:p>2</text:p>
          </table:table-cell>
          <table:table-cell table:style-name="ce13" table:number-columns-repeated="2"/>
          <table:table-cell table:style-name="ce13" table:formula="of:=[.N83]+1" office:value-type="float" office:value="15">
            <text:p>15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84]" office:value-type="string" office:string-value="bug_big">
            <text:p>bug_big</text:p>
          </table:table-cell>
          <table:table-cell table:style-name="ce4" table:formula="of:=[.C89]" office:value-type="float" office:value="2500">
            <text:p>2500</text:p>
          </table:table-cell>
          <table:table-cell table:style-name="ce4" table:formula="of:=[.D8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90]=[.N89];[.G89];[.G89]+[.$O$2])" office:value-type="float" office:value="1690">
            <text:p>1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4]" office:value-type="float" office:value="3">
            <text:p>3</text:p>
          </table:table-cell>
          <table:table-cell table:style-name="ce13" table:number-columns-repeated="2"/>
          <table:table-cell table:style-name="ce13" table:formula="of:=[.N84]+1" office:value-type="float" office:value="15">
            <text:p>15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85]" office:value-type="string" office:string-value="bug_big">
            <text:p>bug_big</text:p>
          </table:table-cell>
          <table:table-cell table:style-name="ce4" table:formula="of:=[.C90]" office:value-type="float" office:value="2500">
            <text:p>2500</text:p>
          </table:table-cell>
          <table:table-cell table:style-name="ce4" table:formula="of:=[.D9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91]=[.N90];[.G90];[.G90]+[.$O$2])" office:value-type="float" office:value="1690">
            <text:p>1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5]" office:value-type="float" office:value="4">
            <text:p>4</text:p>
          </table:table-cell>
          <table:table-cell table:style-name="ce13" table:number-columns-repeated="2"/>
          <table:table-cell table:style-name="ce13" table:formula="of:=[.N85]+1" office:value-type="float" office:value="15">
            <text:p>15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86]" office:value-type="string" office:string-value="bug_med">
            <text:p>bug_med</text:p>
          </table:table-cell>
          <table:table-cell table:style-name="ce4" table:formula="of:=[.C91]" office:value-type="float" office:value="2500">
            <text:p>2500</text:p>
          </table:table-cell>
          <table:table-cell table:style-name="ce4" table:formula="of:=[.D9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2]=[.N91];[.G91];[.G91]+[.$O$2])" office:value-type="float" office:value="1810">
            <text:p>1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6]" office:value-type="float" office:value="1">
            <text:p>1</text:p>
          </table:table-cell>
          <table:table-cell table:style-name="ce4" table:number-columns-repeated="2"/>
          <table:table-cell table:style-name="ce13" table:formula="of:=[.N86]+1" office:value-type="float" office:value="16">
            <text:p>16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87]" office:value-type="string" office:string-value="bug_big">
            <text:p>bug_big</text:p>
          </table:table-cell>
          <table:table-cell table:style-name="ce4" table:formula="of:=[.C92]" office:value-type="float" office:value="2500">
            <text:p>2500</text:p>
          </table:table-cell>
          <table:table-cell table:style-name="ce4" table:formula="of:=[.D9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3]=[.N92];[.G92];[.G92]+[.$O$2])" office:value-type="float" office:value="1810">
            <text:p>1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7]" office:value-type="float" office:value="1">
            <text:p>1</text:p>
          </table:table-cell>
          <table:table-cell table:style-name="ce4" table:number-columns-repeated="2"/>
          <table:table-cell table:style-name="ce13" table:formula="of:=[.N87]+1" office:value-type="float" office:value="16">
            <text:p>16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88]" office:value-type="string" office:string-value="bug_big">
            <text:p>bug_big</text:p>
          </table:table-cell>
          <table:table-cell table:style-name="ce4" table:formula="of:=[.C93]" office:value-type="float" office:value="2500">
            <text:p>2500</text:p>
          </table:table-cell>
          <table:table-cell table:style-name="ce4" table:formula="of:=[.D9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4]=[.N93];[.G93];[.G93]+[.$O$2])" office:value-type="float" office:value="1810">
            <text:p>1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8]" office:value-type="float" office:value="2">
            <text:p>2</text:p>
          </table:table-cell>
          <table:table-cell table:style-name="ce4" table:number-columns-repeated="2"/>
          <table:table-cell table:style-name="ce13" table:formula="of:=[.N88]+1" office:value-type="float" office:value="16">
            <text:p>16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89]" office:value-type="string" office:string-value="bug_big">
            <text:p>bug_big</text:p>
          </table:table-cell>
          <table:table-cell table:style-name="ce4" table:formula="of:=[.C94]" office:value-type="float" office:value="2500">
            <text:p>2500</text:p>
          </table:table-cell>
          <table:table-cell table:style-name="ce4" table:formula="of:=[.D9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5]=[.N94];[.G94];[.G94]+[.$O$2])" office:value-type="float" office:value="1810">
            <text:p>1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9]" office:value-type="float" office:value="2">
            <text:p>2</text:p>
          </table:table-cell>
          <table:table-cell table:style-name="ce4" table:number-columns-repeated="2"/>
          <table:table-cell table:style-name="ce13" table:formula="of:=[.N89]+1" office:value-type="float" office:value="16">
            <text:p>16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90]" office:value-type="string" office:string-value="bug_big">
            <text:p>bug_big</text:p>
          </table:table-cell>
          <table:table-cell table:style-name="ce4" table:formula="of:=[.C95]" office:value-type="float" office:value="2500">
            <text:p>2500</text:p>
          </table:table-cell>
          <table:table-cell table:style-name="ce4" table:formula="of:=[.D9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6]=[.N95];[.G95];[.G95]+[.$O$2])" office:value-type="float" office:value="1810">
            <text:p>1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0]" office:value-type="float" office:value="3">
            <text:p>3</text:p>
          </table:table-cell>
          <table:table-cell table:style-name="ce4" table:number-columns-repeated="2"/>
          <table:table-cell table:style-name="ce13" table:formula="of:=[.N90]+1" office:value-type="float" office:value="16">
            <text:p>16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91]" office:value-type="string" office:string-value="bug_big">
            <text:p>bug_big</text:p>
          </table:table-cell>
          <table:table-cell table:style-name="ce4" table:formula="of:=[.C96]" office:value-type="float" office:value="2500">
            <text:p>2500</text:p>
          </table:table-cell>
          <table:table-cell table:style-name="ce4" table:formula="of:=[.D9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7]=[.N96];[.G96];[.G96]+[.$O$2])" office:value-type="float" office:value="1810">
            <text:p>1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1]" office:value-type="float" office:value="4">
            <text:p>4</text:p>
          </table:table-cell>
          <table:table-cell table:style-name="ce4" table:number-columns-repeated="2"/>
          <table:table-cell table:style-name="ce13" table:formula="of:=[.N91]+1" office:value-type="float" office:value="16">
            <text:p>16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92]" office:value-type="string" office:string-value="bug_med">
            <text:p>bug_med</text:p>
          </table:table-cell>
          <table:table-cell table:style-name="ce4" table:formula="of:=[.C97]" office:value-type="float" office:value="2500">
            <text:p>2500</text:p>
          </table:table-cell>
          <table:table-cell table:style-name="ce4" table:formula="of:=[.D9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98]=[.N97];[.G97];[.G97]+[.$O$2])" office:value-type="float" office:value="1930">
            <text:p>19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2]" office:value-type="float" office:value="1">
            <text:p>1</text:p>
          </table:table-cell>
          <table:table-cell table:style-name="ce13" table:number-columns-repeated="2"/>
          <table:table-cell table:style-name="ce13" table:formula="of:=[.N92]+1" office:value-type="float" office:value="17">
            <text:p>17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93]" office:value-type="string" office:string-value="bug_big">
            <text:p>bug_big</text:p>
          </table:table-cell>
          <table:table-cell table:style-name="ce4" table:formula="of:=[.C98]" office:value-type="float" office:value="2500">
            <text:p>2500</text:p>
          </table:table-cell>
          <table:table-cell table:style-name="ce4" table:formula="of:=[.D9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99]=[.N98];[.G98];[.G98]+[.$O$2])" office:value-type="float" office:value="1930">
            <text:p>19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3]" office:value-type="float" office:value="1">
            <text:p>1</text:p>
          </table:table-cell>
          <table:table-cell table:style-name="ce13" table:number-columns-repeated="2"/>
          <table:table-cell table:style-name="ce13" table:formula="of:=[.N93]+1" office:value-type="float" office:value="17">
            <text:p>17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94]" office:value-type="string" office:string-value="bug_big">
            <text:p>bug_big</text:p>
          </table:table-cell>
          <table:table-cell table:style-name="ce4" table:formula="of:=[.C99]" office:value-type="float" office:value="2500">
            <text:p>2500</text:p>
          </table:table-cell>
          <table:table-cell table:style-name="ce4" table:formula="of:=[.D9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0]=[.N99];[.G99];[.G99]+[.$O$2])" office:value-type="float" office:value="1930">
            <text:p>19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4]" office:value-type="float" office:value="2">
            <text:p>2</text:p>
          </table:table-cell>
          <table:table-cell table:style-name="ce13" table:number-columns-repeated="2"/>
          <table:table-cell table:style-name="ce13" table:formula="of:=[.N94]+1" office:value-type="float" office:value="17">
            <text:p>17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95]" office:value-type="string" office:string-value="bug_big">
            <text:p>bug_big</text:p>
          </table:table-cell>
          <table:table-cell table:style-name="ce4" table:formula="of:=[.C100]" office:value-type="float" office:value="2500">
            <text:p>2500</text:p>
          </table:table-cell>
          <table:table-cell table:style-name="ce4" table:formula="of:=[.D10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1]=[.N100];[.G100];[.G100]+[.$O$2])" office:value-type="float" office:value="1930">
            <text:p>19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5]" office:value-type="float" office:value="2">
            <text:p>2</text:p>
          </table:table-cell>
          <table:table-cell table:style-name="ce13" table:number-columns-repeated="2"/>
          <table:table-cell table:style-name="ce13" table:formula="of:=[.N95]+1" office:value-type="float" office:value="17">
            <text:p>17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96]" office:value-type="string" office:string-value="bug_big">
            <text:p>bug_big</text:p>
          </table:table-cell>
          <table:table-cell table:style-name="ce4" table:formula="of:=[.C101]" office:value-type="float" office:value="2500">
            <text:p>2500</text:p>
          </table:table-cell>
          <table:table-cell table:style-name="ce4" table:formula="of:=[.D101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2]=[.N101];[.G101];[.G101]+[.$O$2])" office:value-type="float" office:value="1930">
            <text:p>19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6]" office:value-type="float" office:value="3">
            <text:p>3</text:p>
          </table:table-cell>
          <table:table-cell table:style-name="ce13" table:number-columns-repeated="2"/>
          <table:table-cell table:style-name="ce13" table:formula="of:=[.N96]+1" office:value-type="float" office:value="17">
            <text:p>17</text:p>
          </table:table-cell>
          <table:table-cell table:style-name="ce13" table:number-columns-repeated="1010"/>
        </table:table-row>
        <table:table-row table:style-name="ro3">
          <table:table-cell table:style-name="ce10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97]" office:value-type="string" office:string-value="bug_big">
            <text:p>bug_big</text:p>
          </table:table-cell>
          <table:table-cell table:style-name="ce4" table:formula="of:=[.C102]" office:value-type="float" office:value="2500">
            <text:p>2500</text:p>
          </table:table-cell>
          <table:table-cell table:style-name="ce4" table:formula="of:=[.D10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3]=[.N102];[.G102];[.G102]+[.$O$2])" office:value-type="float" office:value="1930">
            <text:p>19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7]" office:value-type="float" office:value="4">
            <text:p>4</text:p>
          </table:table-cell>
          <table:table-cell table:style-name="ce13" table:number-columns-repeated="2"/>
          <table:table-cell table:style-name="ce13" table:formula="of:=[.N97]+1" office:value-type="float" office:value="17">
            <text:p>17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office:value-type="string">
            <text:p>bug_big</text:p>
          </table:table-cell>
          <table:table-cell table:style-name="ce4" table:formula="of:=[.C103]" office:value-type="float" office:value="2500">
            <text:p>2500</text:p>
          </table:table-cell>
          <table:table-cell table:style-name="ce4" table:formula="of:=[.D103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4]=[.N103];[.G103];[.G103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98]+1" office:value-type="float" office:value="18">
            <text:p>18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99]" office:value-type="string" office:string-value="bug_big">
            <text:p>bug_big</text:p>
          </table:table-cell>
          <table:table-cell table:style-name="ce4" table:formula="of:=[.C104]" office:value-type="float" office:value="2500">
            <text:p>2500</text:p>
          </table:table-cell>
          <table:table-cell table:style-name="ce4" table:formula="of:=[.D104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5]=[.N104];[.G104];[.G104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99]+1" office:value-type="float" office:value="18">
            <text:p>18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0]" office:value-type="string" office:string-value="bug_big">
            <text:p>bug_big</text:p>
          </table:table-cell>
          <table:table-cell table:style-name="ce4" table:formula="of:=[.C105]" office:value-type="float" office:value="2500">
            <text:p>2500</text:p>
          </table:table-cell>
          <table:table-cell table:style-name="ce4" table:formula="of:=[.D10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6]=[.N105];[.G105];[.G105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100]+1" office:value-type="float" office:value="18">
            <text:p>18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1]" office:value-type="string" office:string-value="bug_big">
            <text:p>bug_big</text:p>
          </table:table-cell>
          <table:table-cell table:style-name="ce4" table:formula="of:=[.C106]" office:value-type="float" office:value="2500">
            <text:p>2500</text:p>
          </table:table-cell>
          <table:table-cell table:style-name="ce4" table:formula="of:=[.D10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07]=[.N106];[.G106];[.G106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1]+1" office:value-type="float" office:value="18">
            <text:p>18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2]" office:value-type="string" office:string-value="bug_big">
            <text:p>bug_big</text:p>
          </table:table-cell>
          <table:table-cell table:style-name="ce4" table:formula="of:=[.C107]" office:value-type="float" office:value="2500">
            <text:p>2500</text:p>
          </table:table-cell>
          <table:table-cell table:style-name="ce4" table:formula="of:=[.D107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08]=[.N107];[.G107];[.G107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2]+1" office:value-type="float" office:value="18">
            <text:p>18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3]" office:value-type="string" office:string-value="bug_big">
            <text:p>bug_big</text:p>
          </table:table-cell>
          <table:table-cell table:style-name="ce4" table:formula="of:=[.C108]" office:value-type="float" office:value="2500">
            <text:p>2500</text:p>
          </table:table-cell>
          <table:table-cell table:style-name="ce4" table:formula="of:=[.D108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09]=[.N108];[.G108];[.G108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3]+1" office:value-type="float" office:value="18">
            <text:p>18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4]" office:value-type="string" office:string-value="bug_big">
            <text:p>bug_big</text:p>
          </table:table-cell>
          <table:table-cell table:style-name="ce4" table:formula="of:=[.C109]" office:value-type="float" office:value="2500">
            <text:p>2500</text:p>
          </table:table-cell>
          <table:table-cell table:style-name="ce4" table:formula="of:=[.D109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[.G109]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4]+1" office:value-type="float" office:value="19">
            <text:p>19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5]" office:value-type="string" office:string-value="bug_big">
            <text:p>bug_big</text:p>
          </table:table-cell>
          <table:table-cell table:style-name="ce4" table:formula="of:=[.C110]" office:value-type="float" office:value="2500">
            <text:p>2500</text:p>
          </table:table-cell>
          <table:table-cell table:style-name="ce4" table:formula="of:=[.D110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11]=[.N110];[.G110];[.G110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5]+1" office:value-type="float" office:value="19">
            <text:p>19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6]" office:value-type="string" office:string-value="bug_big">
            <text:p>bug_big</text:p>
          </table:table-cell>
          <table:table-cell table:style-name="ce4" table:formula="of:=[.C111]" office:value-type="float" office:value="2500">
            <text:p>2500</text:p>
          </table:table-cell>
          <table:table-cell table:style-name="ce4" table:formula="of:=[.D11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12]=[.N111];[.G111];[.G111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6]+1" office:value-type="float" office:value="19">
            <text:p>19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7]" office:value-type="string" office:string-value="bug_big">
            <text:p>bug_big</text:p>
          </table:table-cell>
          <table:table-cell table:style-name="ce4" table:formula="of:=[.C112]" office:value-type="float" office:value="2500">
            <text:p>2500</text:p>
          </table:table-cell>
          <table:table-cell table:style-name="ce4" table:formula="of:=[.D11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13]=[.N112];[.G112];[.G112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7]+1" office:value-type="float" office:value="19">
            <text:p>19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8]" office:value-type="string" office:string-value="bug_big">
            <text:p>bug_big</text:p>
          </table:table-cell>
          <table:table-cell table:style-name="ce4" table:formula="of:=[.C113]" office:value-type="float" office:value="2500">
            <text:p>2500</text:p>
          </table:table-cell>
          <table:table-cell table:style-name="ce4" table:formula="of:=[.D11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14]=[.N113];[.G113];[.G113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8]+1" office:value-type="float" office:value="19">
            <text:p>19</text:p>
          </table:table-cell>
          <table:table-cell table:style-name="ce4" table:number-columns-repeated="1010"/>
        </table:table-row>
        <table:table-row table:style-name="ro3">
          <table:table-cell table:style-name="ce10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9]" office:value-type="string" office:string-value="bug_big">
            <text:p>bug_big</text:p>
          </table:table-cell>
          <table:table-cell table:style-name="ce4" table:formula="of:=[.C114]" office:value-type="float" office:value="2500">
            <text:p>2500</text:p>
          </table:table-cell>
          <table:table-cell table:style-name="ce4" table:formula="of:=[.D11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15]=[.N114];[.G114];[.G114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9]+1" office:value-type="float" office:value="19">
            <text:p>19</text:p>
          </table:table-cell>
          <table:table-cell table:style-name="ce4" table:number-columns-repeated="1010"/>
        </table:table-row>
        <table:table-row table:style-name="ro3">
          <table:table-cell table:style-name="ce11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office:value-type="string">
            <text:p>bug_larva</text:p>
          </table:table-cell>
          <table:table-cell table:style-name="ce4" table:formula="of:=[.C115]" office:value-type="float" office:value="2500">
            <text:p>2500</text:p>
          </table:table-cell>
          <table:table-cell table:style-name="ce4" table:formula="of:=[.D11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[.G115]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110]+1" office:value-type="float" office:value="20">
            <text:p>20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16]" office:value-type="string" office:string-value="bug_larva">
            <text:p>bug_larva</text:p>
          </table:table-cell>
          <table:table-cell table:style-name="ce4" table:formula="of:=[.C116]" office:value-type="float" office:value="2500">
            <text:p>2500</text:p>
          </table:table-cell>
          <table:table-cell table:style-name="ce4" table:formula="of:=[.D116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17]=[.N116];[.G116];[.G116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111]+1" office:value-type="float" office:value="20">
            <text:p>20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17]" office:value-type="string" office:string-value="bug_larva">
            <text:p>bug_larva</text:p>
          </table:table-cell>
          <table:table-cell table:style-name="ce4" table:formula="of:=[.C117]" office:value-type="float" office:value="2500">
            <text:p>2500</text:p>
          </table:table-cell>
          <table:table-cell table:style-name="ce4" table:formula="of:=[.D11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18]=[.N117];[.G117];[.G117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112]+1" office:value-type="float" office:value="20">
            <text:p>20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18]" office:value-type="string" office:string-value="bug_larva">
            <text:p>bug_larva</text:p>
          </table:table-cell>
          <table:table-cell table:style-name="ce4" table:formula="of:=[.C118]" office:value-type="float" office:value="2500">
            <text:p>2500</text:p>
          </table:table-cell>
          <table:table-cell table:style-name="ce4" table:formula="of:=[.D11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19]=[.N118];[.G118];[.G118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113]+1" office:value-type="float" office:value="20">
            <text:p>20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19]" office:value-type="string" office:string-value="bug_larva">
            <text:p>bug_larva</text:p>
          </table:table-cell>
          <table:table-cell table:style-name="ce4" table:formula="of:=[.C119]" office:value-type="float" office:value="2500">
            <text:p>2500</text:p>
          </table:table-cell>
          <table:table-cell table:style-name="ce4" table:formula="of:=[.D11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20]=[.N119];[.G119];[.G119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114]+1" office:value-type="float" office:value="20">
            <text:p>20</text:p>
          </table:table-cell>
          <table:table-cell table:style-name="ce13" table:number-columns-repeated="1010"/>
        </table:table-row>
        <table:table-row table:style-name="ro3">
          <table:table-cell table:style-name="ce11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20]" office:value-type="string" office:string-value="bug_larva">
            <text:p>bug_larva</text:p>
          </table:table-cell>
          <table:table-cell table:style-name="ce4" table:formula="of:=[.C120]" office:value-type="float" office:value="2500">
            <text:p>2500</text:p>
          </table:table-cell>
          <table:table-cell table:style-name="ce4" table:formula="of:=[.D12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21]=[.N120];[.G120];[.G120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115]+1" office:value-type="float" office:value="20">
            <text:p>20</text:p>
          </table:table-cell>
          <table:table-cell table:style-name="ce13" table:number-columns-repeated="1010"/>
        </table:table-row>
        <table:table-row table:style-name="ro2" table:number-rows-repeated="2">
          <table:table-cell table:style-name="ce10"/>
          <table:table-cell table:style-name="ce13"/>
          <table:table-cell table:style-name="ce4"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4"/>
          <table:table-cell table:style-name="ce13" table:number-columns-repeated="1014"/>
        </table:table-row>
        <table:table-row table:style-name="ro2" table:number-rows-repeated="4">
          <table:table-cell table:style-name="ce10"/>
          <table:table-cell table:style-name="ce13"/>
          <table:table-cell table:style-name="ce4" table:number-columns-repeated="4"/>
          <table:table-cell table:style-name="ce13"/>
          <table:table-cell table:style-name="ce14"/>
          <table:table-cell table:style-name="ce4" table:number-columns-repeated="2"/>
          <table:table-cell table:style-name="ce13"/>
          <table:table-cell table:style-name="ce4" table:number-columns-repeated="2"/>
          <table:table-cell table:style-name="ce13"/>
          <table:table-cell table:style-name="ce4" table:number-columns-repeated="1010"/>
        </table:table-row>
        <table:table-row table:style-name="ro2" table:number-rows-repeated="5">
          <table:table-cell table:style-name="ce11"/>
          <table:table-cell table:style-name="ce13"/>
          <table:table-cell table:style-name="ce4" table:number-columns-repeated="4"/>
          <table:table-cell table:style-name="ce13"/>
          <table:table-cell table:style-name="ce14"/>
          <table:table-cell table:style-name="ce4" table:number-columns-repeated="2"/>
          <table:table-cell table:style-name="ce13"/>
          <table:table-cell table:style-name="ce4" table:number-columns-repeated="2"/>
          <table:table-cell table:style-name="ce13"/>
          <table:table-cell table:style-name="ce4" table:number-columns-repeated="1010"/>
        </table:table-row>
        <table:table-row table:style-name="ro2">
          <table:table-cell table:style-name="ce11"/>
          <table:table-cell table:style-name="ce13"/>
          <table:table-cell table:style-name="ce4" table:number-columns-repeated="4"/>
          <table:table-cell table:style-name="ce13"/>
          <table:table-cell table:style-name="ce14"/>
          <table:table-cell table:style-name="ce4" table:number-columns-repeated="2"/>
          <table:table-cell table:style-name="ce13"/>
          <table:table-cell table:style-name="ce4" table:number-columns-repeated="2"/>
          <table:table-cell table:style-name="ce13"/>
          <table:table-cell table:style-name="ce4" table:number-columns-repeated="8"/>
          <table:table-cell table:number-columns-repeated="1002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ets" table:style-name="ta1" table:print="false">
        <table:table-column table:style-name="co3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850, 200},">
            <text:p>[9] = {850, 200},</text:p>
          </table:table-cell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510">
            <text:p>510</text:p>
          </table:table-cell>
          <table:table-cell office:value-type="float" office:value="850">
            <text:p>85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510, 850},">
            <text:p>[10] = {510, 850},</text:p>
          </table:table-cell>
        </table:table-row>
        <table:table-row table:style-name="ro2">
          <table:table-cell table:formula="of:=[.A11]+1"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</table:table-row>
        <table:table-row table:style-name="ro2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>
            <draw:frame table:end-cell-address="planets.F39" table:end-x="1.1488in" table:end-y="0.0421in" draw:z-index="0" draw:style-name="gr1" draw:text-style-name="P1" svg:width="5.3118in" svg:height="4.2256in" svg:x="0.2744in" svg:y="0.0839in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unlocks" table:style-name="ta1" table:print="false">
        <table:table-column table:style-name="co3" table:number-columns-repeated="2" table:default-cell-style-name="ce24"/>
        <table:table-column table:style-name="co19" table:default-cell-style-name="ce24"/>
        <table:table-column table:style-name="co19" table:default-cell-style-name="ce23"/>
        <table:table-column table:style-name="co3" table:number-columns-repeated="1020" table:default-cell-style-name="ce24"/>
        <table:table-row table:style-name="ro2">
          <table:table-cell table:style-name="ce22" office:value-type="string">
            <text:p>Planet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Mission</text:p>
          </table:table-cell>
          <table:table-cell table:style-name="ce22" office:value-type="string">
            <text:p>unlocks</text:p>
          </table:table-cell>
          <table:table-cell table:number-columns-repeated="1020"/>
        </table:table-row>
        <table:table-row table:style-name="ro7">
          <table:table-cell table:style-name="ce22" office:value-type="string">
            <text:p>initial unlocks</text:p>
          </table:table-cell>
          <table:table-cell table:style-name="ce22" table:number-columns-repeated="2"/>
          <table:table-cell table:style-name="ce22" office:value-type="string">
            <text:p><text:tab/><text:tab/>"euf_constructor",</text:p>
            <text:p><text:tab/><text:tab/>"euf_constructor_ai",</text:p>
            <text:p><text:tab/><text:tab/>"euf_barracks",</text:p>
            <text:p><text:tab/><text:tab/>"euf_barracks_ai",</text:p>
            <text:p><text:tab/><text:tab/>"euf_metalextractor_lvl1",</text:p>
            <text:p><text:tab/><text:tab/>"euf_solar",</text:p>
            <text:p/>
            <text:p><text:tab/><text:tab/>"tc_restless",</text:p>
            <text:p><text:tab/><text:tab/>"tc_pyramid_ai",</text:p>
            <text:p><text:tab/><text:tab/>"tc_metalextractor_lvl1",</text:p>
            <text:p><text:tab/><text:tab/>"tc_soulstone",</text:p>
          </table:table-cell>
          <table:table-cell table:number-columns-repeated="1020"/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3" office:value-type="string">
            <text:p>main</text:p>
          </table:table-cell>
          <table:table-cell table:style-name="ce23" office:value-type="string">
            <text:p>Bug Hunter: Verminator</text:p>
          </table:table-cell>
          <table:table-cell table:number-columns-repeated="1021"/>
        </table:table-row>
        <table:table-row table:style-name="ro8">
          <table:table-cell table:style-name="ce23" office:value-type="float" office:value="2">
            <text:p>2</text:p>
          </table:table-cell>
          <table:table-cell table:style-name="ce23" office:value-type="string">
            <text:p>main</text:p>
          </table:table-cell>
          <table:table-cell table:style-name="ce23" office:value-type="string">
            <text:p>Bug Hunter: Nest</text:p>
          </table:table-cell>
          <table:table-cell office:value-type="string">
            <text:p><text:tab/><text:tab/><text:tab/><text:tab/>'euf_scoutdrone',</text:p>
            <text:p><text:tab/><text:tab/><text:tab/><text:tab/>'euf_marine',</text:p>
            <text:p><text:tab/><text:tab/><text:tab/><text:tab/>'euf_storage',</text:p>
            <text:p><text:tab/><text:tab/><text:tab/><text:tab/>'euf_radar_lvl1', <text:s text:c="5"/>'euf_autocannon', <text:s text:c="3"/></text:p>
          </table:table-cell>
          <table:table-cell table:number-columns-repeated="1020"/>
        </table:table-row>
        <table:table-row table:style-name="ro2">
          <table:table-cell table:style-name="ce23" office:value-type="float" office:value="3">
            <text:p>3</text:p>
          </table:table-cell>
          <table:table-cell table:style-name="ce23" office:value-type="string">
            <text:p>main</text:p>
          </table:table-cell>
          <table:table-cell table:style-name="ce23" office:value-type="string">
            <text:p>Rebels: Dam</text:p>
          </table:table-cell>
          <table:table-cell office:value-type="string">
            <text:p><text:tab/><text:tab/><text:tab/><text:tab/>'euf_pyro',</text:p>
          </table:table-cell>
          <table:table-cell table:number-columns-repeated="1020"/>
        </table:table-row>
        <table:table-row table:style-name="ro2">
          <table:table-cell table:style-name="ce23" office:value-type="float" office:value="4">
            <text:p>4</text:p>
          </table:table-cell>
          <table:table-cell table:style-name="ce23" office:value-type="string">
            <text:p>main</text:p>
          </table:table-cell>
          <table:table-cell table:style-name="ce23" office:value-type="string">
            <text:p>Rebels: Base</text:p>
          </table:table-cell>
          <table:table-cell office:value-type="string">
            <text:p><text:tab/><text:tab/><text:tab/><text:tab/>'euf_bazooka',<text:tab/>'euf_bunker',</text:p>
          </table:table-cell>
          <table:table-cell table:number-columns-repeated="1020"/>
        </table:table-row>
        <table:table-row table:style-name="ro9">
          <table:table-cell table:style-name="ce23" office:value-type="float" office:value="5">
            <text:p>5</text:p>
          </table:table-cell>
          <table:table-cell table:style-name="ce23" office:value-type="string">
            <text:p>optional</text:p>
          </table:table-cell>
          <table:table-cell table:style-name="ce23" office:value-type="string">
            <text:p>Rebels: Stolen Walker</text:p>
          </table:table-cell>
          <table:table-cell office:value-type="string">
            <text:p><text:tab/><text:tab/><text:tab/><text:tab/>"euf_church",</text:p>
            <text:p><text:tab/><text:tab/><text:tab/><text:tab/>"euf_priest",</text:p>
            <text:p><text:tab/><text:tab/><text:tab/><text:tab/>"euf_paladin",</text:p>
          </table:table-cell>
          <table:table-cell table:number-columns-repeated="1020"/>
        </table:table-row>
        <table:table-row table:style-name="ro2">
          <table:table-cell table:style-name="ce23" office:value-type="float" office:value="6">
            <text:p>6</text:p>
          </table:table-cell>
          <table:table-cell table:style-name="ce23" office:value-type="string">
            <text:p>main</text:p>
          </table:table-cell>
          <table:table-cell table:style-name="ce23" office:value-type="string">
            <text:p>Cursed: Mars</text:p>
          </table:table-cell>
          <table:table-cell office:value-type="string">
            <text:p><text:tab/><text:tab/><text:tab/><text:tab/>'euf_sniper',</text:p>
          </table:table-cell>
          <table:table-cell table:number-columns-repeated="1020"/>
        </table:table-row>
        <table:table-row table:style-name="ro10">
          <table:table-cell table:style-name="ce23" office:value-type="float" office:value="7">
            <text:p>7</text:p>
          </table:table-cell>
          <table:table-cell table:style-name="ce23" office:value-type="string">
            <text:p>main</text:p>
          </table:table-cell>
          <table:table-cell table:style-name="ce23" office:value-type="string">
            <text:p>Cursed: Control points</text:p>
          </table:table-cell>
          <table:table-cell office:value-type="string">
            <text:p><text:tab/><text:tab/><text:tab/><text:tab/>'euf_aatower',</text:p>
            <text:p><text:tab/><text:tab/><text:tab/><text:tab/>'euf_factory',</text:p>
            <text:p><text:tab/><text:tab/><text:tab/><text:tab/>'euf_constructor_lvl2',</text:p>
            <text:p><text:tab/><text:tab/><text:tab/><text:tab/>'euf_metalextractor_lvl2',</text:p>
            <text:p><text:tab/><text:tab/><text:tab/><text:tab/>'euf_radar_lvl2',</text:p>
            <text:p><text:tab/><text:tab/><text:tab/><text:tab/>'euf_lasertower',</text:p>
            <text:p><text:tab/><text:tab/><text:tab/><text:tab/>'euf_raider',</text:p>
            <text:p><text:tab/><text:tab/><text:tab/><text:tab/>'euf_tank',</text:p>
            <text:p><text:tab/><text:tab/><text:tab/><text:tab/>'euf_aatank',</text:p>
          </table:table-cell>
          <table:table-cell table:number-columns-repeated="1020"/>
        </table:table-row>
        <table:table-row table:style-name="ro11">
          <table:table-cell table:style-name="ce23" office:value-type="float" office:value="8">
            <text:p>8</text:p>
          </table:table-cell>
          <table:table-cell table:style-name="ce23" office:value-type="string">
            <text:p>optional</text:p>
          </table:table-cell>
          <table:table-cell table:style-name="ce23" office:value-type="string">
            <text:p>Rebels: Aircrafts</text:p>
          </table:table-cell>
          <table:table-cell office:value-type="string">
            <text:p><text:tab/><text:tab/><text:tab/><text:tab/>'euf_airport',</text:p>
            <text:p><text:tab/><text:tab/><text:tab/><text:tab/>'euf_scout',</text:p>
            <text:p><text:tab/><text:tab/><text:tab/><text:tab/>'euf_interceptor',</text:p>
            <text:p><text:tab/><text:tab/><text:tab/><text:tab/>'euf_bomber',</text:p>
          </table:table-cell>
          <table:table-cell table:number-columns-repeated="1020"/>
        </table:table-row>
        <table:table-row table:style-name="ro2">
          <table:table-cell table:style-name="ce23" office:value-type="float" office:value="9">
            <text:p>9</text:p>
          </table:table-cell>
          <table:table-cell table:style-name="ce23" office:value-type="string">
            <text:p>main</text:p>
          </table:table-cell>
          <table:table-cell table:style-name="ce23" office:value-type="string">
            <text:p>Cursed: Winter War</text:p>
          </table:table-cell>
          <table:table-cell office:value-type="string">
            <text:p>will be a later mission</text:p>
          </table:table-cell>
          <table:table-cell table:number-columns-repeated="1020"/>
        </table:table-row>
        <table:table-row table:style-name="ro2">
          <table:table-cell table:style-name="ce23" office:value-type="float" office:value="10">
            <text:p>10</text:p>
          </table:table-cell>
          <table:table-cell table:style-name="ce23" office:value-type="string">
            <text:p>optional</text:p>
          </table:table-cell>
          <table:table-cell table:style-name="ce23" office:value-type="string">
            <text:p>Cursed: Tower Defense</text:p>
          </table:table-cell>
          <table:table-cell office:value-type="string">
            <text:p><text:s text:c="4"/>'euf_aatower', <text:s text:c="4"/>'euf_plasmatower', <text:s text:c="4"/>'euf_artytower',</text:p>
          </table:table-cell>
          <table:table-cell table:number-columns-repeated="1020"/>
        </table:table-row>
        <table:table-row table:style-name="ro2" table:number-rows-repeated="3">
          <table:table-cell table:style-name="ce23" table:number-columns-repeated="3"/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5">05/05/2020</text:date>, <text:time>22:29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6$Win32 OpenOffice.org_project/416m1$Build-9790</meta:generator>
    <dc:date>2020-05-05T22:29:32.68</dc:date>
    <meta:editing-duration>P1DT8H24M32S</meta:editing-duration>
    <meta:editing-cycles>160</meta:editing-cycles>
    <meta:document-statistic meta:table-count="4" meta:cell-count="33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0">
                <text:p>5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